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916cm"/>
    </style:style>
    <style:style style:family="table-column" style:name="co2">
      <style:table-column-properties fo:break-before="auto" style:column-width="3.635cm"/>
    </style:style>
    <style:style style:family="table-column" style:name="co3">
      <style:table-column-properties fo:break-before="auto" style:column-width="3.161cm"/>
    </style:style>
    <style:style style:family="table-column" style:name="co4">
      <style:table-column-properties fo:break-before="auto" style:column-width="0.755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21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2.965cm"/>
    </style:style>
    <style:style style:family="table-column" style:name="co9">
      <style:table-column-properties fo:break-before="auto" style:column-width="3.9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1.191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27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6"/>
        <table:table-column table:style-name="co2" table:default-cell-style-name="ce15"/>
        <table:table-column table:style-name="co3" table:default-cell-style-name="ce6"/>
        <table:table-column table:style-name="co4" table:default-cell-style-name="ce6"/>
        <table:table-column table:style-name="co5" table:default-cell-style-name="Default" table:number-columns-repeated="8"/>
        <table:table-column table:style-name="co6" table:default-cell-style-name="ce6"/>
        <table:table-column table:style-name="co7" table:default-cell-style-name="ce54" table:number-columns-repeated="6"/>
        <table:table-column table:style-name="co5" table:default-cell-style-name="Default" table:number-columns-repeated="1005"/>
        <table:table-row table:style-name="ro1">
          <table:table-cell ns41:value-type="string" table:style-name="TL Title" office:value-type="string">
            <text:p>NOORDHOLLAND - DERDE GEDEELTE <text:s/>Indeeling der bevolking naar den ouderdom</text:p>
          </table:table-cell>
          <table:table-cell table:style-name="ce10"/>
          <table:table-cell table:style-name="ce19" table:number-columns-repeated="11"/>
          <table:table-cell table:style-name="ce49" table:number-columns-repeated="5"/>
          <table:table-cell table:style-name="ce60"/>
          <table:table-cell table:style-name="ce2" table:number-columns-repeated="1005"/>
        </table:table-row>
        <table:table-row table:style-name="ro1">
          <table:table-cell table:style-name="ce2"/>
          <table:table-cell table:style-name="ce11"/>
          <table:table-cell table:style-name="ce2" table:number-columns-repeated="11"/>
          <table:table-cell table:style-name="ce50" table:number-columns-repeated="6"/>
          <table:table-cell table:style-name="ce2" table:number-columns-repeated="1005"/>
        </table:table-row>
        <table:table-row table:style-name="ro2">
          <table:table-cell ns41:value-type="string" table:number-rows-spanned="4" table:style-name="TL RowProperty" table:number-columns-spanned="1" office:value-type="string">
            <text:p>DE STEDEN</text:p>
          </table:table-cell>
          <table:table-cell ns41:value-type="string" table:number-rows-spanned="4" table:style-name="TL RowProperty" table:number-columns-spanned="1" office:value-type="string">
            <text:p>GEBOORTEJAAR</text:p>
          </table:table-cell>
          <table:table-cell ns41:value-type="string" table:number-rows-spanned="4" table:style-name="TL RowProperty" table:number-columns-spanned="1" office:value-type="string">
            <text:p>OUDERDOM.</text:p>
          </table:table-cell>
          <table:table-cell table:style-name="ce26"/>
          <table:table-cell ns41:value-type="string" table:number-rows-spanned="1" table:style-name="TL ColHeader" table:number-columns-spanned="4" office:value-type="string">
            <text:p>MANNELIJK GESLACHT.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.</text:p>
          </table:table-cell>
          <table:covered-table-cell table:style-name="TL ColHeader" table:number-columns-repeated="3"/>
          <table:table-cell ns41:value-type="string" table:number-rows-spanned="4" table:style-name="TL ColHeader" table:number-columns-spanned="1" office:value-type="string">
            <text:p>Algemeen Totaal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5" table:number-columns-spanned="1" office:value-type="string">
            <text:p>Tabel</text:p>
          </table:table-cell>
          <table:table-cell ns41:value-type="string" table:number-rows-spanned="4" table:style-name="ce55" table:number-columns-spanned="1" office:value-type="string">
            <text:p>Pagina links</text:p>
          </table:table-cell>
          <table:table-cell ns41:value-type="string" table:number-rows-spanned="4" table:style-name="ce55" table:number-columns-spanned="1" office:value-type="string">
            <text:p>Pagina rechts</text:p>
          </table:table-cell>
          <table:table-cell ns41:value-type="string" table:number-rows-spanned="4" table:style-name="ce55" table:number-columns-spanned="1" office:value-type="string">
            <text:p>Provincie</text:p>
          </table:table-cell>
          <table:table-cell ns41:value-type="string" table:number-rows-spanned="4" table:style-name="ce61" table:number-columns-spanned="1" office:value-type="string">
            <text:p>Image nr</text:p>
          </table:table-cell>
          <table:table-cell table:style-name="ce64" table:number-columns-repeated="1005"/>
        </table:table-row>
        <table:table-row table:style-name="ro3">
          <table:covered-table-cell table:style-name="ce4"/>
          <table:covered-table-cell table:style-name="ce13"/>
          <table:covered-table-cell table:style-name="ce21"/>
          <table:table-cell table:style-name="ce26"/>
          <table:table-cell ns41:value-type="string" table:number-rows-spanned="3" table:style-name="TL ColHeader" table:number-columns-spanned="1" office:value-type="string">
            <text:p>Ongehuwd</text:p>
          </table:table-cell>
          <table:table-cell ns41:value-type="string" table:number-rows-spanned="3" table:style-name="TL ColHeader" table:number-columns-spanned="1" office:value-type="string">
            <text:p>Gehuwd</text:p>
          </table:table-cell>
          <table:table-cell ns41:value-type="string" table:number-rows-spanned="3" table:style-name="TL ColHeader" table:number-columns-spanned="1" office:value-type="string">
            <text:p>Weduwnaars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table-cell ns41:value-type="string" table:number-rows-spanned="3" table:style-name="TL ColHeader" table:number-columns-spanned="1" office:value-type="string">
            <text:p>Ongehuwd</text:p>
          </table:table-cell>
          <table:table-cell ns41:value-type="string" table:number-rows-spanned="3" table:style-name="TL ColHeader" table:number-columns-spanned="1" office:value-type="string">
            <text:p>Gehuwd</text:p>
          </table:table-cell>
          <table:table-cell ns41:value-type="string" table:number-rows-spanned="3" table:style-name="TL ColHeader" table:number-columns-spanned="1" office:value-type="string">
            <text:p>Weduwen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covered-table-cell table:style-name="ce44"/>
          <table:covered-table-cell table:style-name="ce52"/>
          <table:covered-table-cell table:style-name="ce56"/>
          <table:covered-table-cell table:style-name="ce58" table:number-columns-repeated="3"/>
          <table:covered-table-cell table:style-name="ce62"/>
          <table:table-cell table:style-name="ce64" table:number-columns-repeated="1005"/>
        </table:table-row>
        <table:table-row table:style-name="ro4">
          <table:covered-table-cell table:style-name="ce4"/>
          <table:covered-table-cell table:style-name="ce13"/>
          <table:covered-table-cell table:style-name="ce21"/>
          <table:table-cell table:style-name="ce26"/>
          <table:covered-table-cell table:style-name="ce29"/>
          <table:covered-table-cell table:style-name="TL ColHeader" table:number-columns-repeated="2"/>
          <table:covered-table-cell table:style-name="ce41"/>
          <table:covered-table-cell table:style-name="TL ColHeader" table:number-columns-repeated="3"/>
          <table:covered-table-cell table:style-name="ce41"/>
          <table:covered-table-cell table:style-name="ce44"/>
          <table:covered-table-cell table:style-name="ce52"/>
          <table:covered-table-cell table:style-name="ce56"/>
          <table:covered-table-cell table:style-name="ce58" table:number-columns-repeated="3"/>
          <table:covered-table-cell table:style-name="ce62"/>
          <table:table-cell table:style-name="ce65" table:number-columns-repeated="1005"/>
        </table:table-row>
        <table:table-row table:style-name="ro4">
          <table:covered-table-cell table:style-name="ce5"/>
          <table:covered-table-cell table:style-name="ce14"/>
          <table:covered-table-cell table:style-name="ce22"/>
          <table:table-cell table:style-name="ce26"/>
          <table:covered-table-cell table:style-name="ce28"/>
          <table:covered-table-cell table:style-name="TL ColHeader" table:number-columns-repeated="2"/>
          <table:covered-table-cell table:style-name="ce40"/>
          <table:covered-table-cell table:style-name="TL ColHeader" table:number-columns-repeated="3"/>
          <table:covered-table-cell table:style-name="ce40"/>
          <table:covered-table-cell table:style-name="ce45"/>
          <table:covered-table-cell table:style-name="ce53"/>
          <table:covered-table-cell table:style-name="ce57"/>
          <table:covered-table-cell table:style-name="ce59" table:number-columns-repeated="3"/>
          <table:covered-table-cell table:style-name="ce63"/>
          <table:table-cell table:style-name="ce64"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2577" office:value-type="float">
            <text:p>2,577</text:p>
          </table:table-cell>
          <table:table-cell table:style-name="TL Data" table:number-columns-repeated="2"/>
          <table:table-cell ns41:value-type="float" table:style-name="TL Data" office:value="2577" office:value-type="float">
            <text:p>2,577</text:p>
          </table:table-cell>
          <table:table-cell ns41:value-type="float" table:style-name="TL Data" office:value="2629" office:value-type="float">
            <text:p>2,629</text:p>
          </table:table-cell>
          <table:table-cell table:style-name="TL Data" table:number-columns-repeated="2"/>
          <table:table-cell ns41:value-type="float" table:style-name="TL Data" office:value="2629" office:value-type="float">
            <text:p>2,629</text:p>
          </table:table-cell>
          <table:table-cell ns41:value-type="float" table:style-name="TL Data" office:value="5206" office:value-type="float">
            <text:p>5,2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367" office:value-type="float">
            <text:p>2,367</text:p>
          </table:table-cell>
          <table:table-cell table:style-name="TL Data" table:number-columns-repeated="2"/>
          <table:table-cell ns41:value-type="float" table:style-name="TL Data" office:value="2367" office:value-type="float">
            <text:p>2,367</text:p>
          </table:table-cell>
          <table:table-cell ns41:value-type="float" table:style-name="TL Data" office:value="2395" office:value-type="float">
            <text:p>2,395</text:p>
          </table:table-cell>
          <table:table-cell table:style-name="TL Data" table:number-columns-repeated="2"/>
          <table:table-cell ns41:value-type="float" table:style-name="TL Data" office:value="2395" office:value-type="float">
            <text:p>2,395</text:p>
          </table:table-cell>
          <table:table-cell ns41:value-type="float" table:style-name="TL Data" office:value="4762" office:value-type="float">
            <text:p>4,7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219" office:value-type="float">
            <text:p>2,219</text:p>
          </table:table-cell>
          <table:table-cell table:style-name="TL Data" table:number-columns-repeated="2"/>
          <table:table-cell ns41:value-type="float" table:style-name="TL Data" office:value="2219" office:value-type="float">
            <text:p>2,219</text:p>
          </table:table-cell>
          <table:table-cell ns41:value-type="float" table:style-name="TL Data" office:value="2178" office:value-type="float">
            <text:p>2,178</text:p>
          </table:table-cell>
          <table:table-cell table:style-name="TL Data" table:number-columns-repeated="2"/>
          <table:table-cell ns41:value-type="float" table:style-name="TL Data" office:value="2178" office:value-type="float">
            <text:p>2,178</text:p>
          </table:table-cell>
          <table:table-cell ns41:value-type="float" table:style-name="TL Data" office:value="4397" office:value-type="float">
            <text:p>4,3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311" office:value-type="float">
            <text:p>2,311</text:p>
          </table:table-cell>
          <table:table-cell table:style-name="TL Data" table:number-columns-repeated="2"/>
          <table:table-cell ns41:value-type="float" table:style-name="TL Data" office:value="2311" office:value-type="float">
            <text:p>2,311</text:p>
          </table:table-cell>
          <table:table-cell ns41:value-type="float" table:style-name="TL Data" office:value="2233" office:value-type="float">
            <text:p>2,233</text:p>
          </table:table-cell>
          <table:table-cell table:style-name="TL Data" table:number-columns-repeated="2"/>
          <table:table-cell ns41:value-type="float" table:style-name="TL Data" office:value="2233" office:value-type="float">
            <text:p>2,233</text:p>
          </table:table-cell>
          <table:table-cell ns41:value-type="float" table:style-name="TL Data" office:value="4544" office:value-type="float">
            <text:p>4,5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2251" office:value-type="float">
            <text:p>2,251</text:p>
          </table:table-cell>
          <table:table-cell table:style-name="TL Data" table:number-columns-repeated="2"/>
          <table:table-cell ns41:value-type="float" table:style-name="TL Data" office:value="2251" office:value-type="float">
            <text:p>2,251</text:p>
          </table:table-cell>
          <table:table-cell ns41:value-type="float" table:style-name="TL Data" office:value="2433" office:value-type="float">
            <text:p>2,433</text:p>
          </table:table-cell>
          <table:table-cell table:style-name="TL Data" table:number-columns-repeated="2"/>
          <table:table-cell ns41:value-type="float" table:style-name="TL Data" office:value="2433" office:value-type="float">
            <text:p>2,433</text:p>
          </table:table-cell>
          <table:table-cell ns41:value-type="float" table:style-name="TL Data" office:value="4684" office:value-type="float">
            <text:p>4,6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308" office:value-type="float">
            <text:p>2,308</text:p>
          </table:table-cell>
          <table:table-cell table:style-name="TL Data" table:number-columns-repeated="2"/>
          <table:table-cell ns41:value-type="float" table:style-name="TL Data" office:value="2308" office:value-type="float">
            <text:p>2,308</text:p>
          </table:table-cell>
          <table:table-cell ns41:value-type="float" table:style-name="TL Data" office:value="2311" office:value-type="float">
            <text:p>2,311</text:p>
          </table:table-cell>
          <table:table-cell table:style-name="TL Data" table:number-columns-repeated="2"/>
          <table:table-cell ns41:value-type="float" table:style-name="TL Data" office:value="2311" office:value-type="float">
            <text:p>2,311</text:p>
          </table:table-cell>
          <table:table-cell ns41:value-type="float" table:style-name="TL Data" office:value="4619" office:value-type="float">
            <text:p>4,6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2345" office:value-type="float">
            <text:p>2,345</text:p>
          </table:table-cell>
          <table:table-cell table:style-name="TL Data" table:number-columns-repeated="2"/>
          <table:table-cell ns41:value-type="float" table:style-name="TL Data" office:value="2345" office:value-type="float">
            <text:p>2,345</text:p>
          </table:table-cell>
          <table:table-cell ns41:value-type="float" table:style-name="TL Data" office:value="2367" office:value-type="float">
            <text:p>2,367</text:p>
          </table:table-cell>
          <table:table-cell table:style-name="TL Data" table:number-columns-repeated="2"/>
          <table:table-cell ns41:value-type="float" table:style-name="TL Data" office:value="2367" office:value-type="float">
            <text:p>2,367</text:p>
          </table:table-cell>
          <table:table-cell ns41:value-type="float" table:style-name="TL Data" office:value="4712" office:value-type="float">
            <text:p>4,7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2365" office:value-type="float">
            <text:p>2,365</text:p>
          </table:table-cell>
          <table:table-cell table:style-name="TL Data" table:number-columns-repeated="2"/>
          <table:table-cell ns41:value-type="float" table:style-name="TL Data" office:value="2365" office:value-type="float">
            <text:p>2,365</text:p>
          </table:table-cell>
          <table:table-cell ns41:value-type="float" table:style-name="TL Data" office:value="2369" office:value-type="float">
            <text:p>2,369</text:p>
          </table:table-cell>
          <table:table-cell table:style-name="TL Data" table:number-columns-repeated="2"/>
          <table:table-cell ns41:value-type="float" table:style-name="TL Data" office:value="2369" office:value-type="float">
            <text:p>2,369</text:p>
          </table:table-cell>
          <table:table-cell ns41:value-type="float" table:style-name="TL Data" office:value="4734" office:value-type="float">
            <text:p>4,7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352" office:value-type="float">
            <text:p>2,352</text:p>
          </table:table-cell>
          <table:table-cell table:style-name="TL Data" table:number-columns-repeated="2"/>
          <table:table-cell ns41:value-type="float" table:style-name="TL Data" office:value="2352" office:value-type="float">
            <text:p>2,352</text:p>
          </table:table-cell>
          <table:table-cell ns41:value-type="float" table:style-name="TL Data" office:value="2203" office:value-type="float">
            <text:p>2,203</text:p>
          </table:table-cell>
          <table:table-cell table:style-name="TL Data" table:number-columns-repeated="2"/>
          <table:table-cell ns41:value-type="float" table:style-name="TL Data" office:value="2203" office:value-type="float">
            <text:p>2,203</text:p>
          </table:table-cell>
          <table:table-cell ns41:value-type="float" table:style-name="TL Data" office:value="4555" office:value-type="float">
            <text:p>4,5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280" office:value-type="float">
            <text:p>2,280</text:p>
          </table:table-cell>
          <table:table-cell table:style-name="TL Data" table:number-columns-repeated="2"/>
          <table:table-cell ns41:value-type="float" table:style-name="TL Data" office:value="2280" office:value-type="float">
            <text:p>2,280</text:p>
          </table:table-cell>
          <table:table-cell ns41:value-type="float" table:style-name="TL Data" office:value="2295" office:value-type="float">
            <text:p>2,295</text:p>
          </table:table-cell>
          <table:table-cell table:style-name="TL Data" table:number-columns-repeated="2"/>
          <table:table-cell ns41:value-type="float" table:style-name="TL Data" office:value="2295" office:value-type="float">
            <text:p>2,295</text:p>
          </table:table-cell>
          <table:table-cell ns41:value-type="float" table:style-name="TL Data" office:value="4575" office:value-type="float">
            <text:p>4,5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237" office:value-type="float">
            <text:p>2,237</text:p>
          </table:table-cell>
          <table:table-cell table:style-name="TL Data" table:number-columns-repeated="2"/>
          <table:table-cell ns41:value-type="float" table:style-name="TL Data" office:value="2237" office:value-type="float">
            <text:p>2,237</text:p>
          </table:table-cell>
          <table:table-cell ns41:value-type="float" table:style-name="TL Data" office:value="2234" office:value-type="float">
            <text:p>2,234</text:p>
          </table:table-cell>
          <table:table-cell table:style-name="TL Data" table:number-columns-repeated="2"/>
          <table:table-cell ns41:value-type="float" table:style-name="TL Data" office:value="2234" office:value-type="float">
            <text:p>2,234</text:p>
          </table:table-cell>
          <table:table-cell ns41:value-type="float" table:style-name="TL Data" office:value="4471" office:value-type="float">
            <text:p>4,4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100" office:value-type="float">
            <text:p>2,100</text:p>
          </table:table-cell>
          <table:table-cell table:style-name="TL Data" table:number-columns-repeated="2"/>
          <table:table-cell ns41:value-type="float" table:style-name="TL Data" office:value="2100" office:value-type="float">
            <text:p>2,100</text:p>
          </table:table-cell>
          <table:table-cell ns41:value-type="float" table:style-name="TL Data" office:value="2141" office:value-type="float">
            <text:p>2,141</text:p>
          </table:table-cell>
          <table:table-cell table:style-name="TL Data" table:number-columns-repeated="2"/>
          <table:table-cell ns41:value-type="float" table:style-name="TL Data" office:value="2141" office:value-type="float">
            <text:p>2,141</text:p>
          </table:table-cell>
          <table:table-cell ns41:value-type="float" table:style-name="TL Data" office:value="4241" office:value-type="float">
            <text:p>4,2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2029" office:value-type="float">
            <text:p>2,029</text:p>
          </table:table-cell>
          <table:table-cell table:style-name="TL Data" table:number-columns-repeated="2"/>
          <table:table-cell ns41:value-type="float" table:style-name="TL Data" office:value="2029" office:value-type="float">
            <text:p>2,029</text:p>
          </table:table-cell>
          <table:table-cell ns41:value-type="float" table:style-name="TL Data" office:value="2093" office:value-type="float">
            <text:p>2,093</text:p>
          </table:table-cell>
          <table:table-cell table:style-name="TL Data" table:number-columns-repeated="2"/>
          <table:table-cell ns41:value-type="float" table:style-name="TL Data" office:value="2093" office:value-type="float">
            <text:p>2,093</text:p>
          </table:table-cell>
          <table:table-cell ns41:value-type="float" table:style-name="TL Data" office:value="4122" office:value-type="float">
            <text:p>4,1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2013" office:value-type="float">
            <text:p>2,013</text:p>
          </table:table-cell>
          <table:table-cell table:style-name="TL Data" table:number-columns-repeated="2"/>
          <table:table-cell ns41:value-type="float" table:style-name="TL Data" office:value="2013" office:value-type="float">
            <text:p>2,013</text:p>
          </table:table-cell>
          <table:table-cell ns41:value-type="float" table:style-name="TL Data" office:value="1996" office:value-type="float">
            <text:p>1,996</text:p>
          </table:table-cell>
          <table:table-cell table:style-name="TL Data" table:number-columns-repeated="2"/>
          <table:table-cell ns41:value-type="float" table:style-name="TL Data" office:value="1996" office:value-type="float">
            <text:p>1,996</text:p>
          </table:table-cell>
          <table:table-cell ns41:value-type="float" table:style-name="TL Data" office:value="4009" office:value-type="float">
            <text:p>4,0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1901" office:value-type="float">
            <text:p>1,901</text:p>
          </table:table-cell>
          <table:table-cell table:style-name="TL Data" table:number-columns-repeated="2"/>
          <table:table-cell ns41:value-type="float" table:style-name="TL Data" office:value="1901" office:value-type="float">
            <text:p>1,901</text:p>
          </table:table-cell>
          <table:table-cell ns41:value-type="float" table:style-name="TL Data" office:value="2042" office:value-type="float">
            <text:p>2,042</text:p>
          </table:table-cell>
          <table:table-cell table:style-name="TL Data" table:number-columns-repeated="2"/>
          <table:table-cell ns41:value-type="float" table:style-name="TL Data" office:value="2042" office:value-type="float">
            <text:p>2,042</text:p>
          </table:table-cell>
          <table:table-cell ns41:value-type="float" table:style-name="TL Data" office:value="3943" office:value-type="float">
            <text:p>3,94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790" office:value-type="float">
            <text:p>1,790</text:p>
          </table:table-cell>
          <table:table-cell table:style-name="TL Data" table:number-columns-repeated="2"/>
          <table:table-cell ns41:value-type="float" table:style-name="TL Data" office:value="1790" office:value-type="float">
            <text:p>1,790</text:p>
          </table:table-cell>
          <table:table-cell ns41:value-type="float" table:style-name="TL Data" office:value="1862" office:value-type="float">
            <text:p>1,862</text:p>
          </table:table-cell>
          <table:table-cell table:style-name="TL Data" table:number-columns-repeated="2"/>
          <table:table-cell ns41:value-type="float" table:style-name="TL Data" office:value="1862" office:value-type="float">
            <text:p>1,862</text:p>
          </table:table-cell>
          <table:table-cell ns41:value-type="float" table:style-name="TL Data" office:value="3652" office:value-type="float">
            <text:p>3,6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1867" office:value-type="float">
            <text:p>1,867</text:p>
          </table:table-cell>
          <table:table-cell table:style-name="TL Data" table:number-columns-repeated="2"/>
          <table:table-cell ns41:value-type="float" table:style-name="TL Data" office:value="1867" office:value-type="float">
            <text:p>1,867</text:p>
          </table:table-cell>
          <table:table-cell ns41:value-type="float" table:style-name="TL Data" office:value="1996" office:value-type="float">
            <text:p>1,99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99" office:value-type="float">
            <text:p>1,999</text:p>
          </table:table-cell>
          <table:table-cell ns41:value-type="float" table:style-name="TL Data" office:value="3866" office:value-type="float">
            <text:p>3,8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831" office:value-type="float">
            <text:p>1,8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32" office:value-type="float">
            <text:p>1,832</text:p>
          </table:table-cell>
          <table:table-cell ns41:value-type="float" table:style-name="TL Data" office:value="1800" office:value-type="float">
            <text:p>1,80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810" office:value-type="float">
            <text:p>1,810</text:p>
          </table:table-cell>
          <table:table-cell ns41:value-type="float" table:style-name="TL Data" office:value="3642" office:value-type="float">
            <text:p>3,6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937" office:value-type="float">
            <text:p>1,93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951" office:value-type="float">
            <text:p>1,951</text:p>
          </table:table-cell>
          <table:table-cell ns41:value-type="float" table:style-name="TL Data" office:value="1908" office:value-type="float">
            <text:p>1,90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930" office:value-type="float">
            <text:p>1,930</text:p>
          </table:table-cell>
          <table:table-cell ns41:value-type="float" table:style-name="TL Data" office:value="3881" office:value-type="float">
            <text:p>3,88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979" office:value-type="float">
            <text:p>1,97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996" office:value-type="float">
            <text:p>1,996</text:p>
          </table:table-cell>
          <table:table-cell ns41:value-type="float" table:style-name="TL Data" office:value="2008" office:value-type="float">
            <text:p>2,00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78" office:value-type="float">
            <text:p>2,078</text:p>
          </table:table-cell>
          <table:table-cell ns41:value-type="float" table:style-name="TL Data" office:value="4074" office:value-type="float">
            <text:p>4,0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900" office:value-type="float">
            <text:p>1,90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68" office:value-type="float">
            <text:p>1,968</text:p>
          </table:table-cell>
          <table:table-cell ns41:value-type="float" table:style-name="TL Data" office:value="2238" office:value-type="float">
            <text:p>2,23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74" office:value-type="float">
            <text:p>2,374</text:p>
          </table:table-cell>
          <table:table-cell ns41:value-type="float" table:style-name="TL Data" office:value="4342" office:value-type="float">
            <text:p>4,3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643" office:value-type="float">
            <text:p>1,64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13" office:value-type="float">
            <text:p>1,713</text:p>
          </table:table-cell>
          <table:table-cell ns41:value-type="float" table:style-name="TL Data" office:value="1935" office:value-type="float">
            <text:p>1,93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16" office:value-type="float">
            <text:p>2,116</text:p>
          </table:table-cell>
          <table:table-cell ns41:value-type="float" table:style-name="TL Data" office:value="3829" office:value-type="float">
            <text:p>3,8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702" office:value-type="float">
            <text:p>1,70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20" office:value-type="float">
            <text:p>1,820</text:p>
          </table:table-cell>
          <table:table-cell ns41:value-type="float" table:style-name="TL Data" office:value="2012" office:value-type="float">
            <text:p>2,01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77" office:value-type="float">
            <text:p>2,277</text:p>
          </table:table-cell>
          <table:table-cell ns41:value-type="float" table:style-name="TL Data" office:value="4097" office:value-type="float">
            <text:p>4,0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647" office:value-type="float">
            <text:p>1,64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51" office:value-type="float">
            <text:p>1,851</text:p>
          </table:table-cell>
          <table:table-cell ns41:value-type="float" table:style-name="TL Data" office:value="2061" office:value-type="float">
            <text:p>2,061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69" office:value-type="float">
            <text:p>2,469</text:p>
          </table:table-cell>
          <table:table-cell ns41:value-type="float" table:style-name="TL Data" office:value="4320" office:value-type="float">
            <text:p>4,3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494" office:value-type="float">
            <text:p>1,494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38" office:value-type="float">
            <text:p>1,838</text:p>
          </table:table-cell>
          <table:table-cell ns41:value-type="float" table:style-name="TL Data" office:value="1968" office:value-type="float">
            <text:p>1,968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43" office:value-type="float">
            <text:p>2,543</text:p>
          </table:table-cell>
          <table:table-cell ns41:value-type="float" table:style-name="TL Data" office:value="4381" office:value-type="float">
            <text:p>4,38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428" office:value-type="float">
            <text:p>1,428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59" office:value-type="float">
            <text:p>1,959</text:p>
          </table:table-cell>
          <table:table-cell ns41:value-type="float" table:style-name="TL Data" office:value="1834" office:value-type="float">
            <text:p>1,834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53" office:value-type="float">
            <text:p>2,553</text:p>
          </table:table-cell>
          <table:table-cell ns41:value-type="float" table:style-name="TL Data" office:value="4512" office:value-type="float">
            <text:p>4,5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244" office:value-type="float">
            <text:p>1,244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71" office:value-type="float">
            <text:p>1,971</text:p>
          </table:table-cell>
          <table:table-cell ns41:value-type="float" table:style-name="TL Data" office:value="1696" office:value-type="float">
            <text:p>1,696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540" office:value-type="float">
            <text:p>2,540</text:p>
          </table:table-cell>
          <table:table-cell ns41:value-type="float" table:style-name="TL Data" office:value="4511" office:value-type="float">
            <text:p>4,5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038" office:value-type="float">
            <text:p>1,038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36" office:value-type="float">
            <text:p>1,836</text:p>
          </table:table-cell>
          <table:table-cell ns41:value-type="float" table:style-name="TL Data" office:value="1409" office:value-type="float">
            <text:p>1,409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53" office:value-type="float">
            <text:p>2,353</text:p>
          </table:table-cell>
          <table:table-cell ns41:value-type="float" table:style-name="TL Data" office:value="4189" office:value-type="float">
            <text:p>4,1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78" office:value-type="float">
            <text:p>1,678</text:p>
          </table:table-cell>
          <table:table-cell ns41:value-type="float" table:style-name="TL Data" office:value="1256" office:value-type="float">
            <text:p>1,256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74" office:value-type="float">
            <text:p>2,274</text:p>
          </table:table-cell>
          <table:table-cell ns41:value-type="float" table:style-name="TL Data" office:value="3952" office:value-type="float">
            <text:p>3,9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10" office:value-type="float">
            <text:p>1,610</text:p>
          </table:table-cell>
          <table:table-cell ns41:value-type="float" table:style-name="TL Data" office:value="1086" office:value-type="float">
            <text:p>1,086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056" office:value-type="float">
            <text:p>2,056</text:p>
          </table:table-cell>
          <table:table-cell ns41:value-type="float" table:style-name="TL Data" office:value="3666" office:value-type="float">
            <text:p>3,6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1046" office:value-type="float">
            <text:p>1,04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41" office:value-type="float">
            <text:p>1,741</text:p>
          </table:table-cell>
          <table:table-cell ns41:value-type="float" table:style-name="TL Data" office:value="1107" office:value-type="float">
            <text:p>1,107</text:p>
          </table:table-cell>
          <table:table-cell ns41:value-type="float" table:style-name="TL Data" office:value="1181" office:value-type="float">
            <text:p>1,18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344" office:value-type="float">
            <text:p>2,344</text:p>
          </table:table-cell>
          <table:table-cell ns41:value-type="float" table:style-name="TL Data" office:value="4085" office:value-type="float">
            <text:p>4,0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1013" office:value-type="float">
            <text:p>1,0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79" office:value-type="float">
            <text:p>1,579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1088" office:value-type="float">
            <text:p>1,08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927" office:value-type="float">
            <text:p>1,927</text:p>
          </table:table-cell>
          <table:table-cell ns41:value-type="float" table:style-name="TL Data" office:value="3506" office:value-type="float">
            <text:p>3,5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044" office:value-type="float">
            <text:p>1,04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25" office:value-type="float">
            <text:p>1,525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140" office:value-type="float">
            <text:p>1,14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944" office:value-type="float">
            <text:p>1,944</text:p>
          </table:table-cell>
          <table:table-cell ns41:value-type="float" table:style-name="TL Data" office:value="3469" office:value-type="float">
            <text:p>3,4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142" office:value-type="float">
            <text:p>1,14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37" office:value-type="float">
            <text:p>1,537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1067" office:value-type="float">
            <text:p>1,06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773" office:value-type="float">
            <text:p>1,773</text:p>
          </table:table-cell>
          <table:table-cell ns41:value-type="float" table:style-name="TL Data" office:value="3310" office:value-type="float">
            <text:p>3,3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174" office:value-type="float">
            <text:p>1,17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584" office:value-type="float">
            <text:p>1,584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122" office:value-type="float">
            <text:p>1,12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759" office:value-type="float">
            <text:p>1,759</text:p>
          </table:table-cell>
          <table:table-cell ns41:value-type="float" table:style-name="TL Data" office:value="3343" office:value-type="float">
            <text:p>3,34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074" office:value-type="float">
            <text:p>1,07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81" office:value-type="float">
            <text:p>1,381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079" office:value-type="float">
            <text:p>1,07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627" office:value-type="float">
            <text:p>1,627</text:p>
          </table:table-cell>
          <table:table-cell ns41:value-type="float" table:style-name="TL Data" office:value="3008" office:value-type="float">
            <text:p>3,0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071" office:value-type="float">
            <text:p>1,07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404" office:value-type="float">
            <text:p>1,404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162" office:value-type="float">
            <text:p>1,16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731" office:value-type="float">
            <text:p>1,731</text:p>
          </table:table-cell>
          <table:table-cell ns41:value-type="float" table:style-name="TL Data" office:value="3135" office:value-type="float">
            <text:p>3,1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133" office:value-type="float">
            <text:p>1,13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408" office:value-type="float">
            <text:p>1,40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010" office:value-type="float">
            <text:p>1,01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547" office:value-type="float">
            <text:p>1,547</text:p>
          </table:table-cell>
          <table:table-cell ns41:value-type="float" table:style-name="TL Data" office:value="2955" office:value-type="float">
            <text:p>2,9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217" office:value-type="float">
            <text:p>1,21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77" office:value-type="float">
            <text:p>1,477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174" office:value-type="float">
            <text:p>1,17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777" office:value-type="float">
            <text:p>1,777</text:p>
          </table:table-cell>
          <table:table-cell ns41:value-type="float" table:style-name="TL Data" office:value="3254" office:value-type="float">
            <text:p>3,2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079" office:value-type="float">
            <text:p>1,07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26" office:value-type="float">
            <text:p>1,326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158" office:value-type="float">
            <text:p>1,15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692" office:value-type="float">
            <text:p>1,692</text:p>
          </table:table-cell>
          <table:table-cell ns41:value-type="float" table:style-name="TL Data" office:value="3018" office:value-type="float">
            <text:p>3,0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104" office:value-type="float">
            <text:p>1,10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54" office:value-type="float">
            <text:p>1,354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112" office:value-type="float">
            <text:p>1,11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657" office:value-type="float">
            <text:p>1,657</text:p>
          </table:table-cell>
          <table:table-cell ns41:value-type="float" table:style-name="TL Data" office:value="3011" office:value-type="float">
            <text:p>3,0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35" office:value-type="float">
            <text:p>1,135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99" office:value-type="float">
            <text:p>1,399</text:p>
          </table:table-cell>
          <table:table-cell ns41:value-type="float" table:style-name="TL Data" office:value="2534" office:value-type="float">
            <text:p>2,5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044" office:value-type="float">
            <text:p>1,04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71" office:value-type="float">
            <text:p>1,271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72" office:value-type="float">
            <text:p>1,472</text:p>
          </table:table-cell>
          <table:table-cell ns41:value-type="float" table:style-name="TL Data" office:value="2743" office:value-type="float">
            <text:p>2,74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005" office:value-type="float">
            <text:p>1,00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78" office:value-type="float">
            <text:p>1,178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1037" office:value-type="float">
            <text:p>1,03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98" office:value-type="float">
            <text:p>1,498</text:p>
          </table:table-cell>
          <table:table-cell ns41:value-type="float" table:style-name="TL Data" office:value="2676" office:value-type="float">
            <text:p>2,6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36" office:value-type="float">
            <text:p>1,136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038" office:value-type="float">
            <text:p>1,03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519" office:value-type="float">
            <text:p>1,519</text:p>
          </table:table-cell>
          <table:table-cell ns41:value-type="float" table:style-name="TL Data" office:value="2655" office:value-type="float">
            <text:p>2,6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06" office:value-type="float">
            <text:p>1,106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433" office:value-type="float">
            <text:p>1,433</text:p>
          </table:table-cell>
          <table:table-cell ns41:value-type="float" table:style-name="TL Data" office:value="2539" office:value-type="float">
            <text:p>2,5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31" office:value-type="float">
            <text:p>1,131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423" office:value-type="float">
            <text:p>1,423</text:p>
          </table:table-cell>
          <table:table-cell ns41:value-type="float" table:style-name="TL Data" office:value="2554" office:value-type="float">
            <text:p>2,5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92" office:value-type="float">
            <text:p>1,092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260" office:value-type="float">
            <text:p>1,260</text:p>
          </table:table-cell>
          <table:table-cell ns41:value-type="float" table:style-name="TL Data" office:value="2352" office:value-type="float">
            <text:p>2,3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04" office:value-type="float">
            <text:p>1,004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343" office:value-type="float">
            <text:p>1,343</text:p>
          </table:table-cell>
          <table:table-cell ns41:value-type="float" table:style-name="TL Data" office:value="2347" office:value-type="float">
            <text:p>2,3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70" office:value-type="float">
            <text:p>1,17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595" office:value-type="float">
            <text:p>1,595</text:p>
          </table:table-cell>
          <table:table-cell ns41:value-type="float" table:style-name="TL Data" office:value="2765" office:value-type="float">
            <text:p>2,7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47" office:value-type="float">
            <text:p>1,047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411" office:value-type="float">
            <text:p>1,411</text:p>
          </table:table-cell>
          <table:table-cell ns41:value-type="float" table:style-name="TL Data" office:value="2458" office:value-type="float">
            <text:p>2,4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61783" office:value-type="float">
            <text:p>61,783</text:p>
          </table:table-cell>
          <table:table-cell ns41:value-type="float" table:style-name="TL Data" office:value="26011" office:value-type="float">
            <text:p>26,011</text:p>
          </table:table-cell>
          <table:table-cell ns41:value-type="float" table:style-name="TL Data" office:value="1127" office:value-type="float">
            <text:p>1,127</text:p>
          </table:table-cell>
          <table:table-cell ns41:value-type="float" table:style-name="TL Data" office:value="88921" office:value-type="float">
            <text:p>88,921</text:p>
          </table:table-cell>
          <table:table-cell ns41:value-type="float" table:style-name="TL Data" office:value="70361" office:value-type="float">
            <text:p>70,361</text:p>
          </table:table-cell>
          <table:table-cell ns41:value-type="float" table:style-name="TL Data" office:value="27385" office:value-type="float">
            <text:p>27,385</text:p>
          </table:table-cell>
          <table:table-cell ns41:value-type="float" table:style-name="TL Data" office:value="3538" office:value-type="float">
            <text:p>3,538</text:p>
          </table:table-cell>
          <table:table-cell ns41:value-type="float" table:style-name="TL Data" office:value="101284" office:value-type="float">
            <text:p>101,284</text:p>
          </table:table-cell>
          <table:table-cell ns41:value-type="float" table:style-name="TL Data" office:value="190205" office:value-type="float">
            <text:p>190,2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282" office:value-type="float">
            <text:p>1,282</text:p>
          </table:table-cell>
          <table:table-cell ns41:value-type="float" table:style-name="TL Data" office:value="2245" office:value-type="float">
            <text:p>2,2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197" office:value-type="float">
            <text:p>1,197</text:p>
          </table:table-cell>
          <table:table-cell ns41:value-type="float" table:style-name="TL Data" office:value="2088" office:value-type="float">
            <text:p>2,08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066" office:value-type="float">
            <text:p>1,066</text:p>
          </table:table-cell>
          <table:table-cell ns41:value-type="float" table:style-name="TL Data" office:value="1813" office:value-type="float">
            <text:p>1,8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230" office:value-type="float">
            <text:p>1,230</text:p>
          </table:table-cell>
          <table:table-cell ns41:value-type="float" table:style-name="TL Data" office:value="1982" office:value-type="float">
            <text:p>1,9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042" office:value-type="float">
            <text:p>1,042</text:p>
          </table:table-cell>
          <table:table-cell ns41:value-type="float" table:style-name="TL Data" office:value="1775" office:value-type="float">
            <text:p>1,7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081" office:value-type="float">
            <text:p>1,081</text:p>
          </table:table-cell>
          <table:table-cell ns41:value-type="float" table:style-name="TL Data" office:value="1792" office:value-type="float">
            <text:p>1,7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051" office:value-type="float">
            <text:p>1,051</text:p>
          </table:table-cell>
          <table:table-cell ns41:value-type="float" table:style-name="TL Data" office:value="1779" office:value-type="float">
            <text:p>1,7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559" office:value-type="float">
            <text:p>1,5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545" office:value-type="float">
            <text:p>1,5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038" office:value-type="float">
            <text:p>1,038</text:p>
          </table:table-cell>
          <table:table-cell ns41:value-type="float" table:style-name="TL Data" office:value="1618" office:value-type="float">
            <text:p>1,6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431" office:value-type="float">
            <text:p>1,4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1489" office:value-type="float">
            <text:p>1,4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356" office:value-type="float">
            <text:p>1,3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1217" office:value-type="float">
            <text:p>1,2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140" office:value-type="float">
            <text:p>1,1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939" office:value-type="float">
            <text:p>9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812" office:value-type="float">
            <text:p>8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730" office:value-type="float">
            <text:p>7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776" office:value-type="float">
            <text:p>7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780" office:value-type="float">
            <text:p>7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590" office:value-type="float">
            <text:p>5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575" office:value-type="float">
            <text:p>5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458" office:value-type="float">
            <text:p>4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475" office:value-type="float">
            <text:p>4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431" office:value-type="float">
            <text:p>4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67" office:value-type="float">
            <text:p>3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54" office:value-type="float">
            <text:p>3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68" office:value-type="float">
            <text:p>2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97" office:value-type="float">
            <text:p>2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55" office:value-type="float">
            <text:p>2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70" office:value-type="float">
            <text:p>1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41" office:value-type="float">
            <text:p>1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AMSTERDAM.</text:p>
          </table:table-cell>
          <table:table-cell table:style-name="TL RowHeader"/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62908" office:value-type="float">
            <text:p>62,908</text:p>
          </table:table-cell>
          <table:table-cell ns41:value-type="float" table:style-name="TL Data" office:value="35375" office:value-type="float">
            <text:p>35,375</text:p>
          </table:table-cell>
          <table:table-cell ns41:value-type="float" table:style-name="TL Data" office:value="3573" office:value-type="float">
            <text:p>3,573</text:p>
          </table:table-cell>
          <table:table-cell ns41:value-type="float" table:style-name="TL Data" office:value="101856" office:value-type="float">
            <text:p>101,856</text:p>
          </table:table-cell>
          <table:table-cell ns41:value-type="float" table:style-name="TL Data" office:value="74715" office:value-type="float">
            <text:p>74,715</text:p>
          </table:table-cell>
          <table:table-cell ns41:value-type="float" table:style-name="TL Data" office:value="35514" office:value-type="float">
            <text:p>35,514</text:p>
          </table:table-cell>
          <table:table-cell ns41:value-type="float" table:style-name="TL Data" office:value="11950" office:value-type="float">
            <text:p>11,950</text:p>
          </table:table-cell>
          <table:table-cell ns41:value-type="float" table:style-name="TL Data" office:value="122179" office:value-type="float">
            <text:p>122,179</text:p>
          </table:table-cell>
          <table:table-cell ns41:value-type="float" table:style-name="TL Data" office:value="224035" office:value-type="float">
            <text:p>224,0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341" office:value-type="float">
            <text:p>341</text:p>
          </table:table-cell>
          <table:table-cell table:style-name="TL Data" table:number-columns-repeated="2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15" office:value-type="float">
            <text:p>315</text:p>
          </table:table-cell>
          <table:table-cell table:style-name="TL Data" table:number-columns-repeated="2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656" office:value-type="float">
            <text:p>6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98" office:value-type="float">
            <text:p>298</text:p>
          </table:table-cell>
          <table:table-cell table:style-name="TL Data" table:number-columns-repeated="2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67" office:value-type="float">
            <text:p>267</text:p>
          </table:table-cell>
          <table:table-cell table:style-name="TL Data" table:number-columns-repeated="2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565" office:value-type="float">
            <text:p>5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91" office:value-type="float">
            <text:p>291</text:p>
          </table:table-cell>
          <table:table-cell table:style-name="TL Data" table:number-columns-repeated="2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01" office:value-type="float">
            <text:p>301</text:p>
          </table:table-cell>
          <table:table-cell table:style-name="TL Data" table:number-columns-repeated="2"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592" office:value-type="float">
            <text:p>5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68" office:value-type="float">
            <text:p>268</text:p>
          </table:table-cell>
          <table:table-cell table:style-name="TL Data" table:number-columns-repeated="2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76" office:value-type="float">
            <text:p>276</text:p>
          </table:table-cell>
          <table:table-cell table:style-name="TL Data" table:number-columns-repeated="2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544" office:value-type="float">
            <text:p>5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311" office:value-type="float">
            <text:p>311</text:p>
          </table:table-cell>
          <table:table-cell table:style-name="TL Data" table:number-columns-repeated="2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89" office:value-type="float">
            <text:p>289</text:p>
          </table:table-cell>
          <table:table-cell table:style-name="TL Data" table:number-columns-repeated="2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600" office:value-type="float">
            <text:p>60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305" office:value-type="float">
            <text:p>305</text:p>
          </table:table-cell>
          <table:table-cell table:style-name="TL Data" table:number-columns-repeated="2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91" office:value-type="float">
            <text:p>291</text:p>
          </table:table-cell>
          <table:table-cell table:style-name="TL Data" table:number-columns-repeated="2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596" office:value-type="float">
            <text:p>5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table:style-name="TL Data" table:number-columns-repeated="2"/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2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617" office:value-type="float">
            <text:p>6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table:style-name="TL Data" table:number-columns-repeated="2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93" office:value-type="float">
            <text:p>293</text:p>
          </table:table-cell>
          <table:table-cell table:style-name="TL Data" table:number-columns-repeated="2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547" office:value-type="float">
            <text:p>5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table:style-name="TL Data" table:number-columns-repeated="2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90" office:value-type="float">
            <text:p>290</text:p>
          </table:table-cell>
          <table:table-cell table:style-name="TL Data" table:number-columns-repeated="2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527" office:value-type="float">
            <text:p>5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97" office:value-type="float">
            <text:p>297</text:p>
          </table:table-cell>
          <table:table-cell table:style-name="TL Data" table:number-columns-repeated="2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90" office:value-type="float">
            <text:p>290</text:p>
          </table:table-cell>
          <table:table-cell table:style-name="TL Data" table:number-columns-repeated="2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587" office:value-type="float">
            <text:p>58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table:style-name="TL Data" table:number-columns-repeated="2"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 table:number-columns-repeated="2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571" office:value-type="float">
            <text:p>5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80" office:value-type="float">
            <text:p>280</text:p>
          </table:table-cell>
          <table:table-cell table:style-name="TL Data" table:number-columns-repeated="2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70" office:value-type="float">
            <text:p>270</text:p>
          </table:table-cell>
          <table:table-cell table:style-name="TL Data" table:number-columns-repeated="2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550" office:value-type="float">
            <text:p>5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table:style-name="TL Data" table:number-columns-repeated="2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71" office:value-type="float">
            <text:p>271</text:p>
          </table:table-cell>
          <table:table-cell table:style-name="TL Data" table:number-columns-repeated="2"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531" office:value-type="float">
            <text:p>5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table:style-name="TL Data" table:number-columns-repeated="2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28" office:value-type="float">
            <text:p>228</text:p>
          </table:table-cell>
          <table:table-cell table:style-name="TL Data" table:number-columns-repeated="2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506" office:value-type="float">
            <text:p>5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table:style-name="TL Data" table:number-columns-repeated="2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 table:number-columns-repeated="2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505" office:value-type="float">
            <text:p>5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table:style-name="TL Data" table:number-columns-repeated="2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 table:number-columns-repeated="2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470" office:value-type="float">
            <text:p>4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239" office:value-type="float">
            <text:p>239</text:p>
          </table:table-cell>
          <table:table-cell table:style-name="TL Data" table:number-columns-repeated="2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59" office:value-type="float">
            <text:p>259</text:p>
          </table:table-cell>
          <table:table-cell table:style-name="TL Data" table:number-columns-repeated="2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498" office:value-type="float">
            <text:p>4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table:style-name="TL Data" table:number-columns-repeated="2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2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96" office:value-type="float">
            <text:p>3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table:style-name="TL Data" table:number-columns-repeated="2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36" office:value-type="float">
            <text:p>4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61" office:value-type="float">
            <text:p>4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251" office:value-type="float">
            <text:p>25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521" office:value-type="float">
            <text:p>5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95" office:value-type="float">
            <text:p>3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16" office:value-type="float">
            <text:p>4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95" office:value-type="float">
            <text:p>3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81" office:value-type="float">
            <text:p>38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98" office:value-type="float">
            <text:p>3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89" office:value-type="float">
            <text:p>3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36" office:value-type="float">
            <text:p>3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55" office:value-type="float">
            <text:p>3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47" office:value-type="float">
            <text:p>3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60" office:value-type="float">
            <text:p>3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34" office:value-type="float">
            <text:p>3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69" office:value-type="float">
            <text:p>3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66" office:value-type="float">
            <text:p>3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386" office:value-type="float">
            <text:p>3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86" office:value-type="float">
            <text:p>3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13" office:value-type="float">
            <text:p>4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24" office:value-type="float">
            <text:p>4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401" office:value-type="float">
            <text:p>4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84" office:value-type="float">
            <text:p>3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79" office:value-type="float">
            <text:p>3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39" office:value-type="float">
            <text:p>3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43" office:value-type="float">
            <text:p>34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38" office:value-type="float">
            <text:p>33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30" office:value-type="float">
            <text:p>3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13" office:value-type="float">
            <text:p>3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16" office:value-type="float">
            <text:p>3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99" office:value-type="float">
            <text:p>2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55" office:value-type="float">
            <text:p>2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95" office:value-type="float">
            <text:p>2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7387" office:value-type="float">
            <text:p>7,387</text:p>
          </table:table-cell>
          <table:table-cell ns41:value-type="float" table:style-name="TL Data" office:value="3069" office:value-type="float">
            <text:p>3,06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581" office:value-type="float">
            <text:p>10,581</text:p>
          </table:table-cell>
          <table:table-cell ns41:value-type="float" table:style-name="TL Data" office:value="7800" office:value-type="float">
            <text:p>7,800</text:p>
          </table:table-cell>
          <table:table-cell ns41:value-type="float" table:style-name="TL Data" office:value="3340" office:value-type="float">
            <text:p>3,34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1416" office:value-type="float">
            <text:p>11,416</text:p>
          </table:table-cell>
          <table:table-cell ns41:value-type="float" table:style-name="TL Data" office:value="21997" office:value-type="float">
            <text:p>21,9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72" office:value-type="float">
            <text:p>2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54" office:value-type="float">
            <text:p>2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31" office:value-type="float">
            <text:p>2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27" office:value-type="float">
            <text:p>2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75" office:value-type="float">
            <text:p>1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58" office:value-type="float">
            <text:p>1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84" office:value-type="float">
            <text:p>1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97" office:value-type="float">
            <text:p>1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58" office:value-type="float">
            <text:p>1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55" office:value-type="float">
            <text:p>1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35" table:style-name="TL Data" table:number-columns-repeated="2" office:value-type="float">
            <text:p>3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54" office:value-type="float">
            <text:p>1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45" office:value-type="float">
            <text:p>1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43" office:value-type="float">
            <text:p>14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44" office:value-type="float">
            <text:p>1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13" office:value-type="float">
            <text:p>1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5" office:value-type="float">
            <text:p>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HAARLEM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7494" office:value-type="float">
            <text:p>7,494</text:p>
          </table:table-cell>
          <table:table-cell ns41:value-type="float" table:style-name="TL Data" office:value="4132" office:value-type="float">
            <text:p>4,132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2093" office:value-type="float">
            <text:p>12,093</text:p>
          </table:table-cell>
          <table:table-cell ns41:value-type="float" table:style-name="TL Data" office:value="8281" office:value-type="float">
            <text:p>8,281</text:p>
          </table:table-cell>
          <table:table-cell ns41:value-type="float" table:style-name="TL Data" office:value="4168" office:value-type="float">
            <text:p>4,168</text:p>
          </table:table-cell>
          <table:table-cell ns41:value-type="float" table:style-name="TL Data" office:value="1310" office:value-type="float">
            <text:p>1,310</text:p>
          </table:table-cell>
          <table:table-cell ns41:value-type="float" table:style-name="TL Data" office:value="13759" office:value-type="float">
            <text:p>13,759</text:p>
          </table:table-cell>
          <table:table-cell ns41:value-type="float" table:style-name="TL Data" office:value="25852" office:value-type="float">
            <text:p>25,8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3593" office:value-type="float">
            <text:p>3,593</text:p>
          </table:table-cell>
          <table:table-cell table:style-name="TL Data" table:number-columns-repeated="2"/>
          <table:table-cell ns41:value-type="float" table:style-name="TL Data" office:value="3593" office:value-type="float">
            <text:p>3,593</text:p>
          </table:table-cell>
          <table:table-cell ns41:value-type="float" table:style-name="TL Data" office:value="3656" office:value-type="float">
            <text:p>3,656</text:p>
          </table:table-cell>
          <table:table-cell table:style-name="TL Data" table:number-columns-repeated="2"/>
          <table:table-cell ns41:value-type="float" table:style-name="TL Data" office:value="3656" office:value-type="float">
            <text:p>3,656</text:p>
          </table:table-cell>
          <table:table-cell ns41:value-type="float" table:style-name="TL Data" office:value="7249" office:value-type="float">
            <text:p>7,2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3270" office:value-type="float">
            <text:p>3,270</text:p>
          </table:table-cell>
          <table:table-cell table:style-name="TL Data" table:number-columns-repeated="2"/>
          <table:table-cell ns41:value-type="float" table:style-name="TL Data" office:value="3270" office:value-type="float">
            <text:p>3,270</text:p>
          </table:table-cell>
          <table:table-cell ns41:value-type="float" table:style-name="TL Data" office:value="3275" office:value-type="float">
            <text:p>3,275</text:p>
          </table:table-cell>
          <table:table-cell table:style-name="TL Data" table:number-columns-repeated="2"/>
          <table:table-cell ns41:value-type="float" table:style-name="TL Data" office:value="3275" office:value-type="float">
            <text:p>3,275</text:p>
          </table:table-cell>
          <table:table-cell ns41:value-type="float" table:style-name="TL Data" office:value="6545" office:value-type="float">
            <text:p>6,5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956" office:value-type="float">
            <text:p>2,956</text:p>
          </table:table-cell>
          <table:table-cell table:style-name="TL Data" table:number-columns-repeated="2"/>
          <table:table-cell ns41:value-type="float" table:style-name="TL Data" office:value="2956" office:value-type="float">
            <text:p>2,956</text:p>
          </table:table-cell>
          <table:table-cell ns41:value-type="float" table:style-name="TL Data" office:value="2981" office:value-type="float">
            <text:p>2,981</text:p>
          </table:table-cell>
          <table:table-cell table:style-name="TL Data" table:number-columns-repeated="2"/>
          <table:table-cell ns41:value-type="float" table:style-name="TL Data" office:value="2981" office:value-type="float">
            <text:p>2,981</text:p>
          </table:table-cell>
          <table:table-cell ns41:value-type="float" table:style-name="TL Data" office:value="5937" office:value-type="float">
            <text:p>5,9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3157" office:value-type="float">
            <text:p>3,157</text:p>
          </table:table-cell>
          <table:table-cell table:style-name="TL Data" table:number-columns-repeated="2"/>
          <table:table-cell ns41:value-type="float" table:style-name="TL Data" office:value="3157" office:value-type="float">
            <text:p>3,157</text:p>
          </table:table-cell>
          <table:table-cell ns41:value-type="float" table:style-name="TL Data" office:value="3092" office:value-type="float">
            <text:p>3,092</text:p>
          </table:table-cell>
          <table:table-cell table:style-name="TL Data" table:number-columns-repeated="2"/>
          <table:table-cell ns41:value-type="float" table:style-name="TL Data" office:value="3092" office:value-type="float">
            <text:p>3,092</text:p>
          </table:table-cell>
          <table:table-cell ns41:value-type="float" table:style-name="TL Data" office:value="6249" office:value-type="float">
            <text:p>6,2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3153" office:value-type="float">
            <text:p>3,153</text:p>
          </table:table-cell>
          <table:table-cell table:style-name="TL Data" table:number-columns-repeated="2"/>
          <table:table-cell ns41:value-type="float" table:style-name="TL Data" office:value="3153" office:value-type="float">
            <text:p>3,153</text:p>
          </table:table-cell>
          <table:table-cell ns41:value-type="float" table:style-name="TL Data" office:value="3298" office:value-type="float">
            <text:p>3,298</text:p>
          </table:table-cell>
          <table:table-cell table:style-name="TL Data" table:number-columns-repeated="2"/>
          <table:table-cell ns41:value-type="float" table:style-name="TL Data" office:value="3298" office:value-type="float">
            <text:p>3,298</text:p>
          </table:table-cell>
          <table:table-cell ns41:value-type="float" table:style-name="TL Data" office:value="6451" office:value-type="float">
            <text:p>6,4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3242" office:value-type="float">
            <text:p>3,242</text:p>
          </table:table-cell>
          <table:table-cell table:style-name="TL Data" table:number-columns-repeated="2"/>
          <table:table-cell ns41:value-type="float" table:style-name="TL Data" office:value="3242" office:value-type="float">
            <text:p>3,242</text:p>
          </table:table-cell>
          <table:table-cell ns41:value-type="float" table:style-name="TL Data" office:value="3166" office:value-type="float">
            <text:p>3,166</text:p>
          </table:table-cell>
          <table:table-cell table:style-name="TL Data" table:number-columns-repeated="2"/>
          <table:table-cell ns41:value-type="float" table:style-name="TL Data" office:value="3166" office:value-type="float">
            <text:p>3,166</text:p>
          </table:table-cell>
          <table:table-cell ns41:value-type="float" table:style-name="TL Data" office:value="6408" office:value-type="float">
            <text:p>6,4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3238" office:value-type="float">
            <text:p>3,238</text:p>
          </table:table-cell>
          <table:table-cell table:style-name="TL Data" table:number-columns-repeated="2"/>
          <table:table-cell ns41:value-type="float" table:style-name="TL Data" office:value="3238" office:value-type="float">
            <text:p>3,238</text:p>
          </table:table-cell>
          <table:table-cell ns41:value-type="float" table:style-name="TL Data" office:value="3276" office:value-type="float">
            <text:p>3,276</text:p>
          </table:table-cell>
          <table:table-cell table:style-name="TL Data" table:number-columns-repeated="2"/>
          <table:table-cell ns41:value-type="float" table:style-name="TL Data" office:value="3276" office:value-type="float">
            <text:p>3,276</text:p>
          </table:table-cell>
          <table:table-cell ns41:value-type="float" table:style-name="TL Data" office:value="6514" office:value-type="float">
            <text:p>6,5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3255" office:value-type="float">
            <text:p>3,255</text:p>
          </table:table-cell>
          <table:table-cell table:style-name="TL Data" table:number-columns-repeated="2"/>
          <table:table-cell ns41:value-type="float" table:style-name="TL Data" office:value="3255" office:value-type="float">
            <text:p>3,255</text:p>
          </table:table-cell>
          <table:table-cell ns41:value-type="float" table:style-name="TL Data" office:value="3256" office:value-type="float">
            <text:p>3,256</text:p>
          </table:table-cell>
          <table:table-cell table:style-name="TL Data" table:number-columns-repeated="2"/>
          <table:table-cell ns41:value-type="float" table:style-name="TL Data" office:value="3256" office:value-type="float">
            <text:p>3,256</text:p>
          </table:table-cell>
          <table:table-cell ns41:value-type="float" table:style-name="TL Data" office:value="6511" office:value-type="float">
            <text:p>6,5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3229" office:value-type="float">
            <text:p>3,229</text:p>
          </table:table-cell>
          <table:table-cell table:style-name="TL Data" table:number-columns-repeated="2"/>
          <table:table-cell ns41:value-type="float" table:style-name="TL Data" office:value="3229" office:value-type="float">
            <text:p>3,229</text:p>
          </table:table-cell>
          <table:table-cell ns41:value-type="float" table:style-name="TL Data" office:value="3141" office:value-type="float">
            <text:p>3,141</text:p>
          </table:table-cell>
          <table:table-cell table:style-name="TL Data" table:number-columns-repeated="2"/>
          <table:table-cell ns41:value-type="float" table:style-name="TL Data" office:value="3141" office:value-type="float">
            <text:p>3,141</text:p>
          </table:table-cell>
          <table:table-cell ns41:value-type="float" table:style-name="TL Data" office:value="6370" office:value-type="float">
            <text:p>6,3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3230" office:value-type="float">
            <text:p>3,230</text:p>
          </table:table-cell>
          <table:table-cell table:style-name="TL Data" table:number-columns-repeated="2"/>
          <table:table-cell ns41:value-type="float" table:style-name="TL Data" office:value="3230" office:value-type="float">
            <text:p>3,230</text:p>
          </table:table-cell>
          <table:table-cell ns41:value-type="float" table:style-name="TL Data" office:value="3237" office:value-type="float">
            <text:p>3,237</text:p>
          </table:table-cell>
          <table:table-cell table:style-name="TL Data" table:number-columns-repeated="2"/>
          <table:table-cell ns41:value-type="float" table:style-name="TL Data" office:value="3237" office:value-type="float">
            <text:p>3,237</text:p>
          </table:table-cell>
          <table:table-cell ns41:value-type="float" table:style-name="TL Data" office:value="6467" office:value-type="float">
            <text:p>6,4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3100" office:value-type="float">
            <text:p>3,100</text:p>
          </table:table-cell>
          <table:table-cell table:style-name="TL Data" table:number-columns-repeated="2"/>
          <table:table-cell ns41:value-type="float" table:style-name="TL Data" office:value="3100" office:value-type="float">
            <text:p>3,100</text:p>
          </table:table-cell>
          <table:table-cell ns41:value-type="float" table:style-name="TL Data" office:value="3182" office:value-type="float">
            <text:p>3,182</text:p>
          </table:table-cell>
          <table:table-cell table:style-name="TL Data" table:number-columns-repeated="2"/>
          <table:table-cell ns41:value-type="float" table:style-name="TL Data" office:value="3182" office:value-type="float">
            <text:p>3,182</text:p>
          </table:table-cell>
          <table:table-cell ns41:value-type="float" table:style-name="TL Data" office:value="6282" office:value-type="float">
            <text:p>6,2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995" office:value-type="float">
            <text:p>2,995</text:p>
          </table:table-cell>
          <table:table-cell table:style-name="TL Data" table:number-columns-repeated="2"/>
          <table:table-cell ns41:value-type="float" table:style-name="TL Data" office:value="2995" office:value-type="float">
            <text:p>2,995</text:p>
          </table:table-cell>
          <table:table-cell ns41:value-type="float" table:style-name="TL Data" office:value="3031" office:value-type="float">
            <text:p>3,031</text:p>
          </table:table-cell>
          <table:table-cell table:style-name="TL Data" table:number-columns-repeated="2"/>
          <table:table-cell ns41:value-type="float" table:style-name="TL Data" office:value="3031" office:value-type="float">
            <text:p>3,031</text:p>
          </table:table-cell>
          <table:table-cell ns41:value-type="float" table:style-name="TL Data" office:value="6026" office:value-type="float">
            <text:p>6,0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2871" office:value-type="float">
            <text:p>2,871</text:p>
          </table:table-cell>
          <table:table-cell table:style-name="TL Data" table:number-columns-repeated="2"/>
          <table:table-cell ns41:value-type="float" table:style-name="TL Data" office:value="2871" office:value-type="float">
            <text:p>2,871</text:p>
          </table:table-cell>
          <table:table-cell ns41:value-type="float" table:style-name="TL Data" office:value="2984" office:value-type="float">
            <text:p>2,984</text:p>
          </table:table-cell>
          <table:table-cell table:style-name="TL Data" table:number-columns-repeated="2"/>
          <table:table-cell ns41:value-type="float" table:style-name="TL Data" office:value="2984" office:value-type="float">
            <text:p>2,984</text:p>
          </table:table-cell>
          <table:table-cell ns41:value-type="float" table:style-name="TL Data" office:value="5855" office:value-type="float">
            <text:p>5,8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2846" office:value-type="float">
            <text:p>2,846</text:p>
          </table:table-cell>
          <table:table-cell table:style-name="TL Data" table:number-columns-repeated="2"/>
          <table:table-cell ns41:value-type="float" table:style-name="TL Data" office:value="2846" office:value-type="float">
            <text:p>2,846</text:p>
          </table:table-cell>
          <table:table-cell ns41:value-type="float" table:style-name="TL Data" office:value="2784" office:value-type="float">
            <text:p>2,784</text:p>
          </table:table-cell>
          <table:table-cell table:style-name="TL Data" table:number-columns-repeated="2"/>
          <table:table-cell ns41:value-type="float" table:style-name="TL Data" office:value="2784" office:value-type="float">
            <text:p>2,784</text:p>
          </table:table-cell>
          <table:table-cell ns41:value-type="float" table:style-name="TL Data" office:value="5630" office:value-type="float">
            <text:p>5,6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2612" office:value-type="float">
            <text:p>2,612</text:p>
          </table:table-cell>
          <table:table-cell table:style-name="TL Data" table:number-columns-repeated="2"/>
          <table:table-cell ns41:value-type="float" table:style-name="TL Data" office:value="2612" office:value-type="float">
            <text:p>2,612</text:p>
          </table:table-cell>
          <table:table-cell ns41:value-type="float" table:style-name="TL Data" office:value="2815" office:value-type="float">
            <text:p>2,815</text:p>
          </table:table-cell>
          <table:table-cell table:style-name="TL Data" table:number-columns-repeated="2"/>
          <table:table-cell ns41:value-type="float" table:style-name="TL Data" office:value="2815" office:value-type="float">
            <text:p>2,815</text:p>
          </table:table-cell>
          <table:table-cell ns41:value-type="float" table:style-name="TL Data" office:value="5427" office:value-type="float">
            <text:p>5,4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2527" office:value-type="float">
            <text:p>2,527</text:p>
          </table:table-cell>
          <table:table-cell table:style-name="TL Data" table:number-columns-repeated="2"/>
          <table:table-cell ns41:value-type="float" table:style-name="TL Data" office:value="2527" office:value-type="float">
            <text:p>2,527</text:p>
          </table:table-cell>
          <table:table-cell ns41:value-type="float" table:style-name="TL Data" office:value="2572" office:value-type="float">
            <text:p>2,572</text:p>
          </table:table-cell>
          <table:table-cell table:style-name="TL Data" table:number-columns-repeated="2"/>
          <table:table-cell ns41:value-type="float" table:style-name="TL Data" office:value="2572" office:value-type="float">
            <text:p>2,572</text:p>
          </table:table-cell>
          <table:table-cell ns41:value-type="float" table:style-name="TL Data" office:value="5099" office:value-type="float">
            <text:p>5,0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2586" office:value-type="float">
            <text:p>2,586</text:p>
          </table:table-cell>
          <table:table-cell table:style-name="TL Data" table:number-columns-repeated="2"/>
          <table:table-cell ns41:value-type="float" table:style-name="TL Data" office:value="2586" office:value-type="float">
            <text:p>2,586</text:p>
          </table:table-cell>
          <table:table-cell ns41:value-type="float" table:style-name="TL Data" office:value="2739" office:value-type="float">
            <text:p>2,73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742" office:value-type="float">
            <text:p>2,742</text:p>
          </table:table-cell>
          <table:table-cell ns41:value-type="float" table:style-name="TL Data" office:value="5328" office:value-type="float">
            <text:p>5,3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2525" office:value-type="float">
            <text:p>2,5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26" office:value-type="float">
            <text:p>2,526</text:p>
          </table:table-cell>
          <table:table-cell ns41:value-type="float" table:style-name="TL Data" office:value="2458" office:value-type="float">
            <text:p>2,45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469" office:value-type="float">
            <text:p>2,469</text:p>
          </table:table-cell>
          <table:table-cell ns41:value-type="float" table:style-name="TL Data" office:value="4995" office:value-type="float">
            <text:p>4,9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2654" office:value-type="float">
            <text:p>2,65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69" office:value-type="float">
            <text:p>2,669</text:p>
          </table:table-cell>
          <table:table-cell ns41:value-type="float" table:style-name="TL Data" office:value="2645" office:value-type="float">
            <text:p>2,64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672" office:value-type="float">
            <text:p>2,672</text:p>
          </table:table-cell>
          <table:table-cell ns41:value-type="float" table:style-name="TL Data" office:value="5341" office:value-type="float">
            <text:p>5,3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2800" office:value-type="float">
            <text:p>2,80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819" office:value-type="float">
            <text:p>2,819</text:p>
          </table:table-cell>
          <table:table-cell ns41:value-type="float" table:style-name="TL Data" office:value="2787" office:value-type="float">
            <text:p>2,78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72" office:value-type="float">
            <text:p>2,872</text:p>
          </table:table-cell>
          <table:table-cell ns41:value-type="float" table:style-name="TL Data" office:value="5691" office:value-type="float">
            <text:p>5,6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2698" office:value-type="float">
            <text:p>2,69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81" office:value-type="float">
            <text:p>2,781</text:p>
          </table:table-cell>
          <table:table-cell ns41:value-type="float" table:style-name="TL Data" office:value="3022" office:value-type="float">
            <text:p>3,02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89" office:value-type="float">
            <text:p>3,189</text:p>
          </table:table-cell>
          <table:table-cell ns41:value-type="float" table:style-name="TL Data" office:value="5970" office:value-type="float">
            <text:p>5,9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2273" office:value-type="float">
            <text:p>2,27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61" office:value-type="float">
            <text:p>2,361</text:p>
          </table:table-cell>
          <table:table-cell ns41:value-type="float" table:style-name="TL Data" office:value="2549" office:value-type="float">
            <text:p>2,54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81" office:value-type="float">
            <text:p>2,781</text:p>
          </table:table-cell>
          <table:table-cell ns41:value-type="float" table:style-name="TL Data" office:value="5142" office:value-type="float">
            <text:p>5,1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2318" office:value-type="float">
            <text:p>2,31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68" office:value-type="float">
            <text:p>2,468</text:p>
          </table:table-cell>
          <table:table-cell ns41:value-type="float" table:style-name="TL Data" office:value="2581" office:value-type="float">
            <text:p>2,581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17" office:value-type="float">
            <text:p>2,917</text:p>
          </table:table-cell>
          <table:table-cell ns41:value-type="float" table:style-name="TL Data" office:value="5385" office:value-type="float">
            <text:p>5,3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2239" office:value-type="float">
            <text:p>2,23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11" office:value-type="float">
            <text:p>2,511</text:p>
          </table:table-cell>
          <table:table-cell ns41:value-type="float" table:style-name="TL Data" office:value="2635" office:value-type="float">
            <text:p>2,635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64" office:value-type="float">
            <text:p>3,164</text:p>
          </table:table-cell>
          <table:table-cell ns41:value-type="float" table:style-name="TL Data" office:value="5675" office:value-type="float">
            <text:p>5,6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2002" office:value-type="float">
            <text:p>2,002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65" office:value-type="float">
            <text:p>2,465</text:p>
          </table:table-cell>
          <table:table-cell ns41:value-type="float" table:style-name="TL Data" office:value="2490" office:value-type="float">
            <text:p>2,490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21" office:value-type="float">
            <text:p>3,221</text:p>
          </table:table-cell>
          <table:table-cell ns41:value-type="float" table:style-name="TL Data" office:value="5686" office:value-type="float">
            <text:p>5,6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961" office:value-type="float">
            <text:p>1,961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66" office:value-type="float">
            <text:p>2,666</text:p>
          </table:table-cell>
          <table:table-cell ns41:value-type="float" table:style-name="TL Data" office:value="2337" office:value-type="float">
            <text:p>2,337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300" office:value-type="float">
            <text:p>3,300</text:p>
          </table:table-cell>
          <table:table-cell ns41:value-type="float" table:style-name="TL Data" office:value="5966" office:value-type="float">
            <text:p>5,9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664" office:value-type="float">
            <text:p>1,664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08" office:value-type="float">
            <text:p>2,608</text:p>
          </table:table-cell>
          <table:table-cell ns41:value-type="float" table:style-name="TL Data" office:value="2094" office:value-type="float">
            <text:p>2,094</text:p>
          </table:table-cell>
          <table:table-cell ns41:value-type="float" table:style-name="TL Data" office:value="1082" office:value-type="float">
            <text:p>1,08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219" office:value-type="float">
            <text:p>3,219</text:p>
          </table:table-cell>
          <table:table-cell ns41:value-type="float" table:style-name="TL Data" office:value="5827" office:value-type="float">
            <text:p>5,8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375" office:value-type="float">
            <text:p>1,375</text:p>
          </table:table-cell>
          <table:table-cell ns41:value-type="float" table:style-name="TL Data" office:value="1047" office:value-type="float">
            <text:p>1,04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447" office:value-type="float">
            <text:p>2,447</text:p>
          </table:table-cell>
          <table:table-cell ns41:value-type="float" table:style-name="TL Data" office:value="1748" office:value-type="float">
            <text:p>1,748</text:p>
          </table:table-cell>
          <table:table-cell ns41:value-type="float" table:style-name="TL Data" office:value="1208" office:value-type="float">
            <text:p>1,20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009" office:value-type="float">
            <text:p>3,009</text:p>
          </table:table-cell>
          <table:table-cell ns41:value-type="float" table:style-name="TL Data" office:value="5456" office:value-type="float">
            <text:p>5,4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115" office:value-type="float">
            <text:p>1,115</text:p>
          </table:table-cell>
          <table:table-cell ns41:value-type="float" table:style-name="TL Data" office:value="1129" office:value-type="float">
            <text:p>1,1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67" office:value-type="float">
            <text:p>2,267</text:p>
          </table:table-cell>
          <table:table-cell ns41:value-type="float" table:style-name="TL Data" office:value="1579" office:value-type="float">
            <text:p>1,579</text:p>
          </table:table-cell>
          <table:table-cell ns41:value-type="float" table:style-name="TL Data" office:value="1305" office:value-type="float">
            <text:p>1,30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25" office:value-type="float">
            <text:p>2,925</text:p>
          </table:table-cell>
          <table:table-cell ns41:value-type="float" table:style-name="TL Data" office:value="5192" office:value-type="float">
            <text:p>5,1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1179" office:value-type="float">
            <text:p>1,17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68" office:value-type="float">
            <text:p>2,168</text:p>
          </table:table-cell>
          <table:table-cell ns41:value-type="float" table:style-name="TL Data" office:value="1325" office:value-type="float">
            <text:p>1,325</text:p>
          </table:table-cell>
          <table:table-cell ns41:value-type="float" table:style-name="TL Data" office:value="1254" office:value-type="float">
            <text:p>1,25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638" office:value-type="float">
            <text:p>2,638</text:p>
          </table:table-cell>
          <table:table-cell ns41:value-type="float" table:style-name="TL Data" office:value="4806" office:value-type="float">
            <text:p>4,8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1413" office:value-type="float">
            <text:p>1,41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347" office:value-type="float">
            <text:p>2,347</text:p>
          </table:table-cell>
          <table:table-cell ns41:value-type="float" table:style-name="TL Data" office:value="1330" office:value-type="float">
            <text:p>1,330</text:p>
          </table:table-cell>
          <table:table-cell ns41:value-type="float" table:style-name="TL Data" office:value="1550" office:value-type="float">
            <text:p>1,55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950" office:value-type="float">
            <text:p>2,950</text:p>
          </table:table-cell>
          <table:table-cell ns41:value-type="float" table:style-name="TL Data" office:value="5297" office:value-type="float">
            <text:p>5,2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1338" office:value-type="float">
            <text:p>1,33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056" office:value-type="float">
            <text:p>2,056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1451" office:value-type="float">
            <text:p>1,45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488" office:value-type="float">
            <text:p>2,488</text:p>
          </table:table-cell>
          <table:table-cell ns41:value-type="float" table:style-name="TL Data" office:value="4544" office:value-type="float">
            <text:p>4,5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479" office:value-type="float">
            <text:p>1,47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03" office:value-type="float">
            <text:p>2,103</text:p>
          </table:table-cell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1551" office:value-type="float">
            <text:p>1,55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523" office:value-type="float">
            <text:p>2,523</text:p>
          </table:table-cell>
          <table:table-cell ns41:value-type="float" table:style-name="TL Data" office:value="4626" office:value-type="float">
            <text:p>4,6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570" office:value-type="float">
            <text:p>1,57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093" office:value-type="float">
            <text:p>2,093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517" office:value-type="float">
            <text:p>1,51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397" office:value-type="float">
            <text:p>2,397</text:p>
          </table:table-cell>
          <table:table-cell ns41:value-type="float" table:style-name="TL Data" office:value="4490" office:value-type="float">
            <text:p>4,4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542" office:value-type="float">
            <text:p>1,54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075" office:value-type="float">
            <text:p>2,075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1564" office:value-type="float">
            <text:p>1,56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347" office:value-type="float">
            <text:p>2,347</text:p>
          </table:table-cell>
          <table:table-cell ns41:value-type="float" table:style-name="TL Data" office:value="4422" office:value-type="float">
            <text:p>4,4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475" office:value-type="float">
            <text:p>1,47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895" office:value-type="float">
            <text:p>1,895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484" office:value-type="float">
            <text:p>1,48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174" office:value-type="float">
            <text:p>2,174</text:p>
          </table:table-cell>
          <table:table-cell ns41:value-type="float" table:style-name="TL Data" office:value="4069" office:value-type="float">
            <text:p>4,0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494" office:value-type="float">
            <text:p>1,49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925" office:value-type="float">
            <text:p>1,925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604" office:value-type="float">
            <text:p>1,60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309" office:value-type="float">
            <text:p>2,309</text:p>
          </table:table-cell>
          <table:table-cell ns41:value-type="float" table:style-name="TL Data" office:value="4234" office:value-type="float">
            <text:p>4,2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556" office:value-type="float">
            <text:p>1,55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924" office:value-type="float">
            <text:p>1,924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440" office:value-type="float">
            <text:p>1,44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103" office:value-type="float">
            <text:p>2,103</text:p>
          </table:table-cell>
          <table:table-cell ns41:value-type="float" table:style-name="TL Data" office:value="4027" office:value-type="float">
            <text:p>4,0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646" office:value-type="float">
            <text:p>1,64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988" office:value-type="float">
            <text:p>1,988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605" office:value-type="float">
            <text:p>1,60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338" office:value-type="float">
            <text:p>2,338</text:p>
          </table:table-cell>
          <table:table-cell ns41:value-type="float" table:style-name="TL Data" office:value="4326" office:value-type="float">
            <text:p>4,3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507" office:value-type="float">
            <text:p>1,50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819" office:value-type="float">
            <text:p>1,819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580" office:value-type="float">
            <text:p>1,58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225" office:value-type="float">
            <text:p>2,225</text:p>
          </table:table-cell>
          <table:table-cell ns41:value-type="float" table:style-name="TL Data" office:value="4044" office:value-type="float">
            <text:p>4,0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476" office:value-type="float">
            <text:p>1,47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802" office:value-type="float">
            <text:p>1,802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1480" office:value-type="float">
            <text:p>1,48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139" office:value-type="float">
            <text:p>2,139</text:p>
          </table:table-cell>
          <table:table-cell ns41:value-type="float" table:style-name="TL Data" office:value="3941" office:value-type="float">
            <text:p>3,9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264" office:value-type="float">
            <text:p>1,26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528" office:value-type="float">
            <text:p>1,528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264" office:value-type="float">
            <text:p>1,26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38" office:value-type="float">
            <text:p>1,838</text:p>
          </table:table-cell>
          <table:table-cell ns41:value-type="float" table:style-name="TL Data" office:value="3366" office:value-type="float">
            <text:p>3,3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395" office:value-type="float">
            <text:p>1,39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675" office:value-type="float">
            <text:p>1,675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310" office:value-type="float">
            <text:p>1,310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904" office:value-type="float">
            <text:p>1,904</text:p>
          </table:table-cell>
          <table:table-cell ns41:value-type="float" table:style-name="TL Data" office:value="3579" office:value-type="float">
            <text:p>3,5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354" office:value-type="float">
            <text:p>1,35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583" office:value-type="float">
            <text:p>1,583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370" office:value-type="float">
            <text:p>1,37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944" office:value-type="float">
            <text:p>1,944</text:p>
          </table:table-cell>
          <table:table-cell ns41:value-type="float" table:style-name="TL Data" office:value="3527" office:value-type="float">
            <text:p>3,5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273" office:value-type="float">
            <text:p>1,27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538" office:value-type="float">
            <text:p>1,538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373" office:value-type="float">
            <text:p>1,37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975" office:value-type="float">
            <text:p>1,975</text:p>
          </table:table-cell>
          <table:table-cell ns41:value-type="float" table:style-name="TL Data" office:value="3513" office:value-type="float">
            <text:p>3,5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237" office:value-type="float">
            <text:p>1,23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483" office:value-type="float">
            <text:p>1,483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280" office:value-type="float">
            <text:p>1,28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878" office:value-type="float">
            <text:p>1,878</text:p>
          </table:table-cell>
          <table:table-cell ns41:value-type="float" table:style-name="TL Data" office:value="3361" office:value-type="float">
            <text:p>3,3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271" office:value-type="float">
            <text:p>1,27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512" office:value-type="float">
            <text:p>1,512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213" office:value-type="float">
            <text:p>1,213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858" office:value-type="float">
            <text:p>1,858</text:p>
          </table:table-cell>
          <table:table-cell ns41:value-type="float" table:style-name="TL Data" office:value="3370" office:value-type="float">
            <text:p>3,3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235" office:value-type="float">
            <text:p>1,23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489" office:value-type="float">
            <text:p>1,489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074" office:value-type="float">
            <text:p>1,07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682" office:value-type="float">
            <text:p>1,682</text:p>
          </table:table-cell>
          <table:table-cell ns41:value-type="float" table:style-name="TL Data" office:value="3171" office:value-type="float">
            <text:p>3,1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118" office:value-type="float">
            <text:p>1,11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54" office:value-type="float">
            <text:p>1,354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096" office:value-type="float">
            <text:p>1,096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732" office:value-type="float">
            <text:p>1,732</text:p>
          </table:table-cell>
          <table:table-cell ns41:value-type="float" table:style-name="TL Data" office:value="3086" office:value-type="float">
            <text:p>3,0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90" office:value-type="float">
            <text:p>1,29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43" office:value-type="float">
            <text:p>1,543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197" office:value-type="float">
            <text:p>1,197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023" office:value-type="float">
            <text:p>2,023</text:p>
          </table:table-cell>
          <table:table-cell ns41:value-type="float" table:style-name="TL Data" office:value="3566" office:value-type="float">
            <text:p>3,5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12" office:value-type="float">
            <text:p>1,21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63" office:value-type="float">
            <text:p>1,46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093" office:value-type="float">
            <text:p>1,093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867" office:value-type="float">
            <text:p>1,867</text:p>
          </table:table-cell>
          <table:table-cell ns41:value-type="float" table:style-name="TL Data" office:value="3330" office:value-type="float">
            <text:p>3,3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84940" office:value-type="float">
            <text:p>84,940</text:p>
          </table:table-cell>
          <table:table-cell ns41:value-type="float" table:style-name="TL Data" office:value="35180" office:value-type="float">
            <text:p>35,180</text:p>
          </table:table-cell>
          <table:table-cell ns41:value-type="float" table:style-name="TL Data" office:value="1691" office:value-type="float">
            <text:p>1,691</text:p>
          </table:table-cell>
          <table:table-cell ns41:value-type="float" table:style-name="TL Data" office:value="121811" office:value-type="float">
            <text:p>121,811</text:p>
          </table:table-cell>
          <table:table-cell ns41:value-type="float" table:style-name="TL Data" office:value="93986" office:value-type="float">
            <text:p>93,986</text:p>
          </table:table-cell>
          <table:table-cell ns41:value-type="float" table:style-name="TL Data" office:value="36925" office:value-type="float">
            <text:p>36,925</text:p>
          </table:table-cell>
          <table:table-cell ns41:value-type="float" table:style-name="TL Data" office:value="4647" office:value-type="float">
            <text:p>4,647</text:p>
          </table:table-cell>
          <table:table-cell ns41:value-type="float" table:style-name="TL Data" office:value="135558" office:value-type="float">
            <text:p>135,558</text:p>
          </table:table-cell>
          <table:table-cell ns41:value-type="float" table:style-name="TL Data" office:value="257369" office:value-type="float">
            <text:p>257,3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88" office:value-type="float">
            <text:p>1,08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317" office:value-type="float">
            <text:p>1,31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031" office:value-type="float">
            <text:p>1,03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687" office:value-type="float">
            <text:p>1,687</text:p>
          </table:table-cell>
          <table:table-cell ns41:value-type="float" table:style-name="TL Data" office:value="3004" office:value-type="float">
            <text:p>3,0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06" office:value-type="float">
            <text:p>1,00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16" office:value-type="float">
            <text:p>1,216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596" office:value-type="float">
            <text:p>1,596</text:p>
          </table:table-cell>
          <table:table-cell ns41:value-type="float" table:style-name="TL Data" office:value="2812" office:value-type="float">
            <text:p>2,8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47" office:value-type="float">
            <text:p>1,047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411" office:value-type="float">
            <text:p>1,411</text:p>
          </table:table-cell>
          <table:table-cell ns41:value-type="float" table:style-name="TL Data" office:value="2458" office:value-type="float">
            <text:p>2,4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73" office:value-type="float">
            <text:p>1,073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630" office:value-type="float">
            <text:p>1,630</text:p>
          </table:table-cell>
          <table:table-cell ns41:value-type="float" table:style-name="TL Data" office:value="2703" office:value-type="float">
            <text:p>2,7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390" office:value-type="float">
            <text:p>1,390</text:p>
          </table:table-cell>
          <table:table-cell ns41:value-type="float" table:style-name="TL Data" office:value="2377" office:value-type="float">
            <text:p>2,37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370" office:value-type="float">
            <text:p>1,370</text:p>
          </table:table-cell>
          <table:table-cell ns41:value-type="float" table:style-name="TL Data" office:value="2330" office:value-type="float">
            <text:p>2,3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353" office:value-type="float">
            <text:p>1,353</text:p>
          </table:table-cell>
          <table:table-cell ns41:value-type="float" table:style-name="TL Data" office:value="2337" office:value-type="float">
            <text:p>2,3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232" office:value-type="float">
            <text:p>1,232</text:p>
          </table:table-cell>
          <table:table-cell ns41:value-type="float" table:style-name="TL Data" office:value="2116" office:value-type="float">
            <text:p>2,1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255" office:value-type="float">
            <text:p>1,255</text:p>
          </table:table-cell>
          <table:table-cell ns41:value-type="float" table:style-name="TL Data" office:value="2048" office:value-type="float">
            <text:p>2,04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327" office:value-type="float">
            <text:p>1,327</text:p>
          </table:table-cell>
          <table:table-cell ns41:value-type="float" table:style-name="TL Data" office:value="2078" office:value-type="float">
            <text:p>2,0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140" office:value-type="float">
            <text:p>1,140</text:p>
          </table:table-cell>
          <table:table-cell ns41:value-type="float" table:style-name="TL Data" office:value="1854" office:value-type="float">
            <text:p>1,8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182" office:value-type="float">
            <text:p>1,182</text:p>
          </table:table-cell>
          <table:table-cell ns41:value-type="float" table:style-name="TL Data" office:value="1932" office:value-type="float">
            <text:p>1,9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117" office:value-type="float">
            <text:p>1,117</text:p>
          </table:table-cell>
          <table:table-cell ns41:value-type="float" table:style-name="TL Data" office:value="1780" office:value-type="float">
            <text:p>1,7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993" office:value-type="float">
            <text:p>993</text:p>
          </table:table-cell>
          <table:table-cell ns41:value-type="float" table:style-name="TL Data" office:value="1628" office:value-type="float">
            <text:p>1,6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483" office:value-type="float">
            <text:p>1,4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1260" office:value-type="float">
            <text:p>1,2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1056" office:value-type="float">
            <text:p>1,0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951" office:value-type="float">
            <text:p>9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995" office:value-type="float">
            <text:p>9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974" office:value-type="float">
            <text:p>9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763" office:value-type="float">
            <text:p>7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728" office:value-type="float">
            <text:p>7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607" office:value-type="float">
            <text:p>6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620" office:value-type="float">
            <text:p>6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577" office:value-type="float">
            <text:p>57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504" office:value-type="float">
            <text:p>5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69" office:value-type="float">
            <text:p>4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70" office:value-type="float">
            <text:p>3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02" office:value-type="float">
            <text:p>40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30" office:value-type="float">
            <text:p>3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42" office:value-type="float">
            <text:p>2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83" office:value-type="float">
            <text:p>1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92" office:value-type="float">
            <text:p>1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27" office:value-type="float">
            <text:p>1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06" office:value-type="float">
            <text:p>1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5" office:value-type="float">
            <text:p>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ELF STEDEN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86356" office:value-type="float">
            <text:p>86,356</text:p>
          </table:table-cell>
          <table:table-cell ns41:value-type="float" table:style-name="TL Data" office:value="47741" office:value-type="float">
            <text:p>47,741</text:p>
          </table:table-cell>
          <table:table-cell ns41:value-type="float" table:style-name="TL Data" office:value="5244" office:value-type="float">
            <text:p>5,244</text:p>
          </table:table-cell>
          <table:table-cell ns41:value-type="float" table:style-name="TL Data" office:value="139341" office:value-type="float">
            <text:p>139,341</text:p>
          </table:table-cell>
          <table:table-cell ns41:value-type="float" table:style-name="TL Data" office:value="99266" office:value-type="float">
            <text:p>99,266</text:p>
          </table:table-cell>
          <table:table-cell ns41:value-type="float" table:style-name="TL Data" office:value="47653" office:value-type="float">
            <text:p>47,653</text:p>
          </table:table-cell>
          <table:table-cell ns41:value-type="float" table:style-name="TL Data" office:value="15861" office:value-type="float">
            <text:p>15,861</text:p>
          </table:table-cell>
          <table:table-cell ns41:value-type="float" table:style-name="TL Data" office:value="162780" office:value-type="float">
            <text:p>162,780</text:p>
          </table:table-cell>
          <table:table-cell ns41:value-type="float" table:style-name="TL Data" office:value="302121" office:value-type="float">
            <text:p>302,1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2624" office:value-type="float">
            <text:p>2,624</text:p>
          </table:table-cell>
          <table:table-cell table:style-name="TL Data" table:number-columns-repeated="2"/>
          <table:table-cell ns41:value-type="float" table:style-name="TL Data" office:value="2624" office:value-type="float">
            <text:p>2,624</text:p>
          </table:table-cell>
          <table:table-cell ns41:value-type="float" table:style-name="TL Data" office:value="2524" office:value-type="float">
            <text:p>2,524</text:p>
          </table:table-cell>
          <table:table-cell table:style-name="TL Data" table:number-columns-repeated="2"/>
          <table:table-cell ns41:value-type="float" table:style-name="TL Data" office:value="2524" office:value-type="float">
            <text:p>2,524</text:p>
          </table:table-cell>
          <table:table-cell ns41:value-type="float" table:style-name="TL Data" office:value="5148" office:value-type="float">
            <text:p>5,14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204" office:value-type="float">
            <text:p>2,204</text:p>
          </table:table-cell>
          <table:table-cell table:style-name="TL Data" table:number-columns-repeated="2"/>
          <table:table-cell ns41:value-type="float" table:style-name="TL Data" office:value="2204" office:value-type="float">
            <text:p>2,204</text:p>
          </table:table-cell>
          <table:table-cell ns41:value-type="float" table:style-name="TL Data" office:value="2187" office:value-type="float">
            <text:p>2,187</text:p>
          </table:table-cell>
          <table:table-cell table:style-name="TL Data" table:number-columns-repeated="2"/>
          <table:table-cell ns41:value-type="float" table:style-name="TL Data" office:value="2187" office:value-type="float">
            <text:p>2,187</text:p>
          </table:table-cell>
          <table:table-cell ns41:value-type="float" table:style-name="TL Data" office:value="4391" office:value-type="float">
            <text:p>4,3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1958" office:value-type="float">
            <text:p>1,958</text:p>
          </table:table-cell>
          <table:table-cell table:style-name="TL Data" table:number-columns-repeated="2"/>
          <table:table-cell ns41:value-type="float" table:style-name="TL Data" office:value="1958" office:value-type="float">
            <text:p>1,958</text:p>
          </table:table-cell>
          <table:table-cell ns41:value-type="float" table:style-name="TL Data" office:value="1926" office:value-type="float">
            <text:p>1,926</text:p>
          </table:table-cell>
          <table:table-cell table:style-name="TL Data" table:number-columns-repeated="2"/>
          <table:table-cell ns41:value-type="float" table:style-name="TL Data" office:value="1926" office:value-type="float">
            <text:p>1,926</text:p>
          </table:table-cell>
          <table:table-cell ns41:value-type="float" table:style-name="TL Data" office:value="3884" office:value-type="float">
            <text:p>3,8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176" office:value-type="float">
            <text:p>2,176</text:p>
          </table:table-cell>
          <table:table-cell table:style-name="TL Data" table:number-columns-repeated="2"/>
          <table:table-cell ns41:value-type="float" table:style-name="TL Data" office:value="2176" office:value-type="float">
            <text:p>2,176</text:p>
          </table:table-cell>
          <table:table-cell ns41:value-type="float" table:style-name="TL Data" office:value="2080" office:value-type="float">
            <text:p>2,080</text:p>
          </table:table-cell>
          <table:table-cell table:style-name="TL Data" table:number-columns-repeated="2"/>
          <table:table-cell ns41:value-type="float" table:style-name="TL Data" office:value="2080" office:value-type="float">
            <text:p>2,080</text:p>
          </table:table-cell>
          <table:table-cell ns41:value-type="float" table:style-name="TL Data" office:value="4256" office:value-type="float">
            <text:p>4,2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2169" office:value-type="float">
            <text:p>2,169</text:p>
          </table:table-cell>
          <table:table-cell table:style-name="TL Data" table:number-columns-repeated="2"/>
          <table:table-cell ns41:value-type="float" table:style-name="TL Data" office:value="2169" office:value-type="float">
            <text:p>2,169</text:p>
          </table:table-cell>
          <table:table-cell ns41:value-type="float" table:style-name="TL Data" office:value="2181" office:value-type="float">
            <text:p>2,181</text:p>
          </table:table-cell>
          <table:table-cell table:style-name="TL Data" table:number-columns-repeated="2"/>
          <table:table-cell ns41:value-type="float" table:style-name="TL Data" office:value="2181" office:value-type="float">
            <text:p>2,181</text:p>
          </table:table-cell>
          <table:table-cell ns41:value-type="float" table:style-name="TL Data" office:value="4350" office:value-type="float">
            <text:p>4,3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216" office:value-type="float">
            <text:p>2,216</text:p>
          </table:table-cell>
          <table:table-cell table:style-name="TL Data" table:number-columns-repeated="2"/>
          <table:table-cell ns41:value-type="float" table:style-name="TL Data" office:value="2216" office:value-type="float">
            <text:p>2,216</text:p>
          </table:table-cell>
          <table:table-cell ns41:value-type="float" table:style-name="TL Data" office:value="2180" office:value-type="float">
            <text:p>2,180</text:p>
          </table:table-cell>
          <table:table-cell table:style-name="TL Data" table:number-columns-repeated="2"/>
          <table:table-cell ns41:value-type="float" table:style-name="TL Data" office:value="2180" office:value-type="float">
            <text:p>2,180</text:p>
          </table:table-cell>
          <table:table-cell ns41:value-type="float" table:style-name="TL Data" office:value="4396" office:value-type="float">
            <text:p>4,3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2208" office:value-type="float">
            <text:p>2,208</text:p>
          </table:table-cell>
          <table:table-cell table:style-name="TL Data" table:number-columns-repeated="2"/>
          <table:table-cell ns41:value-type="float" table:style-name="TL Data" office:value="2208" office:value-type="float">
            <text:p>2,208</text:p>
          </table:table-cell>
          <table:table-cell ns41:value-type="float" table:style-name="TL Data" office:value="2140" office:value-type="float">
            <text:p>2,140</text:p>
          </table:table-cell>
          <table:table-cell table:style-name="TL Data" table:number-columns-repeated="2"/>
          <table:table-cell ns41:value-type="float" table:style-name="TL Data" office:value="2140" office:value-type="float">
            <text:p>2,140</text:p>
          </table:table-cell>
          <table:table-cell ns41:value-type="float" table:style-name="TL Data" office:value="4348" office:value-type="float">
            <text:p>4,34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2123" office:value-type="float">
            <text:p>2,123</text:p>
          </table:table-cell>
          <table:table-cell table:style-name="TL Data" table:number-columns-repeated="2"/>
          <table:table-cell ns41:value-type="float" table:style-name="TL Data" office:value="2123" office:value-type="float">
            <text:p>2,123</text:p>
          </table:table-cell>
          <table:table-cell ns41:value-type="float" table:style-name="TL Data" office:value="2081" office:value-type="float">
            <text:p>2,081</text:p>
          </table:table-cell>
          <table:table-cell table:style-name="TL Data" table:number-columns-repeated="2"/>
          <table:table-cell ns41:value-type="float" table:style-name="TL Data" office:value="2081" office:value-type="float">
            <text:p>2,081</text:p>
          </table:table-cell>
          <table:table-cell ns41:value-type="float" table:style-name="TL Data" office:value="4204" office:value-type="float">
            <text:p>4,2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268" office:value-type="float">
            <text:p>2,268</text:p>
          </table:table-cell>
          <table:table-cell table:style-name="TL Data" table:number-columns-repeated="2"/>
          <table:table-cell ns41:value-type="float" table:style-name="TL Data" office:value="2268" office:value-type="float">
            <text:p>2,268</text:p>
          </table:table-cell>
          <table:table-cell ns41:value-type="float" table:style-name="TL Data" office:value="2083" office:value-type="float">
            <text:p>2,083</text:p>
          </table:table-cell>
          <table:table-cell table:style-name="TL Data" table:number-columns-repeated="2"/>
          <table:table-cell ns41:value-type="float" table:style-name="TL Data" office:value="2083" office:value-type="float">
            <text:p>2,083</text:p>
          </table:table-cell>
          <table:table-cell ns41:value-type="float" table:style-name="TL Data" office:value="4351" office:value-type="float">
            <text:p>4,3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188" office:value-type="float">
            <text:p>2,188</text:p>
          </table:table-cell>
          <table:table-cell table:style-name="TL Data" table:number-columns-repeated="2"/>
          <table:table-cell ns41:value-type="float" table:style-name="TL Data" office:value="2188" office:value-type="float">
            <text:p>2,188</text:p>
          </table:table-cell>
          <table:table-cell ns41:value-type="float" table:style-name="TL Data" office:value="2285" office:value-type="float">
            <text:p>2,285</text:p>
          </table:table-cell>
          <table:table-cell table:style-name="TL Data" table:number-columns-repeated="2"/>
          <table:table-cell ns41:value-type="float" table:style-name="TL Data" office:value="2285" office:value-type="float">
            <text:p>2,285</text:p>
          </table:table-cell>
          <table:table-cell ns41:value-type="float" table:style-name="TL Data" office:value="4473" office:value-type="float">
            <text:p>4,47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142" office:value-type="float">
            <text:p>2,142</text:p>
          </table:table-cell>
          <table:table-cell table:style-name="TL Data" table:number-columns-repeated="2"/>
          <table:table-cell ns41:value-type="float" table:style-name="TL Data" office:value="2142" office:value-type="float">
            <text:p>2,142</text:p>
          </table:table-cell>
          <table:table-cell ns41:value-type="float" table:style-name="TL Data" office:value="2132" office:value-type="float">
            <text:p>2,132</text:p>
          </table:table-cell>
          <table:table-cell table:style-name="TL Data" table:number-columns-repeated="2"/>
          <table:table-cell ns41:value-type="float" table:style-name="TL Data" office:value="2132" office:value-type="float">
            <text:p>2,132</text:p>
          </table:table-cell>
          <table:table-cell ns41:value-type="float" table:style-name="TL Data" office:value="4274" office:value-type="float">
            <text:p>4,2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052" office:value-type="float">
            <text:p>2,052</text:p>
          </table:table-cell>
          <table:table-cell table:style-name="TL Data" table:number-columns-repeated="2"/>
          <table:table-cell ns41:value-type="float" table:style-name="TL Data" office:value="2052" office:value-type="float">
            <text:p>2,052</text:p>
          </table:table-cell>
          <table:table-cell ns41:value-type="float" table:style-name="TL Data" office:value="2011" office:value-type="float">
            <text:p>2,011</text:p>
          </table:table-cell>
          <table:table-cell table:style-name="TL Data" table:number-columns-repeated="2"/>
          <table:table-cell ns41:value-type="float" table:style-name="TL Data" office:value="2011" office:value-type="float">
            <text:p>2,011</text:p>
          </table:table-cell>
          <table:table-cell ns41:value-type="float" table:style-name="TL Data" office:value="4063" office:value-type="float">
            <text:p>4,0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1939" office:value-type="float">
            <text:p>1,939</text:p>
          </table:table-cell>
          <table:table-cell table:style-name="TL Data" table:number-columns-repeated="2"/>
          <table:table-cell ns41:value-type="float" table:style-name="TL Data" office:value="1939" office:value-type="float">
            <text:p>1,939</text:p>
          </table:table-cell>
          <table:table-cell ns41:value-type="float" table:style-name="TL Data" office:value="2011" office:value-type="float">
            <text:p>2,011</text:p>
          </table:table-cell>
          <table:table-cell table:style-name="TL Data" table:number-columns-repeated="2"/>
          <table:table-cell ns41:value-type="float" table:style-name="TL Data" office:value="2011" office:value-type="float">
            <text:p>2,011</text:p>
          </table:table-cell>
          <table:table-cell ns41:value-type="float" table:style-name="TL Data" office:value="3950" office:value-type="float">
            <text:p>3,95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1806" office:value-type="float">
            <text:p>1,806</text:p>
          </table:table-cell>
          <table:table-cell table:style-name="TL Data" table:number-columns-repeated="2"/>
          <table:table-cell ns41:value-type="float" table:style-name="TL Data" office:value="1806" office:value-type="float">
            <text:p>1,806</text:p>
          </table:table-cell>
          <table:table-cell ns41:value-type="float" table:style-name="TL Data" office:value="1762" office:value-type="float">
            <text:p>1,762</text:p>
          </table:table-cell>
          <table:table-cell table:style-name="TL Data" table:number-columns-repeated="2"/>
          <table:table-cell ns41:value-type="float" table:style-name="TL Data" office:value="1762" office:value-type="float">
            <text:p>1,762</text:p>
          </table:table-cell>
          <table:table-cell ns41:value-type="float" table:style-name="TL Data" office:value="3568" office:value-type="float">
            <text:p>3,5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1855" office:value-type="float">
            <text:p>1,855</text:p>
          </table:table-cell>
          <table:table-cell table:style-name="TL Data" table:number-columns-repeated="2"/>
          <table:table-cell ns41:value-type="float" table:style-name="TL Data" office:value="1855" office:value-type="float">
            <text:p>1,855</text:p>
          </table:table-cell>
          <table:table-cell ns41:value-type="float" table:style-name="TL Data" office:value="1810" office:value-type="float">
            <text:p>1,810</text:p>
          </table:table-cell>
          <table:table-cell table:style-name="TL Data" table:number-columns-repeated="2"/>
          <table:table-cell ns41:value-type="float" table:style-name="TL Data" office:value="1810" office:value-type="float">
            <text:p>1,810</text:p>
          </table:table-cell>
          <table:table-cell ns41:value-type="float" table:style-name="TL Data" office:value="3665" office:value-type="float">
            <text:p>3,6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660" office:value-type="float">
            <text:p>1,660</text:p>
          </table:table-cell>
          <table:table-cell table:style-name="TL Data" table:number-columns-repeated="2"/>
          <table:table-cell ns41:value-type="float" table:style-name="TL Data" office:value="1660" office:value-type="float">
            <text:p>1,660</text:p>
          </table:table-cell>
          <table:table-cell ns41:value-type="float" table:style-name="TL Data" office:value="1704" office:value-type="float">
            <text:p>1,704</text:p>
          </table:table-cell>
          <table:table-cell table:style-name="TL Data" table:number-columns-repeated="2"/>
          <table:table-cell ns41:value-type="float" table:style-name="TL Data" office:value="1704" office:value-type="float">
            <text:p>1,704</text:p>
          </table:table-cell>
          <table:table-cell ns41:value-type="float" table:style-name="TL Data" office:value="3364" office:value-type="float">
            <text:p>3,3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1840" office:value-type="float">
            <text:p>1,840</text:p>
          </table:table-cell>
          <table:table-cell table:style-name="TL Data" table:number-columns-repeated="2"/>
          <table:table-cell ns41:value-type="float" table:style-name="TL Data" office:value="1840" office:value-type="float">
            <text:p>1,840</text:p>
          </table:table-cell>
          <table:table-cell ns41:value-type="float" table:style-name="TL Data" office:value="1788" office:value-type="float">
            <text:p>1,78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791" office:value-type="float">
            <text:p>1,791</text:p>
          </table:table-cell>
          <table:table-cell ns41:value-type="float" table:style-name="TL Data" office:value="3631" office:value-type="float">
            <text:p>3,6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656" office:value-type="float">
            <text:p>1,6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57" office:value-type="float">
            <text:p>1,657</text:p>
          </table:table-cell>
          <table:table-cell ns41:value-type="float" table:style-name="TL Data" office:value="1645" office:value-type="float">
            <text:p>1,6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47" office:value-type="float">
            <text:p>1,647</text:p>
          </table:table-cell>
          <table:table-cell ns41:value-type="float" table:style-name="TL Data" office:value="3304" office:value-type="float">
            <text:p>3,3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747" office:value-type="float">
            <text:p>1,74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750" office:value-type="float">
            <text:p>1,750</text:p>
          </table:table-cell>
          <table:table-cell ns41:value-type="float" table:style-name="TL Data" office:value="1708" office:value-type="float">
            <text:p>1,70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722" office:value-type="float">
            <text:p>1,722</text:p>
          </table:table-cell>
          <table:table-cell ns41:value-type="float" table:style-name="TL Data" office:value="3472" office:value-type="float">
            <text:p>3,4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787" office:value-type="float">
            <text:p>1,78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98" office:value-type="float">
            <text:p>1,798</text:p>
          </table:table-cell>
          <table:table-cell ns41:value-type="float" table:style-name="TL Data" office:value="1818" office:value-type="float">
            <text:p>1,81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74" office:value-type="float">
            <text:p>1,874</text:p>
          </table:table-cell>
          <table:table-cell ns41:value-type="float" table:style-name="TL Data" office:value="3672" office:value-type="float">
            <text:p>3,6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705" office:value-type="float">
            <text:p>1,70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35" office:value-type="float">
            <text:p>1,735</text:p>
          </table:table-cell>
          <table:table-cell ns41:value-type="float" table:style-name="TL Data" office:value="1676" office:value-type="float">
            <text:p>1,67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85" office:value-type="float">
            <text:p>1,785</text:p>
          </table:table-cell>
          <table:table-cell ns41:value-type="float" table:style-name="TL Data" office:value="3520" office:value-type="float">
            <text:p>3,5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544" office:value-type="float">
            <text:p>1,544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1598" office:value-type="float">
            <text:p>1,598</text:p>
          </table:table-cell>
          <table:table-cell ns41:value-type="float" table:style-name="TL Data" office:value="1494" office:value-type="float">
            <text:p>1,494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/>
          <table:table-cell ns41:value-type="float" table:style-name="TL Data" office:value="1675" office:value-type="float">
            <text:p>1,675</text:p>
          </table:table-cell>
          <table:table-cell ns41:value-type="float" table:style-name="TL Data" office:value="3273" office:value-type="float">
            <text:p>3,27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394" office:value-type="float">
            <text:p>1,39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82" office:value-type="float">
            <text:p>1,482</text:p>
          </table:table-cell>
          <table:table-cell ns41:value-type="float" table:style-name="TL Data" office:value="1153" office:value-type="float">
            <text:p>1,153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08" office:value-type="float">
            <text:p>1,408</text:p>
          </table:table-cell>
          <table:table-cell ns41:value-type="float" table:style-name="TL Data" office:value="2890" office:value-type="float">
            <text:p>2,8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319" office:value-type="float">
            <text:p>1,319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82" office:value-type="float">
            <text:p>1,482</text:p>
          </table:table-cell>
          <table:table-cell ns41:value-type="float" table:style-name="TL Data" office:value="1201" office:value-type="float">
            <text:p>1,201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33" office:value-type="float">
            <text:p>1,633</text:p>
          </table:table-cell>
          <table:table-cell ns41:value-type="float" table:style-name="TL Data" office:value="3115" office:value-type="float">
            <text:p>3,1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252" office:value-type="float">
            <text:p>1,25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64" office:value-type="float">
            <text:p>1,564</text:p>
          </table:table-cell>
          <table:table-cell ns41:value-type="float" table:style-name="TL Data" office:value="1001" office:value-type="float">
            <text:p>1,001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39" office:value-type="float">
            <text:p>1,539</text:p>
          </table:table-cell>
          <table:table-cell ns41:value-type="float" table:style-name="TL Data" office:value="3103" office:value-type="float">
            <text:p>3,1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295" office:value-type="float">
            <text:p>1,295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93" office:value-type="float">
            <text:p>1,793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23" office:value-type="float">
            <text:p>1,623</text:p>
          </table:table-cell>
          <table:table-cell ns41:value-type="float" table:style-name="TL Data" office:value="3416" office:value-type="float">
            <text:p>3,4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021" office:value-type="float">
            <text:p>1,021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46" office:value-type="float">
            <text:p>1,646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82" office:value-type="float">
            <text:p>1,582</text:p>
          </table:table-cell>
          <table:table-cell ns41:value-type="float" table:style-name="TL Data" office:value="3228" office:value-type="float">
            <text:p>3,2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22" office:value-type="float">
            <text:p>1,622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92" office:value-type="float">
            <text:p>1,492</text:p>
          </table:table-cell>
          <table:table-cell ns41:value-type="float" table:style-name="TL Data" office:value="3114" office:value-type="float">
            <text:p>3,1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71" office:value-type="float">
            <text:p>1,471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76" office:value-type="float">
            <text:p>1,376</text:p>
          </table:table-cell>
          <table:table-cell ns41:value-type="float" table:style-name="TL Data" office:value="2847" office:value-type="float">
            <text:p>2,8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78" office:value-type="float">
            <text:p>1,378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85" office:value-type="float">
            <text:p>1,385</text:p>
          </table:table-cell>
          <table:table-cell ns41:value-type="float" table:style-name="TL Data" office:value="2763" office:value-type="float">
            <text:p>2,7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39" office:value-type="float">
            <text:p>1,439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357" office:value-type="float">
            <text:p>1,357</text:p>
          </table:table-cell>
          <table:table-cell ns41:value-type="float" table:style-name="TL Data" office:value="2796" office:value-type="float">
            <text:p>2,7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233" office:value-type="float">
            <text:p>1,233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93" office:value-type="float">
            <text:p>1,193</text:p>
          </table:table-cell>
          <table:table-cell ns41:value-type="float" table:style-name="TL Data" office:value="2426" office:value-type="float">
            <text:p>2,4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289" office:value-type="float">
            <text:p>1,28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190" office:value-type="float">
            <text:p>1,190</text:p>
          </table:table-cell>
          <table:table-cell ns41:value-type="float" table:style-name="TL Data" office:value="2479" office:value-type="float">
            <text:p>2,4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023" office:value-type="float">
            <text:p>1,02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61" office:value-type="float">
            <text:p>1,361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80" office:value-type="float">
            <text:p>1,280</text:p>
          </table:table-cell>
          <table:table-cell ns41:value-type="float" table:style-name="TL Data" office:value="2641" office:value-type="float">
            <text:p>2,6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218" office:value-type="float">
            <text:p>1,21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56" office:value-type="float">
            <text:p>1,156</text:p>
          </table:table-cell>
          <table:table-cell ns41:value-type="float" table:style-name="TL Data" office:value="2374" office:value-type="float">
            <text:p>2,3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105" office:value-type="float">
            <text:p>1,10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28" office:value-type="float">
            <text:p>92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24" office:value-type="float">
            <text:p>1,124</text:p>
          </table:table-cell>
          <table:table-cell ns41:value-type="float" table:style-name="TL Data" office:value="2229" office:value-type="float">
            <text:p>2,2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10" office:value-type="float">
            <text:p>1,11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10" office:value-type="float">
            <text:p>1,110</text:p>
          </table:table-cell>
          <table:table-cell ns41:value-type="float" table:style-name="TL Data" office:value="2220" office:value-type="float">
            <text:p>2,2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11" office:value-type="float">
            <text:p>1,01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33" office:value-type="float">
            <text:p>1,033</text:p>
          </table:table-cell>
          <table:table-cell ns41:value-type="float" table:style-name="TL Data" office:value="2044" office:value-type="float">
            <text:p>2,0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73" office:value-type="float">
            <text:p>1,07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68" office:value-type="float">
            <text:p>1,068</text:p>
          </table:table-cell>
          <table:table-cell ns41:value-type="float" table:style-name="TL Data" office:value="2141" office:value-type="float">
            <text:p>2,1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14" office:value-type="float">
            <text:p>1,01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44" office:value-type="float">
            <text:p>1,044</text:p>
          </table:table-cell>
          <table:table-cell ns41:value-type="float" table:style-name="TL Data" office:value="2058" office:value-type="float">
            <text:p>2,0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1679" office:value-type="float">
            <text:p>1,6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1540" office:value-type="float">
            <text:p>1,5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637" office:value-type="float">
            <text:p>1,6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706" office:value-type="float">
            <text:p>1,7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1698" office:value-type="float">
            <text:p>1,6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655" office:value-type="float">
            <text:p>1,6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1647" office:value-type="float">
            <text:p>1,6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1599" office:value-type="float">
            <text:p>1,5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611" office:value-type="float">
            <text:p>1,6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1659" office:value-type="float">
            <text:p>1,6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1676" office:value-type="float">
            <text:p>1,6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55509" office:value-type="float">
            <text:p>55,509</text:p>
          </table:table-cell>
          <table:table-cell ns41:value-type="float" table:style-name="TL Data" office:value="20450" office:value-type="float">
            <text:p>20,450</text:p>
          </table:table-cell>
          <table:table-cell ns41:value-type="float" table:style-name="TL Data" office:value="1318" office:value-type="float">
            <text:p>1,318</text:p>
          </table:table-cell>
          <table:table-cell ns41:value-type="float" table:style-name="TL Data" office:value="77277" office:value-type="float">
            <text:p>77,277</text:p>
          </table:table-cell>
          <table:table-cell ns41:value-type="float" table:style-name="TL Data" office:value="52376" office:value-type="float">
            <text:p>52,376</text:p>
          </table:table-cell>
          <table:table-cell ns41:value-type="float" table:style-name="TL Data" office:value="21681" office:value-type="float">
            <text:p>21,681</text:p>
          </table:table-cell>
          <table:table-cell ns41:value-type="float" table:style-name="TL Data" office:value="2214" office:value-type="float">
            <text:p>2,214</text:p>
          </table:table-cell>
          <table:table-cell ns41:value-type="float" table:style-name="TL Data" office:value="76271" office:value-type="float">
            <text:p>76,271</text:p>
          </table:table-cell>
          <table:table-cell ns41:value-type="float" table:style-name="TL Data" office:value="153548" office:value-type="float">
            <text:p>153,54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379" office:value-type="float">
            <text:p>1,3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1453" office:value-type="float">
            <text:p>1,4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220" office:value-type="float">
            <text:p>1,2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260" office:value-type="float">
            <text:p>1,2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190" office:value-type="float">
            <office:annotation draw:style-name="gr1" svg:height="1.958cm" draw:caption-point-y="1.835cm" svg:width="3.565cm" svg:x="23.583cm" draw:caption-point-x="4.279cm" svg:y="168.407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is er sprake van een drukfout. Er staat " <text:s/>, 90". Het moet zijn : 1190.</text:span></text:p>
              <text:p text:style-name="P1"><text:span text:style-name="T2"/></text:p>
            </office:annotation>
            <text:p>1,1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235" office:value-type="float">
            <text:p>1,2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1156" office:value-type="float">
            <text:p>1,1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041" office:value-type="float">
            <text:p>1,0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1026" office:value-type="float">
            <text:p>1,0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877" office:value-type="float">
            <text:p>87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878" office:value-type="float">
            <text:p>8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074" office:value-type="float">
            <text:p>1,0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927" office:value-type="float">
            <text:p>9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824" office:value-type="float">
            <text:p>8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678" office:value-type="float">
            <text:p>6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620" office:value-type="float">
            <text:p>6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486" office:value-type="float">
            <text:p>4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09" office:value-type="float">
            <text:p>4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58" office:value-type="float">
            <text:p>4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91" office:value-type="float">
            <text:p>3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office:value="69" table:style-name="TL Data" table:number-columns-repeated="2" office:value-type="float">
            <text:p>6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11" office:value-type="float">
            <text:p>3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35" office:value-type="float">
            <text:p>3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77" office:value-type="float">
            <text:p>27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44" office:value-type="float">
            <text:p>2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78" office:value-type="float">
            <text:p>2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39" office:value-type="float">
            <text:p>2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67" office:value-type="float">
            <text:p>1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63" office:value-type="float">
            <text:p>1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4" office:value-type="float">
            <text:p>1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3" office:value-type="float">
            <text:p>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ER EN DERTIG GEMEENTEN TEN PLATTEN LANDE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56129" office:value-type="float">
            <text:p>56,129</text:p>
          </table:table-cell>
          <table:table-cell ns41:value-type="float" table:style-name="TL Data" office:value="27592" office:value-type="float">
            <text:p>27,592</text:p>
          </table:table-cell>
          <table:table-cell ns41:value-type="float" table:style-name="TL Data" office:value="3851" office:value-type="float">
            <text:p>3,851</text:p>
          </table:table-cell>
          <table:table-cell ns41:value-type="float" table:style-name="TL Data" office:value="87572" office:value-type="float">
            <text:p>87,572</text:p>
          </table:table-cell>
          <table:table-cell ns41:value-type="float" table:style-name="TL Data" office:value="53208" office:value-type="float">
            <text:p>53,208</text:p>
          </table:table-cell>
          <table:table-cell ns41:value-type="float" table:style-name="TL Data" office:value="27555" office:value-type="float">
            <text:p>27,555</text:p>
          </table:table-cell>
          <table:table-cell ns41:value-type="float" table:style-name="TL Data" office:value="6623" office:value-type="float">
            <text:p>6,623</text:p>
          </table:table-cell>
          <table:table-cell ns41:value-type="float" table:style-name="TL Data" office:value="87386" office:value-type="float">
            <text:p>87,386</text:p>
          </table:table-cell>
          <table:table-cell ns41:value-type="float" table:style-name="TL Data" office:value="174958" office:value-type="float">
            <text:p>174,95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6217" office:value-type="float">
            <text:p>6,217</text:p>
          </table:table-cell>
          <table:table-cell table:style-name="TL Data" table:number-columns-repeated="2"/>
          <table:table-cell ns41:value-type="float" table:style-name="TL Data" office:value="6217" office:value-type="float">
            <text:p>6,217</text:p>
          </table:table-cell>
          <table:table-cell ns41:value-type="float" table:style-name="TL Data" office:value="6180" office:value-type="float">
            <text:p>6,180</text:p>
          </table:table-cell>
          <table:table-cell table:style-name="TL Data" table:number-columns-repeated="2"/>
          <table:table-cell ns41:value-type="float" table:style-name="TL Data" office:value="6180" office:value-type="float">
            <text:p>6,180</text:p>
          </table:table-cell>
          <table:table-cell ns41:value-type="float" table:style-name="TL Data" office:value="12397" office:value-type="float">
            <text:p>12,3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5474" office:value-type="float">
            <text:p>5,474</text:p>
          </table:table-cell>
          <table:table-cell table:style-name="TL Data" table:number-columns-repeated="2"/>
          <table:table-cell ns41:value-type="float" table:style-name="TL Data" office:value="5474" office:value-type="float">
            <text:p>5,474</text:p>
          </table:table-cell>
          <table:table-cell ns41:value-type="float" table:style-name="TL Data" office:value="5462" office:value-type="float">
            <text:p>5,462</text:p>
          </table:table-cell>
          <table:table-cell table:style-name="TL Data" table:number-columns-repeated="2"/>
          <table:table-cell ns41:value-type="float" table:style-name="TL Data" office:value="5462" office:value-type="float">
            <text:p>5,462</text:p>
          </table:table-cell>
          <table:table-cell ns41:value-type="float" table:style-name="TL Data" office:value="10936" office:value-type="float">
            <text:p>10,9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4914" office:value-type="float">
            <text:p>4,914</text:p>
          </table:table-cell>
          <table:table-cell table:style-name="TL Data" table:number-columns-repeated="2"/>
          <table:table-cell ns41:value-type="float" table:style-name="TL Data" office:value="4914" office:value-type="float">
            <text:p>4,914</text:p>
          </table:table-cell>
          <table:table-cell ns41:value-type="float" table:style-name="TL Data" office:value="4907" office:value-type="float">
            <text:p>4,907</text:p>
          </table:table-cell>
          <table:table-cell table:style-name="TL Data" table:number-columns-repeated="2"/>
          <table:table-cell ns41:value-type="float" table:style-name="TL Data" office:value="4907" office:value-type="float">
            <text:p>4,907</text:p>
          </table:table-cell>
          <table:table-cell ns41:value-type="float" table:style-name="TL Data" office:value="9821" office:value-type="float">
            <text:p>9,8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5333" office:value-type="float">
            <text:p>5,333</text:p>
          </table:table-cell>
          <table:table-cell table:style-name="TL Data" table:number-columns-repeated="2"/>
          <table:table-cell ns41:value-type="float" table:style-name="TL Data" office:value="5333" office:value-type="float">
            <text:p>5,333</text:p>
          </table:table-cell>
          <table:table-cell ns41:value-type="float" table:style-name="TL Data" office:value="5172" office:value-type="float">
            <text:p>5,172</text:p>
          </table:table-cell>
          <table:table-cell table:style-name="TL Data" table:number-columns-repeated="2"/>
          <table:table-cell ns41:value-type="float" table:style-name="TL Data" office:value="5172" office:value-type="float">
            <text:p>5,172</text:p>
          </table:table-cell>
          <table:table-cell ns41:value-type="float" table:style-name="TL Data" office:value="10505" office:value-type="float">
            <text:p>10,5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5322" office:value-type="float">
            <text:p>5,322</text:p>
          </table:table-cell>
          <table:table-cell table:style-name="TL Data" table:number-columns-repeated="2"/>
          <table:table-cell ns41:value-type="float" table:style-name="TL Data" office:value="5322" office:value-type="float">
            <text:p>5,322</text:p>
          </table:table-cell>
          <table:table-cell ns41:value-type="float" table:style-name="TL Data" office:value="5479" office:value-type="float">
            <text:p>5,479</text:p>
          </table:table-cell>
          <table:table-cell table:style-name="TL Data" table:number-columns-repeated="2"/>
          <table:table-cell ns41:value-type="float" table:style-name="TL Data" office:value="5479" office:value-type="float">
            <text:p>5,479</text:p>
          </table:table-cell>
          <table:table-cell ns41:value-type="float" table:style-name="TL Data" office:value="10801" office:value-type="float">
            <text:p>10,8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5458" office:value-type="float">
            <text:p>5,458</text:p>
          </table:table-cell>
          <table:table-cell table:style-name="TL Data" table:number-columns-repeated="2"/>
          <table:table-cell ns41:value-type="float" table:style-name="TL Data" office:value="5458" office:value-type="float">
            <text:p>5,458</text:p>
          </table:table-cell>
          <table:table-cell ns41:value-type="float" table:style-name="TL Data" office:value="5346" office:value-type="float">
            <text:p>5,346</text:p>
          </table:table-cell>
          <table:table-cell table:style-name="TL Data" table:number-columns-repeated="2"/>
          <table:table-cell ns41:value-type="float" table:style-name="TL Data" office:value="5346" office:value-type="float">
            <text:p>5,346</text:p>
          </table:table-cell>
          <table:table-cell ns41:value-type="float" table:style-name="TL Data" office:value="10804" office:value-type="float">
            <text:p>10,8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5446" office:value-type="float">
            <text:p>5,446</text:p>
          </table:table-cell>
          <table:table-cell table:style-name="TL Data" table:number-columns-repeated="2"/>
          <table:table-cell ns41:value-type="float" table:style-name="TL Data" office:value="5446" office:value-type="float">
            <text:p>5,446</text:p>
          </table:table-cell>
          <table:table-cell ns41:value-type="float" table:style-name="TL Data" office:value="5416" office:value-type="float">
            <text:p>5,416</text:p>
          </table:table-cell>
          <table:table-cell table:style-name="TL Data" table:number-columns-repeated="2"/>
          <table:table-cell ns41:value-type="float" table:style-name="TL Data" office:value="5416" office:value-type="float">
            <text:p>5,416</text:p>
          </table:table-cell>
          <table:table-cell ns41:value-type="float" table:style-name="TL Data" office:value="10862" office:value-type="float">
            <text:p>10,8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5378" office:value-type="float">
            <text:p>5,378</text:p>
          </table:table-cell>
          <table:table-cell table:style-name="TL Data" table:number-columns-repeated="2"/>
          <table:table-cell ns41:value-type="float" table:style-name="TL Data" office:value="5378" office:value-type="float">
            <text:p>5,378</text:p>
          </table:table-cell>
          <table:table-cell ns41:value-type="float" table:style-name="TL Data" office:value="5337" office:value-type="float">
            <text:p>5,337</text:p>
          </table:table-cell>
          <table:table-cell table:style-name="TL Data" table:number-columns-repeated="2"/>
          <table:table-cell ns41:value-type="float" table:style-name="TL Data" office:value="5337" office:value-type="float">
            <text:p>5,337</text:p>
          </table:table-cell>
          <table:table-cell ns41:value-type="float" table:style-name="TL Data" office:value="10715" office:value-type="float">
            <text:p>10,7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5497" office:value-type="float">
            <text:p>5,497</text:p>
          </table:table-cell>
          <table:table-cell table:style-name="TL Data" table:number-columns-repeated="2"/>
          <table:table-cell ns41:value-type="float" table:style-name="TL Data" office:value="5497" office:value-type="float">
            <text:p>5,497</text:p>
          </table:table-cell>
          <table:table-cell ns41:value-type="float" table:style-name="TL Data" office:value="5224" office:value-type="float">
            <text:p>5,224</text:p>
          </table:table-cell>
          <table:table-cell table:style-name="TL Data" table:number-columns-repeated="2"/>
          <table:table-cell ns41:value-type="float" table:style-name="TL Data" office:value="5224" office:value-type="float">
            <text:p>5,224</text:p>
          </table:table-cell>
          <table:table-cell ns41:value-type="float" table:style-name="TL Data" office:value="10721" office:value-type="float">
            <text:p>10,7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5418" office:value-type="float">
            <text:p>5,418</text:p>
          </table:table-cell>
          <table:table-cell table:style-name="TL Data" table:number-columns-repeated="2"/>
          <table:table-cell ns41:value-type="float" table:style-name="TL Data" office:value="5418" office:value-type="float">
            <text:p>5,418</text:p>
          </table:table-cell>
          <table:table-cell ns41:value-type="float" table:style-name="TL Data" office:value="5522" office:value-type="float">
            <text:p>5,522</text:p>
          </table:table-cell>
          <table:table-cell table:style-name="TL Data" table:number-columns-repeated="2"/>
          <table:table-cell ns41:value-type="float" table:style-name="TL Data" office:value="5522" office:value-type="float">
            <text:p>5,522</text:p>
          </table:table-cell>
          <table:table-cell ns41:value-type="float" table:style-name="TL Data" office:value="10940" office:value-type="float">
            <text:p>10,9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5242" office:value-type="float">
            <text:p>5,242</text:p>
          </table:table-cell>
          <table:table-cell table:style-name="TL Data" table:number-columns-repeated="2"/>
          <table:table-cell ns41:value-type="float" table:style-name="TL Data" office:value="5242" office:value-type="float">
            <text:p>5,242</text:p>
          </table:table-cell>
          <table:table-cell ns41:value-type="float" table:style-name="TL Data" office:value="5314" office:value-type="float">
            <text:p>5,314</text:p>
          </table:table-cell>
          <table:table-cell table:style-name="TL Data" table:number-columns-repeated="2"/>
          <table:table-cell ns41:value-type="float" table:style-name="TL Data" office:value="5314" office:value-type="float">
            <text:p>5,314</text:p>
          </table:table-cell>
          <table:table-cell ns41:value-type="float" table:style-name="TL Data" office:value="10556" office:value-type="float">
            <text:p>10,5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5047" office:value-type="float">
            <text:p>5,047</text:p>
          </table:table-cell>
          <table:table-cell table:style-name="TL Data" table:number-columns-repeated="2"/>
          <table:table-cell ns41:value-type="float" table:style-name="TL Data" office:value="5047" office:value-type="float">
            <text:p>5,047</text:p>
          </table:table-cell>
          <table:table-cell ns41:value-type="float" table:style-name="TL Data" office:value="5042" office:value-type="float">
            <text:p>5,042</text:p>
          </table:table-cell>
          <table:table-cell table:style-name="TL Data" table:number-columns-repeated="2"/>
          <table:table-cell ns41:value-type="float" table:style-name="TL Data" office:value="5042" office:value-type="float">
            <text:p>5,042</text:p>
          </table:table-cell>
          <table:table-cell ns41:value-type="float" table:style-name="TL Data" office:value="10089" office:value-type="float">
            <text:p>10,0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4810" office:value-type="float">
            <text:p>4,810</text:p>
          </table:table-cell>
          <table:table-cell table:style-name="TL Data" table:number-columns-repeated="2"/>
          <table:table-cell ns41:value-type="float" table:style-name="TL Data" office:value="4810" office:value-type="float">
            <text:p>4,810</text:p>
          </table:table-cell>
          <table:table-cell ns41:value-type="float" table:style-name="TL Data" office:value="4995" office:value-type="float">
            <text:p>4,995</text:p>
          </table:table-cell>
          <table:table-cell table:style-name="TL Data" table:number-columns-repeated="2"/>
          <table:table-cell ns41:value-type="float" table:style-name="TL Data" office:value="4995" office:value-type="float">
            <text:p>4,995</text:p>
          </table:table-cell>
          <table:table-cell ns41:value-type="float" table:style-name="TL Data" office:value="9805" office:value-type="float">
            <text:p>9,8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4652" office:value-type="float">
            <text:p>4,652</text:p>
          </table:table-cell>
          <table:table-cell table:style-name="TL Data" table:number-columns-repeated="2"/>
          <table:table-cell ns41:value-type="float" table:style-name="TL Data" office:value="4652" office:value-type="float">
            <text:p>4,652</text:p>
          </table:table-cell>
          <table:table-cell ns41:value-type="float" table:style-name="TL Data" office:value="4546" office:value-type="float">
            <text:p>4,546</text:p>
          </table:table-cell>
          <table:table-cell table:style-name="TL Data" table:number-columns-repeated="2"/>
          <table:table-cell ns41:value-type="float" table:style-name="TL Data" office:value="4546" office:value-type="float">
            <text:p>4,546</text:p>
          </table:table-cell>
          <table:table-cell ns41:value-type="float" table:style-name="TL Data" office:value="9198" office:value-type="float">
            <text:p>9,1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4467" office:value-type="float">
            <text:p>4,467</text:p>
          </table:table-cell>
          <table:table-cell table:style-name="TL Data" table:number-columns-repeated="2"/>
          <table:table-cell ns41:value-type="float" table:style-name="TL Data" office:value="4467" office:value-type="float">
            <text:p>4,467</text:p>
          </table:table-cell>
          <table:table-cell ns41:value-type="float" table:style-name="TL Data" office:value="4625" office:value-type="float">
            <text:p>4,625</text:p>
          </table:table-cell>
          <table:table-cell table:style-name="TL Data" table:number-columns-repeated="2"/>
          <table:table-cell ns41:value-type="float" table:style-name="TL Data" office:value="4625" office:value-type="float">
            <text:p>4,625</text:p>
          </table:table-cell>
          <table:table-cell ns41:value-type="float" table:style-name="TL Data" office:value="9092" office:value-type="float">
            <text:p>9,0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4187" office:value-type="float">
            <text:p>4,187</text:p>
          </table:table-cell>
          <table:table-cell table:style-name="TL Data" table:number-columns-repeated="2"/>
          <table:table-cell ns41:value-type="float" table:style-name="TL Data" office:value="4187" office:value-type="float">
            <text:p>4,187</text:p>
          </table:table-cell>
          <table:table-cell ns41:value-type="float" table:style-name="TL Data" office:value="4276" office:value-type="float">
            <text:p>4,276</text:p>
          </table:table-cell>
          <table:table-cell table:style-name="TL Data" table:number-columns-repeated="2"/>
          <table:table-cell ns41:value-type="float" table:style-name="TL Data" office:value="4276" office:value-type="float">
            <text:p>4,276</text:p>
          </table:table-cell>
          <table:table-cell ns41:value-type="float" table:style-name="TL Data" office:value="8463" office:value-type="float">
            <text:p>8,4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4426" office:value-type="float">
            <text:p>4,426</text:p>
          </table:table-cell>
          <table:table-cell table:style-name="TL Data" table:number-columns-repeated="2"/>
          <table:table-cell ns41:value-type="float" table:style-name="TL Data" office:value="4426" office:value-type="float">
            <text:p>4,426</text:p>
          </table:table-cell>
          <table:table-cell ns41:value-type="float" table:style-name="TL Data" office:value="4527" office:value-type="float">
            <text:p>4,52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533" office:value-type="float">
            <text:p>4,533</text:p>
          </table:table-cell>
          <table:table-cell ns41:value-type="float" table:style-name="TL Data" office:value="8959" office:value-type="float">
            <text:p>8,9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4181" office:value-type="float">
            <text:p>4,18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183" office:value-type="float">
            <text:p>4,183</text:p>
          </table:table-cell>
          <table:table-cell ns41:value-type="float" table:style-name="TL Data" office:value="4103" office:value-type="float">
            <text:p>4,10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4116" office:value-type="float">
            <text:p>4,116</text:p>
          </table:table-cell>
          <table:table-cell ns41:value-type="float" table:style-name="TL Data" office:value="8299" office:value-type="float">
            <text:p>8,2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4401" office:value-type="float">
            <text:p>4,40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19" office:value-type="float">
            <text:p>4,419</text:p>
          </table:table-cell>
          <table:table-cell ns41:value-type="float" table:style-name="TL Data" office:value="4353" office:value-type="float">
            <text:p>4,353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394" office:value-type="float">
            <text:p>4,394</text:p>
          </table:table-cell>
          <table:table-cell ns41:value-type="float" table:style-name="TL Data" office:value="8813" office:value-type="float">
            <text:p>8,8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4587" office:value-type="float">
            <text:p>4,58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17" office:value-type="float">
            <text:p>4,617</text:p>
          </table:table-cell>
          <table:table-cell ns41:value-type="float" table:style-name="TL Data" office:value="4605" office:value-type="float">
            <text:p>4,60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746" office:value-type="float">
            <text:p>4,746</text:p>
          </table:table-cell>
          <table:table-cell ns41:value-type="float" table:style-name="TL Data" office:value="9363" office:value-type="float">
            <text:p>9,3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4403" office:value-type="float">
            <text:p>4,40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16" office:value-type="float">
            <text:p>4,516</text:p>
          </table:table-cell>
          <table:table-cell ns41:value-type="float" table:style-name="TL Data" office:value="4698" office:value-type="float">
            <text:p>4,698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974" office:value-type="float">
            <text:p>4,974</text:p>
          </table:table-cell>
          <table:table-cell ns41:value-type="float" table:style-name="TL Data" office:value="9490" office:value-type="float">
            <text:p>9,4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3817" office:value-type="float">
            <text:p>3,81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959" office:value-type="float">
            <text:p>3,959</text:p>
          </table:table-cell>
          <table:table-cell ns41:value-type="float" table:style-name="TL Data" office:value="4043" office:value-type="float">
            <text:p>4,043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456" office:value-type="float">
            <text:p>4,456</text:p>
          </table:table-cell>
          <table:table-cell ns41:value-type="float" table:style-name="TL Data" office:value="8415" office:value-type="float">
            <text:p>8,4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3712" office:value-type="float">
            <text:p>3,71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50" office:value-type="float">
            <text:p>3,950</text:p>
          </table:table-cell>
          <table:table-cell ns41:value-type="float" table:style-name="TL Data" office:value="3734" office:value-type="float">
            <text:p>3,734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325" office:value-type="float">
            <text:p>4,325</text:p>
          </table:table-cell>
          <table:table-cell ns41:value-type="float" table:style-name="TL Data" office:value="8275" office:value-type="float">
            <text:p>8,2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3558" office:value-type="float">
            <text:p>3,558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993" office:value-type="float">
            <text:p>3,993</text:p>
          </table:table-cell>
          <table:table-cell ns41:value-type="float" table:style-name="TL Data" office:value="3836" office:value-type="float">
            <text:p>3,836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797" office:value-type="float">
            <text:p>4,797</text:p>
          </table:table-cell>
          <table:table-cell ns41:value-type="float" table:style-name="TL Data" office:value="8790" office:value-type="float">
            <text:p>8,7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3254" office:value-type="float">
            <text:p>3,254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029" office:value-type="float">
            <text:p>4,029</text:p>
          </table:table-cell>
          <table:table-cell ns41:value-type="float" table:style-name="TL Data" office:value="3491" office:value-type="float">
            <text:p>3,491</text:p>
          </table:table-cell>
          <table:table-cell ns41:value-type="float" table:style-name="TL Data" office:value="1241" office:value-type="float">
            <text:p>1,24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760" office:value-type="float">
            <text:p>4,760</text:p>
          </table:table-cell>
          <table:table-cell ns41:value-type="float" table:style-name="TL Data" office:value="8789" office:value-type="float">
            <text:p>8,7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3256" office:value-type="float">
            <text:p>3,256</text:p>
          </table:table-cell>
          <table:table-cell ns41:value-type="float" table:style-name="TL Data" office:value="1172" office:value-type="float">
            <text:p>1,17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459" office:value-type="float">
            <text:p>4,459</text:p>
          </table:table-cell>
          <table:table-cell ns41:value-type="float" table:style-name="TL Data" office:value="3224" office:value-type="float">
            <text:p>3,224</text:p>
          </table:table-cell>
          <table:table-cell ns41:value-type="float" table:style-name="TL Data" office:value="1648" office:value-type="float">
            <text:p>1,64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923" office:value-type="float">
            <text:p>4,923</text:p>
          </table:table-cell>
          <table:table-cell ns41:value-type="float" table:style-name="TL Data" office:value="9382" office:value-type="float">
            <text:p>9,3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2685" office:value-type="float">
            <text:p>2,685</text:p>
          </table:table-cell>
          <table:table-cell ns41:value-type="float" table:style-name="TL Data" office:value="1537" office:value-type="float">
            <text:p>1,53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254" office:value-type="float">
            <text:p>4,254</text:p>
          </table:table-cell>
          <table:table-cell ns41:value-type="float" table:style-name="TL Data" office:value="2841" office:value-type="float">
            <text:p>2,841</text:p>
          </table:table-cell>
          <table:table-cell ns41:value-type="float" table:style-name="TL Data" office:value="1893" office:value-type="float">
            <text:p>1,89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801" office:value-type="float">
            <text:p>4,801</text:p>
          </table:table-cell>
          <table:table-cell ns41:value-type="float" table:style-name="TL Data" office:value="9055" office:value-type="float">
            <text:p>9,0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2253" office:value-type="float">
            <text:p>2,253</text:p>
          </table:table-cell>
          <table:table-cell ns41:value-type="float" table:style-name="TL Data" office:value="1776" office:value-type="float">
            <text:p>1,77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069" office:value-type="float">
            <text:p>4,069</text:p>
          </table:table-cell>
          <table:table-cell ns41:value-type="float" table:style-name="TL Data" office:value="2354" office:value-type="float">
            <text:p>2,354</text:p>
          </table:table-cell>
          <table:table-cell ns41:value-type="float" table:style-name="TL Data" office:value="2066" office:value-type="float">
            <text:p>2,06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501" office:value-type="float">
            <text:p>4,501</text:p>
          </table:table-cell>
          <table:table-cell ns41:value-type="float" table:style-name="TL Data" office:value="8570" office:value-type="float">
            <text:p>8,5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775" office:value-type="float">
            <text:p>1,775</text:p>
          </table:table-cell>
          <table:table-cell ns41:value-type="float" table:style-name="TL Data" office:value="1912" office:value-type="float">
            <text:p>1,91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738" office:value-type="float">
            <text:p>3,738</text:p>
          </table:table-cell>
          <table:table-cell ns41:value-type="float" table:style-name="TL Data" office:value="2057" office:value-type="float">
            <text:p>2,057</text:p>
          </table:table-cell>
          <table:table-cell ns41:value-type="float" table:style-name="TL Data" office:value="2174" office:value-type="float">
            <text:p>2,17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301" office:value-type="float">
            <text:p>4,301</text:p>
          </table:table-cell>
          <table:table-cell ns41:value-type="float" table:style-name="TL Data" office:value="8039" office:value-type="float">
            <text:p>8,0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1537" office:value-type="float">
            <text:p>1,537</text:p>
          </table:table-cell>
          <table:table-cell ns41:value-type="float" table:style-name="TL Data" office:value="1962" office:value-type="float">
            <text:p>1,96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546" office:value-type="float">
            <text:p>3,546</text:p>
          </table:table-cell>
          <table:table-cell ns41:value-type="float" table:style-name="TL Data" office:value="1696" office:value-type="float">
            <text:p>1,696</text:p>
          </table:table-cell>
          <table:table-cell ns41:value-type="float" table:style-name="TL Data" office:value="2229" office:value-type="float">
            <text:p>2,22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023" office:value-type="float">
            <text:p>4,023</text:p>
          </table:table-cell>
          <table:table-cell ns41:value-type="float" table:style-name="TL Data" office:value="7569" office:value-type="float">
            <text:p>7,5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1355" office:value-type="float">
            <text:p>1,355</text:p>
          </table:table-cell>
          <table:table-cell ns41:value-type="float" table:style-name="TL Data" office:value="2350" office:value-type="float">
            <text:p>2,35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786" office:value-type="float">
            <text:p>3,786</text:p>
          </table:table-cell>
          <table:table-cell ns41:value-type="float" table:style-name="TL Data" office:value="1697" office:value-type="float">
            <text:p>1,697</text:p>
          </table:table-cell>
          <table:table-cell ns41:value-type="float" table:style-name="TL Data" office:value="2496" office:value-type="float">
            <text:p>2,49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4307" office:value-type="float">
            <text:p>4,307</text:p>
          </table:table-cell>
          <table:table-cell ns41:value-type="float" table:style-name="TL Data" office:value="8093" office:value-type="float">
            <text:p>8,09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1027" office:value-type="float">
            <text:p>1,027</text:p>
          </table:table-cell>
          <table:table-cell ns41:value-type="float" table:style-name="TL Data" office:value="2175" office:value-type="float">
            <text:p>2,17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289" office:value-type="float">
            <text:p>3,289</text:p>
          </table:table-cell>
          <table:table-cell ns41:value-type="float" table:style-name="TL Data" office:value="1200" office:value-type="float">
            <text:p>1,200</text:p>
          </table:table-cell>
          <table:table-cell ns41:value-type="float" table:style-name="TL Data" office:value="2351" office:value-type="float">
            <text:p>2,35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681" office:value-type="float">
            <text:p>3,681</text:p>
          </table:table-cell>
          <table:table-cell ns41:value-type="float" table:style-name="TL Data" office:value="6970" office:value-type="float">
            <text:p>6,9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2420" office:value-type="float">
            <text:p>2,42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392" office:value-type="float">
            <text:p>3,392</text:p>
          </table:table-cell>
          <table:table-cell ns41:value-type="float" table:style-name="TL Data" office:value="1087" office:value-type="float">
            <text:p>1,087</text:p>
          </table:table-cell>
          <table:table-cell ns41:value-type="float" table:style-name="TL Data" office:value="2477" office:value-type="float">
            <text:p>2,477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713" office:value-type="float">
            <text:p>3,713</text:p>
          </table:table-cell>
          <table:table-cell ns41:value-type="float" table:style-name="TL Data" office:value="7105" office:value-type="float">
            <text:p>7,1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2593" office:value-type="float">
            <text:p>2,59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454" office:value-type="float">
            <text:p>3,454</text:p>
          </table:table-cell>
          <table:table-cell ns41:value-type="float" table:style-name="TL Data" office:value="1010" office:value-type="float">
            <text:p>1,010</text:p>
          </table:table-cell>
          <table:table-cell ns41:value-type="float" table:style-name="TL Data" office:value="2497" office:value-type="float">
            <text:p>2,49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677" office:value-type="float">
            <text:p>3,677</text:p>
          </table:table-cell>
          <table:table-cell ns41:value-type="float" table:style-name="TL Data" office:value="7131" office:value-type="float">
            <text:p>7,1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2463" office:value-type="float">
            <text:p>2,46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3293" office:value-type="float">
            <text:p>3,293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2473" office:value-type="float">
            <text:p>2,47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503" office:value-type="float">
            <text:p>3,503</text:p>
          </table:table-cell>
          <table:table-cell ns41:value-type="float" table:style-name="TL Data" office:value="6796" office:value-type="float">
            <text:p>6,7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2342" office:value-type="float">
            <text:p>2,34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000" office:value-type="float">
            <text:p>3,000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2412" office:value-type="float">
            <text:p>2,41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298" office:value-type="float">
            <text:p>3,298</text:p>
          </table:table-cell>
          <table:table-cell ns41:value-type="float" table:style-name="TL Data" office:value="6298" office:value-type="float">
            <text:p>6,2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355" office:value-type="float">
            <text:p>2,35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035" office:value-type="float">
            <text:p>3,035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2500" office:value-type="float">
            <text:p>2,50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419" office:value-type="float">
            <text:p>3,419</text:p>
          </table:table-cell>
          <table:table-cell ns41:value-type="float" table:style-name="TL Data" office:value="6454" office:value-type="float">
            <text:p>6,4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2382" office:value-type="float">
            <text:p>2,38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935" office:value-type="float">
            <text:p>2,935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2277" office:value-type="float">
            <text:p>2,27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136" office:value-type="float">
            <text:p>3,136</text:p>
          </table:table-cell>
          <table:table-cell ns41:value-type="float" table:style-name="TL Data" office:value="6071" office:value-type="float">
            <text:p>6,0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522" office:value-type="float">
            <text:p>2,52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061" office:value-type="float">
            <text:p>3,061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2488" office:value-type="float">
            <text:p>2,48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406" office:value-type="float">
            <text:p>3,406</text:p>
          </table:table-cell>
          <table:table-cell ns41:value-type="float" table:style-name="TL Data" office:value="6467" office:value-type="float">
            <text:p>6,4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2339" office:value-type="float">
            <text:p>2,33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833" office:value-type="float">
            <text:p>2,833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2427" office:value-type="float">
            <text:p>2,42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269" office:value-type="float">
            <text:p>3,269</text:p>
          </table:table-cell>
          <table:table-cell ns41:value-type="float" table:style-name="TL Data" office:value="6102" office:value-type="float">
            <text:p>6,10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202" office:value-type="float">
            <text:p>2,20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647" office:value-type="float">
            <text:p>2,647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2141" office:value-type="float">
            <text:p>2,14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973" office:value-type="float">
            <text:p>2,973</text:p>
          </table:table-cell>
          <table:table-cell ns41:value-type="float" table:style-name="TL Data" office:value="5620" office:value-type="float">
            <text:p>5,6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903" office:value-type="float">
            <text:p>1,90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290" office:value-type="float">
            <text:p>2,290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882" office:value-type="float">
            <text:p>1,882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616" office:value-type="float">
            <text:p>2,616</text:p>
          </table:table-cell>
          <table:table-cell ns41:value-type="float" table:style-name="TL Data" office:value="4906" office:value-type="float">
            <text:p>4,9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055" office:value-type="float">
            <text:p>2,05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463" office:value-type="float">
            <text:p>2,463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959" office:value-type="float">
            <text:p>1,95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753" office:value-type="float">
            <text:p>2,753</text:p>
          </table:table-cell>
          <table:table-cell ns41:value-type="float" table:style-name="TL Data" office:value="5216" office:value-type="float">
            <text:p>5,2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084" office:value-type="float">
            <text:p>2,08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433" office:value-type="float">
            <text:p>2,433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2018" office:value-type="float">
            <text:p>2,018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800" office:value-type="float">
            <text:p>2,800</text:p>
          </table:table-cell>
          <table:table-cell ns41:value-type="float" table:style-name="TL Data" office:value="5233" office:value-type="float">
            <text:p>5,2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003" office:value-type="float">
            <text:p>2,00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396" office:value-type="float">
            <text:p>2,396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2012" office:value-type="float">
            <text:p>2,01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815" office:value-type="float">
            <text:p>2,815</text:p>
          </table:table-cell>
          <table:table-cell ns41:value-type="float" table:style-name="TL Data" office:value="5211" office:value-type="float">
            <text:p>5,2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917" office:value-type="float">
            <text:p>1,91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333" office:value-type="float">
            <text:p>2,333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895" office:value-type="float">
            <text:p>1,895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2683" office:value-type="float">
            <text:p>2,683</text:p>
          </table:table-cell>
          <table:table-cell ns41:value-type="float" table:style-name="TL Data" office:value="5016" office:value-type="float">
            <text:p>5,0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928" office:value-type="float">
            <text:p>1,92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321" office:value-type="float">
            <text:p>2,321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847" office:value-type="float">
            <text:p>1,847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696" office:value-type="float">
            <text:p>2,696</text:p>
          </table:table-cell>
          <table:table-cell ns41:value-type="float" table:style-name="TL Data" office:value="5017" office:value-type="float">
            <text:p>5,0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904" office:value-type="float">
            <text:p>1,90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287" office:value-type="float">
            <text:p>2,287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663" office:value-type="float">
            <text:p>1,663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2483" office:value-type="float">
            <text:p>2,483</text:p>
          </table:table-cell>
          <table:table-cell ns41:value-type="float" table:style-name="TL Data" office:value="4770" office:value-type="float">
            <text:p>4,7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763" office:value-type="float">
            <text:p>1,763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143" office:value-type="float">
            <text:p>2,143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700" office:value-type="float">
            <text:p>1,700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2554" office:value-type="float">
            <text:p>2,554</text:p>
          </table:table-cell>
          <table:table-cell ns41:value-type="float" table:style-name="TL Data" office:value="4697" office:value-type="float">
            <text:p>4,6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958" office:value-type="float">
            <text:p>1,958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364" office:value-type="float">
            <text:p>2,364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1801" office:value-type="float">
            <text:p>1,801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861" office:value-type="float">
            <text:p>2,861</text:p>
          </table:table-cell>
          <table:table-cell ns41:value-type="float" table:style-name="TL Data" office:value="5225" office:value-type="float">
            <text:p>5,2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904" office:value-type="float">
            <text:p>1,904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313" office:value-type="float">
            <text:p>2,31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656" office:value-type="float">
            <text:p>1,656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2693" office:value-type="float">
            <text:p>2,693</text:p>
          </table:table-cell>
          <table:table-cell ns41:value-type="float" table:style-name="TL Data" office:value="5006" office:value-type="float">
            <text:p>5,0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140449" office:value-type="float">
            <text:p>140,449</text:p>
          </table:table-cell>
          <table:table-cell ns41:value-type="float" table:style-name="TL Data" office:value="55630" office:value-type="float">
            <text:p>55,630</text:p>
          </table:table-cell>
          <table:table-cell ns41:value-type="float" table:style-name="TL Data" office:value="3009" office:value-type="float">
            <text:p>3,009</text:p>
          </table:table-cell>
          <table:table-cell ns41:value-type="float" table:style-name="TL Data" office:value="199088" office:value-type="float">
            <text:p>199,088</text:p>
          </table:table-cell>
          <table:table-cell ns41:value-type="float" table:style-name="TL Data" office:value="146362" office:value-type="float">
            <text:p>146,362</text:p>
          </table:table-cell>
          <table:table-cell ns41:value-type="float" table:style-name="TL Data" office:value="58606" office:value-type="float">
            <text:p>58,606</text:p>
          </table:table-cell>
          <table:table-cell ns41:value-type="float" table:style-name="TL Data" office:value="6861" office:value-type="float">
            <text:p>6,861</text:p>
          </table:table-cell>
          <table:table-cell ns41:value-type="float" table:style-name="TL Data" office:value="211829" office:value-type="float">
            <text:p>211,829</text:p>
          </table:table-cell>
          <table:table-cell ns41:value-type="float" table:style-name="TL Data" office:value="410917" office:value-type="float">
            <text:p>410,9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53" office:value-type="float">
            <text:p>1,65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16" office:value-type="float">
            <text:p>2,01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521" office:value-type="float">
            <text:p>1,521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367" office:value-type="float">
            <text:p>2,367</text:p>
          </table:table-cell>
          <table:table-cell ns41:value-type="float" table:style-name="TL Data" office:value="4383" office:value-type="float">
            <text:p>4,3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616" office:value-type="float">
            <text:p>1,61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47" office:value-type="float">
            <text:p>1,947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379" office:value-type="float">
            <text:p>1,379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2318" office:value-type="float">
            <text:p>2,318</text:p>
          </table:table-cell>
          <table:table-cell ns41:value-type="float" table:style-name="TL Data" office:value="4265" office:value-type="float">
            <text:p>4,2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15" office:value-type="float">
            <text:p>1,31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34" office:value-type="float">
            <text:p>1,634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201" office:value-type="float">
            <text:p>1,201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2044" office:value-type="float">
            <text:p>2,044</text:p>
          </table:table-cell>
          <table:table-cell ns41:value-type="float" table:style-name="TL Data" office:value="3678" office:value-type="float">
            <text:p>3,6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51" office:value-type="float">
            <text:p>1,35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683" office:value-type="float">
            <text:p>1,683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285" office:value-type="float">
            <text:p>1,285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2280" office:value-type="float">
            <text:p>2,280</text:p>
          </table:table-cell>
          <table:table-cell ns41:value-type="float" table:style-name="TL Data" office:value="3963" office:value-type="float">
            <text:p>3,9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42" office:value-type="float">
            <text:p>1,24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1576" office:value-type="float">
            <text:p>1,576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140" office:value-type="float">
            <text:p>1,140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991" office:value-type="float">
            <text:p>1,991</text:p>
          </table:table-cell>
          <table:table-cell ns41:value-type="float" table:style-name="TL Data" office:value="3567" office:value-type="float">
            <text:p>3,5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92" office:value-type="float">
            <text:p>1,19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553" office:value-type="float">
            <text:p>1,55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096" office:value-type="float">
            <text:p>1,096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2012" office:value-type="float">
            <text:p>2,012</text:p>
          </table:table-cell>
          <table:table-cell ns41:value-type="float" table:style-name="TL Data" office:value="3565" office:value-type="float">
            <text:p>3,5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27" office:value-type="float">
            <text:p>1,22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550" office:value-type="float">
            <text:p>1,550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024" office:value-type="float">
            <text:p>1,024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943" office:value-type="float">
            <text:p>1,943</text:p>
          </table:table-cell>
          <table:table-cell ns41:value-type="float" table:style-name="TL Data" office:value="3493" office:value-type="float">
            <text:p>3,49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60" office:value-type="float">
            <text:p>1,06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368" office:value-type="float">
            <text:p>1,368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1789" office:value-type="float">
            <text:p>1,789</text:p>
          </table:table-cell>
          <table:table-cell ns41:value-type="float" table:style-name="TL Data" office:value="3157" office:value-type="float">
            <text:p>3,1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254" office:value-type="float">
            <text:p>1,25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1820" office:value-type="float">
            <text:p>1,820</text:p>
          </table:table-cell>
          <table:table-cell ns41:value-type="float" table:style-name="TL Data" office:value="3074" office:value-type="float">
            <text:p>3,0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151" office:value-type="float">
            <text:p>1,151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1804" office:value-type="float">
            <text:p>1,804</text:p>
          </table:table-cell>
          <table:table-cell ns41:value-type="float" table:style-name="TL Data" office:value="2955" office:value-type="float">
            <text:p>2,9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119" office:value-type="float">
            <text:p>1,119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613" office:value-type="float">
            <text:p>1,613</text:p>
          </table:table-cell>
          <table:table-cell ns41:value-type="float" table:style-name="TL Data" office:value="2732" office:value-type="float">
            <text:p>2,7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252" office:value-type="float">
            <text:p>1,252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1754" office:value-type="float">
            <text:p>1,754</text:p>
          </table:table-cell>
          <table:table-cell ns41:value-type="float" table:style-name="TL Data" office:value="3006" office:value-type="float">
            <text:p>3,0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089" office:value-type="float">
            <text:p>1,089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1618" office:value-type="float">
            <text:p>1,618</text:p>
          </table:table-cell>
          <table:table-cell ns41:value-type="float" table:style-name="TL Data" office:value="2707" office:value-type="float">
            <text:p>2,7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057" office:value-type="float">
            <text:p>1,05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1395" office:value-type="float">
            <text:p>1,395</text:p>
          </table:table-cell>
          <table:table-cell ns41:value-type="float" table:style-name="TL Data" office:value="2452" office:value-type="float">
            <text:p>2,4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310" office:value-type="float">
            <text:p>1,310</text:p>
          </table:table-cell>
          <table:table-cell ns41:value-type="float" table:style-name="TL Data" office:value="2161" office:value-type="float">
            <text:p>2,1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1077" office:value-type="float">
            <text:p>1,077</text:p>
          </table:table-cell>
          <table:table-cell ns41:value-type="float" table:style-name="TL Data" office:value="1880" office:value-type="float">
            <text:p>1,8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542" office:value-type="float">
            <text:p>1,5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360" office:value-type="float">
            <text:p>1,3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1453" office:value-type="float">
            <text:p>1,4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1365" office:value-type="float">
            <text:p>1,3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074" office:value-type="float">
            <text:p>1,0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1063" office:value-type="float">
            <text:p>1,0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884" office:value-type="float">
            <text:p>8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864" office:value-type="float">
            <text:p>8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855" office:value-type="float">
            <text:p>8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744" office:value-type="float">
            <text:p>7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708" office:value-type="float">
            <text:p>7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537" office:value-type="float">
            <text:p>5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565" office:value-type="float">
            <text:p>5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464" office:value-type="float">
            <text:p>4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325" office:value-type="float">
            <text:p>3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61" office:value-type="float">
            <text:p>2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59" office:value-type="float">
            <text:p>2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76" office:value-type="float">
            <text:p>17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61" office:value-type="float">
            <text:p>1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8" office:value-type="float">
            <text:p>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" office:value-type="float">
            <text:p>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/>
          <table:table-cell ns41:value-type="float" office:value="4" table:style-name="TL Data" table:number-columns-repeated="3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42485" office:value-type="float">
            <text:p>142,485</text:p>
          </table:table-cell>
          <table:table-cell ns41:value-type="float" table:style-name="TL Data" office:value="75333" office:value-type="float">
            <text:p>75,333</text:p>
          </table:table-cell>
          <table:table-cell ns41:value-type="float" table:style-name="TL Data" office:value="9095" office:value-type="float">
            <text:p>9,095</text:p>
          </table:table-cell>
          <table:table-cell ns41:value-type="float" table:style-name="TL Data" office:value="226913" office:value-type="float">
            <text:p>226,913</text:p>
          </table:table-cell>
          <table:table-cell ns41:value-type="float" table:style-name="TL Data" office:value="152474" office:value-type="float">
            <text:p>152,474</text:p>
          </table:table-cell>
          <table:table-cell ns41:value-type="float" table:style-name="TL Data" office:value="75208" office:value-type="float">
            <text:p>75,208</text:p>
          </table:table-cell>
          <table:table-cell ns41:value-type="float" table:style-name="TL Data" office:value="22484" office:value-type="float">
            <text:p>22,484</text:p>
          </table:table-cell>
          <table:table-cell ns41:value-type="float" table:style-name="TL Data" office:value="250166" office:value-type="float">
            <text:p>250,166</text:p>
          </table:table-cell>
          <table:table-cell ns41:value-type="float" table:style-name="TL Data" office:value="477079" office:value-type="float">
            <text:p>477,079</text:p>
          </table:table-cell>
          <table:table-cell table:number-columns-repeated="1011"/>
        </table:table-row>
        <table:table-row table:style-name="ro3" table:number-rows-repeated="10480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5" table:default-cell-style-name="Default"/>
        <table:table-column table:style-name="co8" table:default-cell-style-name="ce6"/>
        <table:table-column table:style-name="co9" table:default-cell-style-name="ce6"/>
        <table:table-column table:style-name="co5" table:default-cell-style-name="Default" table:number-columns-repeated="1021"/>
        <table:table-row table:style-name="ro3" table:number-rows-repeated="2">
          <table:table-cell table:number-columns-repeated="4"/>
          <table:table-cell table:style-name="ce2" table:number-columns-repeated="7"/>
          <table:table-cell table:number-columns-repeated="1013"/>
        </table:table-row>
        <table:table-row table:style-name="ro3" table:number-rows-repeated="2">
          <table:table-cell table:number-columns-repeated="4"/>
          <table:table-cell table:style-name="ce64" table:number-columns-repeated="7"/>
          <table:table-cell table:number-columns-repeated="1013"/>
        </table:table-row>
        <table:table-row table:style-name="ro3">
          <table:table-cell ns41:value-type="string" table:style-name="ce2" office:value-type="string">
            <text:p>Editregel</text:p>
          </table:table-cell>
          <table:table-cell ns41:value-type="string" table:style-name="ce2" office:value-type="string">
            <text:p>Deel telling</text:p>
          </table:table-cell>
          <table:table-cell ns41:value-type="string" table:style-name="ce2" office:value-type="string">
            <text:p>Rolnummer</text:p>
          </table:table-cell>
          <table:table-cell/>
          <table:table-cell table:style-name="ce65" table:number-columns-repeated="7"/>
          <table:table-cell table:number-columns-repeated="1013"/>
        </table:table-row>
        <table:table-row table:style-name="ro3">
          <table:table-cell table:number-columns-repeated="4"/>
          <table:table-cell table:style-name="ce64" table:number-columns-repeated="7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ns41:value-type="float" table:style-name="TL Metadata" office:value="1280" office:value-type="float">
            <text:p>128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01" office:value-type="float">
            <text:p>380126006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81" office:value-type="float">
            <text:p>128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02" office:value-type="float">
            <text:p>380126006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82" office:value-type="float">
            <text:p>128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03" office:value-type="float">
            <text:p>380126006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83" office:value-type="float">
            <text:p>128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04" office:value-type="float">
            <text:p>380126006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84" office:value-type="float">
            <text:p>128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05" office:value-type="float">
            <text:p>380126006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85" office:value-type="float">
            <text:p>128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06" office:value-type="float">
            <text:p>380126006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86" office:value-type="float">
            <text:p>128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07" office:value-type="float">
            <text:p>380126006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87" office:value-type="float">
            <text:p>128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08" office:value-type="float">
            <text:p>380126006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88" office:value-type="float">
            <text:p>128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09" office:value-type="float">
            <text:p>380126006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89" office:value-type="float">
            <text:p>128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10" office:value-type="float">
            <text:p>380126006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90" office:value-type="float">
            <text:p>129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11" office:value-type="float">
            <text:p>380126006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91" office:value-type="float">
            <text:p>129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12" office:value-type="float">
            <text:p>380126006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92" office:value-type="float">
            <text:p>129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13" office:value-type="float">
            <text:p>380126006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93" office:value-type="float">
            <text:p>129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14" office:value-type="float">
            <text:p>380126006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94" office:value-type="float">
            <text:p>129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15" office:value-type="float">
            <text:p>380126006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95" office:value-type="float">
            <text:p>129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16" office:value-type="float">
            <text:p>380126006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96" office:value-type="float">
            <text:p>129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17" office:value-type="float">
            <text:p>380126006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97" office:value-type="float">
            <text:p>129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18" office:value-type="float">
            <text:p>380126006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98" office:value-type="float">
            <text:p>129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19" office:value-type="float">
            <text:p>380126006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299" office:value-type="float">
            <text:p>129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20" office:value-type="float">
            <text:p>380126006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00" office:value-type="float">
            <text:p>130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21" office:value-type="float">
            <text:p>380126006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01" office:value-type="float">
            <text:p>130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22" office:value-type="float">
            <text:p>380126006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02" office:value-type="float">
            <text:p>130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23" office:value-type="float">
            <text:p>380126006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03" office:value-type="float">
            <text:p>130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24" office:value-type="float">
            <text:p>380126006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04" office:value-type="float">
            <text:p>130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25" office:value-type="float">
            <text:p>380126006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05" office:value-type="float">
            <text:p>130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26" office:value-type="float">
            <text:p>380126006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06" office:value-type="float">
            <text:p>130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27" office:value-type="float">
            <text:p>380126006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07" office:value-type="float">
            <text:p>130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28" office:value-type="float">
            <text:p>380126006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08" office:value-type="float">
            <text:p>130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29" office:value-type="float">
            <text:p>380126006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09" office:value-type="float">
            <text:p>130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30" office:value-type="float">
            <text:p>380126006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10" office:value-type="float">
            <text:p>131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31" office:value-type="float">
            <text:p>380126006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11" office:value-type="float">
            <text:p>131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32" office:value-type="float">
            <text:p>380126006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12" office:value-type="float">
            <text:p>131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33" office:value-type="float">
            <text:p>380126006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13" office:value-type="float">
            <text:p>131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34" office:value-type="float">
            <text:p>380126006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14" office:value-type="float">
            <text:p>131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35" office:value-type="float">
            <text:p>380126006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15" office:value-type="float">
            <text:p>131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36" office:value-type="float">
            <text:p>380126006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16" office:value-type="float">
            <text:p>131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37" office:value-type="float">
            <text:p>380126006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17" office:value-type="float">
            <text:p>131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38" office:value-type="float">
            <text:p>380126006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18" office:value-type="float">
            <text:p>131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39" office:value-type="float">
            <text:p>380126006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19" office:value-type="float">
            <text:p>131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40" office:value-type="float">
            <text:p>380126006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20" office:value-type="float">
            <text:p>132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41" office:value-type="float">
            <text:p>380126006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21" office:value-type="float">
            <text:p>132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42" office:value-type="float">
            <text:p>380126006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22" office:value-type="float">
            <text:p>132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43" office:value-type="float">
            <text:p>380126006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23" office:value-type="float">
            <text:p>132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44" office:value-type="float">
            <text:p>380126006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24" office:value-type="float">
            <text:p>132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45" office:value-type="float">
            <text:p>380126006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25" office:value-type="float">
            <text:p>132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46" office:value-type="float">
            <text:p>380126006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26" office:value-type="float">
            <text:p>132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47" office:value-type="float">
            <text:p>380126006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27" office:value-type="float">
            <text:p>132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48" office:value-type="float">
            <text:p>380126006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28" office:value-type="float">
            <text:p>132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49" office:value-type="float">
            <text:p>380126006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29" office:value-type="float">
            <text:p>132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50" office:value-type="float">
            <text:p>380126006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30" office:value-type="float">
            <text:p>133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51" office:value-type="float">
            <text:p>380126006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31" office:value-type="float">
            <text:p>133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52" office:value-type="float">
            <text:p>380126006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32" office:value-type="float">
            <text:p>133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53" office:value-type="float">
            <text:p>380126006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33" office:value-type="float">
            <text:p>133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54" office:value-type="float">
            <text:p>3801260062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34" office:value-type="float">
            <text:p>133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55" office:value-type="float">
            <text:p>3801260062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35" office:value-type="float">
            <text:p>133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56" office:value-type="float">
            <text:p>3801260062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36" office:value-type="float">
            <text:p>133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57" office:value-type="float">
            <text:p>3801260062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37" office:value-type="float">
            <text:p>133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58" office:value-type="float">
            <text:p>3801260062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38" office:value-type="float">
            <text:p>133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59" office:value-type="float">
            <text:p>3801260062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39" office:value-type="float">
            <text:p>133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60" office:value-type="float">
            <text:p>3801260062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40" office:value-type="float">
            <text:p>134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61" office:value-type="float">
            <text:p>3801260062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41" office:value-type="float">
            <text:p>134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62" office:value-type="float">
            <text:p>3801260062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42" office:value-type="float">
            <text:p>134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63" office:value-type="float">
            <text:p>3801260062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43" office:value-type="float">
            <text:p>134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64" office:value-type="float">
            <text:p>3801260062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44" office:value-type="float">
            <text:p>134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65" office:value-type="float">
            <text:p>3801260062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45" office:value-type="float">
            <text:p>134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66" office:value-type="float">
            <text:p>3801260062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46" office:value-type="float">
            <text:p>134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67" office:value-type="float">
            <text:p>3801260062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47" office:value-type="float">
            <text:p>134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68" office:value-type="float">
            <text:p>3801260062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48" office:value-type="float">
            <text:p>134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69" office:value-type="float">
            <text:p>3801260062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49" office:value-type="float">
            <text:p>134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70" office:value-type="float">
            <text:p>3801260062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50" office:value-type="float">
            <text:p>135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71" office:value-type="float">
            <text:p>3801260062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51" office:value-type="float">
            <text:p>135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72" office:value-type="float">
            <text:p>3801260062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52" office:value-type="float">
            <text:p>135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73" office:value-type="float">
            <text:p>3801260062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53" office:value-type="float">
            <text:p>135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74" office:value-type="float">
            <text:p>3801260062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54" office:value-type="float">
            <text:p>135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75" office:value-type="float">
            <text:p>3801260062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55" office:value-type="float">
            <text:p>135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76" office:value-type="float">
            <text:p>3801260062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56" office:value-type="float">
            <text:p>135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77" office:value-type="float">
            <text:p>3801260062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57" office:value-type="float">
            <text:p>135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78" office:value-type="float">
            <text:p>3801260062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58" office:value-type="float">
            <text:p>135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79" office:value-type="float">
            <text:p>3801260062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59" office:value-type="float">
            <text:p>135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80" office:value-type="float">
            <text:p>3801260062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60" office:value-type="float">
            <text:p>136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81" office:value-type="float">
            <text:p>3801260062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61" office:value-type="float">
            <text:p>136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82" office:value-type="float">
            <text:p>3801260062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62" office:value-type="float">
            <text:p>136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83" office:value-type="float">
            <text:p>3801260062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63" office:value-type="float">
            <text:p>136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84" office:value-type="float">
            <text:p>3801260062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64" office:value-type="float">
            <text:p>136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85" office:value-type="float">
            <text:p>3801260062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65" office:value-type="float">
            <text:p>136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86" office:value-type="float">
            <text:p>3801260062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66" office:value-type="float">
            <text:p>136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87" office:value-type="float">
            <text:p>3801260062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67" office:value-type="float">
            <text:p>136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88" office:value-type="float">
            <text:p>3801260062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68" office:value-type="float">
            <text:p>136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89" office:value-type="float">
            <text:p>3801260062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69" office:value-type="float">
            <text:p>136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90" office:value-type="float">
            <text:p>3801260062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70" office:value-type="float">
            <text:p>137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91" office:value-type="float">
            <text:p>3801260062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71" office:value-type="float">
            <text:p>137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92" office:value-type="float">
            <text:p>3801260062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72" office:value-type="float">
            <text:p>137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93" office:value-type="float">
            <text:p>3801260062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73" office:value-type="float">
            <text:p>137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94" office:value-type="float">
            <text:p>3801260062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74" office:value-type="float">
            <text:p>137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95" office:value-type="float">
            <text:p>3801260062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75" office:value-type="float">
            <text:p>137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96" office:value-type="float">
            <text:p>3801260062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76" office:value-type="float">
            <text:p>137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97" office:value-type="float">
            <text:p>3801260062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77" office:value-type="float">
            <text:p>137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98" office:value-type="float">
            <text:p>3801260062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78" office:value-type="float">
            <text:p>137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099" office:value-type="float">
            <text:p>3801260062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79" office:value-type="float">
            <text:p>137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100" office:value-type="float">
            <text:p>3801260062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80" office:value-type="float">
            <text:p>138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101" office:value-type="float">
            <text:p>3801260062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81" office:value-type="float">
            <text:p>138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102" office:value-type="float">
            <text:p>3801260062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82" office:value-type="float">
            <text:p>138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103" office:value-type="float">
            <text:p>3801260062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83" office:value-type="float">
            <text:p>138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201104" office:value-type="float">
            <text:p>3801260062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84" office:value-type="float">
            <text:p>138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01" office:value-type="float">
            <text:p>380126006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85" office:value-type="float">
            <text:p>138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02" office:value-type="float">
            <text:p>380126006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86" office:value-type="float">
            <text:p>138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03" office:value-type="float">
            <text:p>380126006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87" office:value-type="float">
            <text:p>138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04" office:value-type="float">
            <text:p>380126006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88" office:value-type="float">
            <text:p>138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05" office:value-type="float">
            <text:p>380126006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89" office:value-type="float">
            <text:p>138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06" office:value-type="float">
            <text:p>380126006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90" office:value-type="float">
            <text:p>139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07" office:value-type="float">
            <text:p>380126006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91" office:value-type="float">
            <text:p>139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08" office:value-type="float">
            <text:p>380126006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92" office:value-type="float">
            <text:p>139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09" office:value-type="float">
            <text:p>380126006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93" office:value-type="float">
            <text:p>139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10" office:value-type="float">
            <text:p>380126006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94" office:value-type="float">
            <text:p>139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11" office:value-type="float">
            <text:p>380126006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95" office:value-type="float">
            <text:p>139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12" office:value-type="float">
            <text:p>380126006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96" office:value-type="float">
            <text:p>139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13" office:value-type="float">
            <text:p>380126006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97" office:value-type="float">
            <text:p>139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14" office:value-type="float">
            <text:p>380126006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98" office:value-type="float">
            <text:p>139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15" office:value-type="float">
            <text:p>380126006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399" office:value-type="float">
            <text:p>139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16" office:value-type="float">
            <text:p>380126006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00" office:value-type="float">
            <text:p>140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17" office:value-type="float">
            <text:p>380126006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01" office:value-type="float">
            <text:p>140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18" office:value-type="float">
            <text:p>380126006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02" office:value-type="float">
            <text:p>140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19" office:value-type="float">
            <text:p>380126006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03" office:value-type="float">
            <text:p>140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20" office:value-type="float">
            <text:p>380126006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04" office:value-type="float">
            <text:p>140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21" office:value-type="float">
            <text:p>380126006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05" office:value-type="float">
            <text:p>140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22" office:value-type="float">
            <text:p>380126006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06" office:value-type="float">
            <text:p>140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23" office:value-type="float">
            <text:p>380126006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07" office:value-type="float">
            <text:p>140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24" office:value-type="float">
            <text:p>380126006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08" office:value-type="float">
            <text:p>140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25" office:value-type="float">
            <text:p>380126006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09" office:value-type="float">
            <text:p>140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26" office:value-type="float">
            <text:p>380126006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10" office:value-type="float">
            <text:p>141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27" office:value-type="float">
            <text:p>380126006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11" office:value-type="float">
            <text:p>141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28" office:value-type="float">
            <text:p>380126006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12" office:value-type="float">
            <text:p>141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29" office:value-type="float">
            <text:p>380126006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13" office:value-type="float">
            <text:p>141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30" office:value-type="float">
            <text:p>380126006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14" office:value-type="float">
            <text:p>141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31" office:value-type="float">
            <text:p>380126006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15" office:value-type="float">
            <text:p>141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32" office:value-type="float">
            <text:p>380126006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16" office:value-type="float">
            <text:p>141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33" office:value-type="float">
            <text:p>380126006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17" office:value-type="float">
            <text:p>141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34" office:value-type="float">
            <text:p>380126006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18" office:value-type="float">
            <text:p>141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35" office:value-type="float">
            <text:p>380126006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19" office:value-type="float">
            <text:p>141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36" office:value-type="float">
            <text:p>380126006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20" office:value-type="float">
            <text:p>142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37" office:value-type="float">
            <text:p>380126006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21" office:value-type="float">
            <text:p>142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38" office:value-type="float">
            <text:p>380126006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22" office:value-type="float">
            <text:p>142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39" office:value-type="float">
            <text:p>380126006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23" office:value-type="float">
            <text:p>142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40" office:value-type="float">
            <text:p>380126006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24" office:value-type="float">
            <text:p>142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41" office:value-type="float">
            <text:p>380126006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25" office:value-type="float">
            <text:p>142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42" office:value-type="float">
            <text:p>380126006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26" office:value-type="float">
            <text:p>142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43" office:value-type="float">
            <text:p>380126006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27" office:value-type="float">
            <text:p>142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44" office:value-type="float">
            <text:p>380126006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28" office:value-type="float">
            <text:p>142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45" office:value-type="float">
            <text:p>380126006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29" office:value-type="float">
            <text:p>142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46" office:value-type="float">
            <text:p>380126006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30" office:value-type="float">
            <text:p>143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47" office:value-type="float">
            <text:p>380126006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31" office:value-type="float">
            <text:p>143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48" office:value-type="float">
            <text:p>380126006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32" office:value-type="float">
            <text:p>143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49" office:value-type="float">
            <text:p>380126006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33" office:value-type="float">
            <text:p>143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50" office:value-type="float">
            <text:p>380126006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34" office:value-type="float">
            <text:p>143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51" office:value-type="float">
            <text:p>3801260063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35" office:value-type="float">
            <text:p>143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52" office:value-type="float">
            <text:p>3801260063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36" office:value-type="float">
            <text:p>143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53" office:value-type="float">
            <text:p>3801260063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37" office:value-type="float">
            <text:p>143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54" office:value-type="float">
            <text:p>3801260063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38" office:value-type="float">
            <text:p>143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55" office:value-type="float">
            <text:p>3801260063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39" office:value-type="float">
            <text:p>143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56" office:value-type="float">
            <text:p>3801260063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40" office:value-type="float">
            <text:p>144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57" office:value-type="float">
            <text:p>3801260063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41" office:value-type="float">
            <text:p>144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58" office:value-type="float">
            <text:p>3801260063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42" office:value-type="float">
            <text:p>144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59" office:value-type="float">
            <text:p>3801260063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43" office:value-type="float">
            <text:p>144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60" office:value-type="float">
            <text:p>3801260063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44" office:value-type="float">
            <text:p>144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61" office:value-type="float">
            <text:p>3801260063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45" office:value-type="float">
            <text:p>144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62" office:value-type="float">
            <text:p>3801260063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46" office:value-type="float">
            <text:p>144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63" office:value-type="float">
            <text:p>3801260063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47" office:value-type="float">
            <text:p>144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64" office:value-type="float">
            <text:p>3801260063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48" office:value-type="float">
            <text:p>144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65" office:value-type="float">
            <text:p>3801260063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49" office:value-type="float">
            <text:p>144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66" office:value-type="float">
            <text:p>3801260063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50" office:value-type="float">
            <text:p>145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67" office:value-type="float">
            <text:p>3801260063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51" office:value-type="float">
            <text:p>145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68" office:value-type="float">
            <text:p>3801260063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52" office:value-type="float">
            <text:p>145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69" office:value-type="float">
            <text:p>3801260063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53" office:value-type="float">
            <text:p>145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70" office:value-type="float">
            <text:p>3801260063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54" office:value-type="float">
            <text:p>145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71" office:value-type="float">
            <text:p>3801260063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55" office:value-type="float">
            <text:p>145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72" office:value-type="float">
            <text:p>3801260063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56" office:value-type="float">
            <text:p>145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73" office:value-type="float">
            <text:p>3801260063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57" office:value-type="float">
            <text:p>145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74" office:value-type="float">
            <text:p>3801260063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58" office:value-type="float">
            <text:p>145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75" office:value-type="float">
            <text:p>3801260063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59" office:value-type="float">
            <text:p>145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76" office:value-type="float">
            <text:p>3801260063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60" office:value-type="float">
            <text:p>146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77" office:value-type="float">
            <text:p>3801260063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61" office:value-type="float">
            <text:p>146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78" office:value-type="float">
            <text:p>3801260063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62" office:value-type="float">
            <text:p>146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79" office:value-type="float">
            <text:p>3801260063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63" office:value-type="float">
            <text:p>146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80" office:value-type="float">
            <text:p>3801260063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64" office:value-type="float">
            <text:p>146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81" office:value-type="float">
            <text:p>3801260063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65" office:value-type="float">
            <text:p>146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82" office:value-type="float">
            <text:p>3801260063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66" office:value-type="float">
            <text:p>146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83" office:value-type="float">
            <text:p>3801260063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67" office:value-type="float">
            <text:p>146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84" office:value-type="float">
            <text:p>3801260063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68" office:value-type="float">
            <text:p>146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85" office:value-type="float">
            <text:p>3801260063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69" office:value-type="float">
            <text:p>146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86" office:value-type="float">
            <text:p>3801260063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70" office:value-type="float">
            <text:p>147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87" office:value-type="float">
            <text:p>3801260063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71" office:value-type="float">
            <text:p>147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88" office:value-type="float">
            <text:p>3801260063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72" office:value-type="float">
            <text:p>147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89" office:value-type="float">
            <text:p>3801260063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73" office:value-type="float">
            <text:p>147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90" office:value-type="float">
            <text:p>3801260063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74" office:value-type="float">
            <text:p>147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91" office:value-type="float">
            <text:p>3801260063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75" office:value-type="float">
            <text:p>147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92" office:value-type="float">
            <text:p>3801260063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76" office:value-type="float">
            <text:p>147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93" office:value-type="float">
            <text:p>3801260063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77" office:value-type="float">
            <text:p>147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94" office:value-type="float">
            <text:p>3801260063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78" office:value-type="float">
            <text:p>147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95" office:value-type="float">
            <text:p>3801260063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79" office:value-type="float">
            <text:p>147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96" office:value-type="float">
            <text:p>3801260063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80" office:value-type="float">
            <text:p>148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97" office:value-type="float">
            <text:p>3801260063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81" office:value-type="float">
            <text:p>148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98" office:value-type="float">
            <text:p>3801260063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82" office:value-type="float">
            <text:p>148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099" office:value-type="float">
            <text:p>3801260063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83" office:value-type="float">
            <text:p>148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100" office:value-type="float">
            <text:p>3801260063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84" office:value-type="float">
            <text:p>148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101" office:value-type="float">
            <text:p>3801260063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85" office:value-type="float">
            <text:p>148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102" office:value-type="float">
            <text:p>3801260063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86" office:value-type="float">
            <text:p>148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103" office:value-type="float">
            <text:p>3801260063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87" office:value-type="float">
            <text:p>148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6006301104" office:value-type="float">
            <text:p>3801260063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88" office:value-type="float">
            <text:p>148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01" office:value-type="float">
            <text:p>380127006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89" office:value-type="float">
            <text:p>148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02" office:value-type="float">
            <text:p>380127006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90" office:value-type="float">
            <text:p>149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03" office:value-type="float">
            <text:p>380127006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91" office:value-type="float">
            <text:p>149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04" office:value-type="float">
            <text:p>380127006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92" office:value-type="float">
            <text:p>149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05" office:value-type="float">
            <text:p>380127006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93" office:value-type="float">
            <text:p>149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06" office:value-type="float">
            <text:p>380127006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94" office:value-type="float">
            <text:p>149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07" office:value-type="float">
            <text:p>380127006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95" office:value-type="float">
            <text:p>149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08" office:value-type="float">
            <text:p>380127006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96" office:value-type="float">
            <text:p>149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09" office:value-type="float">
            <text:p>380127006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97" office:value-type="float">
            <text:p>149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10" office:value-type="float">
            <text:p>380127006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98" office:value-type="float">
            <text:p>149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11" office:value-type="float">
            <text:p>380127006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499" office:value-type="float">
            <text:p>149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12" office:value-type="float">
            <text:p>380127006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00" office:value-type="float">
            <text:p>150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13" office:value-type="float">
            <text:p>380127006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01" office:value-type="float">
            <text:p>150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14" office:value-type="float">
            <text:p>380127006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02" office:value-type="float">
            <text:p>150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15" office:value-type="float">
            <text:p>380127006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03" office:value-type="float">
            <text:p>150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16" office:value-type="float">
            <text:p>380127006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04" office:value-type="float">
            <text:p>150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17" office:value-type="float">
            <text:p>380127006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05" office:value-type="float">
            <text:p>150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18" office:value-type="float">
            <text:p>380127006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06" office:value-type="float">
            <text:p>150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19" office:value-type="float">
            <text:p>380127006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07" office:value-type="float">
            <text:p>150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20" office:value-type="float">
            <text:p>380127006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08" office:value-type="float">
            <text:p>150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21" office:value-type="float">
            <text:p>380127006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09" office:value-type="float">
            <text:p>150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22" office:value-type="float">
            <text:p>380127006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10" office:value-type="float">
            <text:p>151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23" office:value-type="float">
            <text:p>380127006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11" office:value-type="float">
            <text:p>151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24" office:value-type="float">
            <text:p>380127006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12" office:value-type="float">
            <text:p>151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25" office:value-type="float">
            <text:p>380127006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13" office:value-type="float">
            <text:p>151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26" office:value-type="float">
            <text:p>380127006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14" office:value-type="float">
            <text:p>151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27" office:value-type="float">
            <text:p>380127006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15" office:value-type="float">
            <text:p>151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28" office:value-type="float">
            <text:p>380127006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16" office:value-type="float">
            <text:p>151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29" office:value-type="float">
            <text:p>380127006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17" office:value-type="float">
            <text:p>151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30" office:value-type="float">
            <text:p>380127006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18" office:value-type="float">
            <text:p>151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31" office:value-type="float">
            <text:p>380127006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19" office:value-type="float">
            <text:p>151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32" office:value-type="float">
            <text:p>380127006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20" office:value-type="float">
            <text:p>152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33" office:value-type="float">
            <text:p>380127006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21" office:value-type="float">
            <text:p>152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34" office:value-type="float">
            <text:p>380127006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22" office:value-type="float">
            <text:p>152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35" office:value-type="float">
            <text:p>380127006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23" office:value-type="float">
            <text:p>152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36" office:value-type="float">
            <text:p>380127006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24" office:value-type="float">
            <text:p>152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37" office:value-type="float">
            <text:p>380127006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25" office:value-type="float">
            <text:p>152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38" office:value-type="float">
            <text:p>380127006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26" office:value-type="float">
            <text:p>152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39" office:value-type="float">
            <text:p>380127006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27" office:value-type="float">
            <text:p>152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40" office:value-type="float">
            <text:p>380127006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28" office:value-type="float">
            <text:p>152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41" office:value-type="float">
            <text:p>380127006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29" office:value-type="float">
            <text:p>152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42" office:value-type="float">
            <text:p>380127006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30" office:value-type="float">
            <text:p>153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43" office:value-type="float">
            <text:p>380127006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31" office:value-type="float">
            <text:p>153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44" office:value-type="float">
            <text:p>380127006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32" office:value-type="float">
            <text:p>153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45" office:value-type="float">
            <text:p>380127006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33" office:value-type="float">
            <text:p>153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46" office:value-type="float">
            <text:p>380127006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34" office:value-type="float">
            <text:p>153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47" office:value-type="float">
            <text:p>380127006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35" office:value-type="float">
            <text:p>153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48" office:value-type="float">
            <text:p>380127006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36" office:value-type="float">
            <text:p>153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49" office:value-type="float">
            <text:p>380127006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37" office:value-type="float">
            <text:p>153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50" office:value-type="float">
            <text:p>380127006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38" office:value-type="float">
            <text:p>153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51" office:value-type="float">
            <text:p>380127006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39" office:value-type="float">
            <text:p>153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52" office:value-type="float">
            <text:p>380127006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40" office:value-type="float">
            <text:p>154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53" office:value-type="float">
            <text:p>3801270064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41" office:value-type="float">
            <text:p>154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54" office:value-type="float">
            <text:p>3801270064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42" office:value-type="float">
            <text:p>154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55" office:value-type="float">
            <text:p>3801270064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43" office:value-type="float">
            <text:p>154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56" office:value-type="float">
            <text:p>3801270064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44" office:value-type="float">
            <text:p>154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57" office:value-type="float">
            <text:p>3801270064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45" office:value-type="float">
            <text:p>154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58" office:value-type="float">
            <text:p>3801270064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46" office:value-type="float">
            <text:p>154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59" office:value-type="float">
            <text:p>3801270064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47" office:value-type="float">
            <text:p>154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60" office:value-type="float">
            <text:p>3801270064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48" office:value-type="float">
            <text:p>154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61" office:value-type="float">
            <text:p>3801270064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49" office:value-type="float">
            <text:p>154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62" office:value-type="float">
            <text:p>3801270064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50" office:value-type="float">
            <text:p>155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63" office:value-type="float">
            <text:p>3801270064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51" office:value-type="float">
            <text:p>155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64" office:value-type="float">
            <text:p>3801270064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52" office:value-type="float">
            <text:p>155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65" office:value-type="float">
            <text:p>3801270064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53" office:value-type="float">
            <text:p>155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66" office:value-type="float">
            <text:p>3801270064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54" office:value-type="float">
            <text:p>155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67" office:value-type="float">
            <text:p>3801270064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55" office:value-type="float">
            <text:p>155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68" office:value-type="float">
            <text:p>3801270064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56" office:value-type="float">
            <text:p>155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69" office:value-type="float">
            <text:p>3801270064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57" office:value-type="float">
            <text:p>155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70" office:value-type="float">
            <text:p>3801270064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58" office:value-type="float">
            <text:p>155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71" office:value-type="float">
            <text:p>3801270064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59" office:value-type="float">
            <text:p>155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72" office:value-type="float">
            <text:p>3801270064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60" office:value-type="float">
            <text:p>156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73" office:value-type="float">
            <text:p>3801270064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61" office:value-type="float">
            <text:p>156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74" office:value-type="float">
            <text:p>3801270064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62" office:value-type="float">
            <text:p>156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75" office:value-type="float">
            <text:p>3801270064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63" office:value-type="float">
            <text:p>156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76" office:value-type="float">
            <text:p>3801270064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64" office:value-type="float">
            <text:p>156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77" office:value-type="float">
            <text:p>3801270064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65" office:value-type="float">
            <text:p>156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78" office:value-type="float">
            <text:p>3801270064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66" office:value-type="float">
            <text:p>156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79" office:value-type="float">
            <text:p>3801270064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67" office:value-type="float">
            <text:p>156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80" office:value-type="float">
            <text:p>3801270064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68" office:value-type="float">
            <text:p>156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81" office:value-type="float">
            <text:p>3801270064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69" office:value-type="float">
            <text:p>156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82" office:value-type="float">
            <text:p>3801270064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70" office:value-type="float">
            <text:p>157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83" office:value-type="float">
            <text:p>3801270064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71" office:value-type="float">
            <text:p>157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84" office:value-type="float">
            <text:p>3801270064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72" office:value-type="float">
            <text:p>157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85" office:value-type="float">
            <text:p>3801270064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73" office:value-type="float">
            <text:p>157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86" office:value-type="float">
            <text:p>3801270064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74" office:value-type="float">
            <text:p>157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87" office:value-type="float">
            <text:p>3801270064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75" office:value-type="float">
            <text:p>157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88" office:value-type="float">
            <text:p>3801270064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76" office:value-type="float">
            <text:p>157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89" office:value-type="float">
            <text:p>3801270064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77" office:value-type="float">
            <text:p>157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90" office:value-type="float">
            <text:p>3801270064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78" office:value-type="float">
            <text:p>157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91" office:value-type="float">
            <text:p>3801270064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79" office:value-type="float">
            <text:p>157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92" office:value-type="float">
            <text:p>3801270064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80" office:value-type="float">
            <text:p>158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93" office:value-type="float">
            <text:p>3801270064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81" office:value-type="float">
            <text:p>158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94" office:value-type="float">
            <text:p>3801270064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82" office:value-type="float">
            <text:p>158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95" office:value-type="float">
            <text:p>3801270064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83" office:value-type="float">
            <text:p>158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96" office:value-type="float">
            <text:p>3801270064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84" office:value-type="float">
            <text:p>158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97" office:value-type="float">
            <text:p>3801270064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85" office:value-type="float">
            <text:p>158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98" office:value-type="float">
            <text:p>3801270064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86" office:value-type="float">
            <text:p>158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099" office:value-type="float">
            <text:p>3801270064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87" office:value-type="float">
            <text:p>158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100" office:value-type="float">
            <text:p>3801270064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88" office:value-type="float">
            <text:p>158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101" office:value-type="float">
            <text:p>3801270064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89" office:value-type="float">
            <text:p>158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102" office:value-type="float">
            <text:p>3801270064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TL Metadata" table:number-columns-repeated="2"/>
          <table:table-cell ns41:value-type="string" table:style-name="TL Metadata" office:value-type="string">
            <text:p>Kolom F: de gedrukte bron geeft: "van 102 en 103 jaren". Dit moet zijn: "van 100 en daarboven". Zie de verbeteringen na het deel Noord-Holland. Hier is het gegeven gecorrigeerd.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1590" office:value-type="float">
            <text:p>159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103" office:value-type="float">
            <text:p>3801270064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91" office:value-type="float">
            <text:p>159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401104" office:value-type="float">
            <text:p>3801270064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92" office:value-type="float">
            <text:p>159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01" office:value-type="float">
            <text:p>380127006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93" office:value-type="float">
            <text:p>159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02" office:value-type="float">
            <text:p>380127006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94" office:value-type="float">
            <text:p>159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03" office:value-type="float">
            <text:p>380127006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95" office:value-type="float">
            <text:p>159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04" office:value-type="float">
            <text:p>380127006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96" office:value-type="float">
            <text:p>159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05" office:value-type="float">
            <text:p>380127006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97" office:value-type="float">
            <text:p>159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06" office:value-type="float">
            <text:p>380127006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98" office:value-type="float">
            <text:p>159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07" office:value-type="float">
            <text:p>380127006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599" office:value-type="float">
            <text:p>159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08" office:value-type="float">
            <text:p>380127006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00" office:value-type="float">
            <text:p>160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09" office:value-type="float">
            <text:p>380127006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01" office:value-type="float">
            <text:p>160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10" office:value-type="float">
            <text:p>380127006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02" office:value-type="float">
            <text:p>160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11" office:value-type="float">
            <text:p>380127006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03" office:value-type="float">
            <text:p>160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12" office:value-type="float">
            <text:p>380127006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04" office:value-type="float">
            <text:p>160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13" office:value-type="float">
            <text:p>380127006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05" office:value-type="float">
            <text:p>160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14" office:value-type="float">
            <text:p>380127006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06" office:value-type="float">
            <text:p>160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15" office:value-type="float">
            <text:p>380127006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07" office:value-type="float">
            <text:p>160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16" office:value-type="float">
            <text:p>380127006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08" office:value-type="float">
            <text:p>160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17" office:value-type="float">
            <text:p>380127006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09" office:value-type="float">
            <text:p>160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18" office:value-type="float">
            <text:p>380127006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10" office:value-type="float">
            <text:p>161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19" office:value-type="float">
            <text:p>380127006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11" office:value-type="float">
            <text:p>161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20" office:value-type="float">
            <text:p>380127006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12" office:value-type="float">
            <text:p>161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21" office:value-type="float">
            <text:p>380127006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13" office:value-type="float">
            <text:p>161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22" office:value-type="float">
            <text:p>380127006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14" office:value-type="float">
            <text:p>161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23" office:value-type="float">
            <text:p>380127006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15" office:value-type="float">
            <text:p>161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24" office:value-type="float">
            <text:p>380127006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16" office:value-type="float">
            <text:p>161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25" office:value-type="float">
            <text:p>380127006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17" office:value-type="float">
            <text:p>161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26" office:value-type="float">
            <text:p>380127006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18" office:value-type="float">
            <text:p>161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27" office:value-type="float">
            <text:p>380127006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19" office:value-type="float">
            <text:p>161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28" office:value-type="float">
            <text:p>380127006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20" office:value-type="float">
            <text:p>162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29" office:value-type="float">
            <text:p>380127006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21" office:value-type="float">
            <text:p>162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30" office:value-type="float">
            <text:p>380127006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22" office:value-type="float">
            <text:p>162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31" office:value-type="float">
            <text:p>380127006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23" office:value-type="float">
            <text:p>162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32" office:value-type="float">
            <text:p>380127006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24" office:value-type="float">
            <text:p>162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33" office:value-type="float">
            <text:p>380127006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25" office:value-type="float">
            <text:p>162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34" office:value-type="float">
            <text:p>380127006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26" office:value-type="float">
            <text:p>162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35" office:value-type="float">
            <text:p>380127006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27" office:value-type="float">
            <text:p>162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36" office:value-type="float">
            <text:p>380127006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28" office:value-type="float">
            <text:p>162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37" office:value-type="float">
            <text:p>380127006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29" office:value-type="float">
            <text:p>162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38" office:value-type="float">
            <text:p>380127006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30" office:value-type="float">
            <text:p>163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39" office:value-type="float">
            <text:p>380127006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31" office:value-type="float">
            <text:p>163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40" office:value-type="float">
            <text:p>380127006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32" office:value-type="float">
            <text:p>163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41" office:value-type="float">
            <text:p>380127006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33" office:value-type="float">
            <text:p>163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42" office:value-type="float">
            <text:p>380127006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34" office:value-type="float">
            <text:p>163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43" office:value-type="float">
            <text:p>380127006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35" office:value-type="float">
            <text:p>163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44" office:value-type="float">
            <text:p>380127006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36" office:value-type="float">
            <text:p>163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45" office:value-type="float">
            <text:p>380127006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37" office:value-type="float">
            <text:p>163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46" office:value-type="float">
            <text:p>380127006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38" office:value-type="float">
            <text:p>163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47" office:value-type="float">
            <text:p>380127006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39" office:value-type="float">
            <text:p>163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48" office:value-type="float">
            <text:p>380127006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40" office:value-type="float">
            <text:p>164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49" office:value-type="float">
            <text:p>380127006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41" office:value-type="float">
            <text:p>164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50" office:value-type="float">
            <text:p>380127006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42" office:value-type="float">
            <text:p>164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51" office:value-type="float">
            <text:p>3801270065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43" office:value-type="float">
            <text:p>164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52" office:value-type="float">
            <text:p>3801270065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44" office:value-type="float">
            <text:p>164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53" office:value-type="float">
            <text:p>3801270065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45" office:value-type="float">
            <text:p>164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54" office:value-type="float">
            <text:p>3801270065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46" office:value-type="float">
            <text:p>164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55" office:value-type="float">
            <text:p>3801270065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47" office:value-type="float">
            <text:p>164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56" office:value-type="float">
            <text:p>3801270065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48" office:value-type="float">
            <text:p>164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57" office:value-type="float">
            <text:p>3801270065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49" office:value-type="float">
            <text:p>164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58" office:value-type="float">
            <text:p>3801270065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50" office:value-type="float">
            <text:p>165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59" office:value-type="float">
            <text:p>3801270065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51" office:value-type="float">
            <text:p>165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60" office:value-type="float">
            <text:p>3801270065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52" office:value-type="float">
            <text:p>165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61" office:value-type="float">
            <text:p>3801270065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53" office:value-type="float">
            <text:p>165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62" office:value-type="float">
            <text:p>3801270065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54" office:value-type="float">
            <text:p>165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63" office:value-type="float">
            <text:p>3801270065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55" office:value-type="float">
            <text:p>165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64" office:value-type="float">
            <text:p>3801270065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56" office:value-type="float">
            <text:p>165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65" office:value-type="float">
            <text:p>3801270065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57" office:value-type="float">
            <text:p>165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66" office:value-type="float">
            <text:p>3801270065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58" office:value-type="float">
            <text:p>165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67" office:value-type="float">
            <text:p>3801270065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59" office:value-type="float">
            <text:p>165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68" office:value-type="float">
            <text:p>3801270065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60" office:value-type="float">
            <text:p>166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69" office:value-type="float">
            <text:p>3801270065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61" office:value-type="float">
            <text:p>166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70" office:value-type="float">
            <text:p>3801270065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62" office:value-type="float">
            <text:p>166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71" office:value-type="float">
            <text:p>3801270065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63" office:value-type="float">
            <text:p>166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72" office:value-type="float">
            <text:p>3801270065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64" office:value-type="float">
            <text:p>166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73" office:value-type="float">
            <text:p>3801270065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65" office:value-type="float">
            <text:p>166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74" office:value-type="float">
            <text:p>3801270065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66" office:value-type="float">
            <text:p>166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75" office:value-type="float">
            <text:p>3801270065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67" office:value-type="float">
            <text:p>166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76" office:value-type="float">
            <text:p>3801270065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68" office:value-type="float">
            <text:p>166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77" office:value-type="float">
            <text:p>3801270065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69" office:value-type="float">
            <text:p>166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78" office:value-type="float">
            <text:p>3801270065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70" office:value-type="float">
            <text:p>167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79" office:value-type="float">
            <text:p>3801270065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71" office:value-type="float">
            <text:p>167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80" office:value-type="float">
            <text:p>3801270065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72" office:value-type="float">
            <text:p>167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81" office:value-type="float">
            <text:p>3801270065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73" office:value-type="float">
            <text:p>167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82" office:value-type="float">
            <text:p>3801270065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74" office:value-type="float">
            <text:p>167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83" office:value-type="float">
            <text:p>3801270065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75" office:value-type="float">
            <text:p>167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84" office:value-type="float">
            <text:p>3801270065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76" office:value-type="float">
            <text:p>167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85" office:value-type="float">
            <text:p>3801270065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77" office:value-type="float">
            <text:p>167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86" office:value-type="float">
            <text:p>3801270065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78" office:value-type="float">
            <text:p>167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87" office:value-type="float">
            <text:p>3801270065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79" office:value-type="float">
            <text:p>167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88" office:value-type="float">
            <text:p>3801270065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80" office:value-type="float">
            <text:p>168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89" office:value-type="float">
            <text:p>3801270065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81" office:value-type="float">
            <text:p>168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90" office:value-type="float">
            <text:p>3801270065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82" office:value-type="float">
            <text:p>168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91" office:value-type="float">
            <text:p>3801270065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83" office:value-type="float">
            <text:p>168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92" office:value-type="float">
            <text:p>3801270065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84" office:value-type="float">
            <text:p>168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93" office:value-type="float">
            <text:p>3801270065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85" office:value-type="float">
            <text:p>168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94" office:value-type="float">
            <text:p>3801270065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86" office:value-type="float">
            <text:p>168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95" office:value-type="float">
            <text:p>3801270065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87" office:value-type="float">
            <text:p>168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96" office:value-type="float">
            <text:p>3801270065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88" office:value-type="float">
            <text:p>168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97" office:value-type="float">
            <text:p>3801270065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89" office:value-type="float">
            <text:p>168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98" office:value-type="float">
            <text:p>3801270065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90" office:value-type="float">
            <text:p>169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099" office:value-type="float">
            <text:p>3801270065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91" office:value-type="float">
            <text:p>169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100" office:value-type="float">
            <text:p>3801270065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92" office:value-type="float">
            <text:p>169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101" office:value-type="float">
            <text:p>3801270065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93" office:value-type="float">
            <text:p>169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102" office:value-type="float">
            <text:p>3801270065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94" office:value-type="float">
            <text:p>169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103" office:value-type="float">
            <text:p>3801270065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95" office:value-type="float">
            <text:p>169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7006501104" office:value-type="float">
            <text:p>3801270065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96" office:value-type="float">
            <text:p>169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01" office:value-type="float">
            <text:p>380128006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97" office:value-type="float">
            <text:p>169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02" office:value-type="float">
            <text:p>380128006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98" office:value-type="float">
            <text:p>169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03" office:value-type="float">
            <text:p>380128006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699" office:value-type="float">
            <text:p>169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04" office:value-type="float">
            <text:p>380128006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00" office:value-type="float">
            <text:p>170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05" office:value-type="float">
            <text:p>380128006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01" office:value-type="float">
            <text:p>170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06" office:value-type="float">
            <text:p>380128006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02" office:value-type="float">
            <text:p>170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07" office:value-type="float">
            <text:p>380128006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03" office:value-type="float">
            <text:p>170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08" office:value-type="float">
            <text:p>380128006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04" office:value-type="float">
            <text:p>170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09" office:value-type="float">
            <text:p>380128006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05" office:value-type="float">
            <text:p>170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10" office:value-type="float">
            <text:p>380128006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06" office:value-type="float">
            <text:p>170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11" office:value-type="float">
            <text:p>380128006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07" office:value-type="float">
            <text:p>170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12" office:value-type="float">
            <text:p>380128006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08" office:value-type="float">
            <text:p>170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13" office:value-type="float">
            <text:p>380128006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09" office:value-type="float">
            <text:p>170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14" office:value-type="float">
            <text:p>380128006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10" office:value-type="float">
            <text:p>171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15" office:value-type="float">
            <text:p>380128006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11" office:value-type="float">
            <text:p>171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16" office:value-type="float">
            <text:p>380128006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12" office:value-type="float">
            <text:p>171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17" office:value-type="float">
            <text:p>380128006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13" office:value-type="float">
            <text:p>171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18" office:value-type="float">
            <text:p>380128006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14" office:value-type="float">
            <text:p>171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19" office:value-type="float">
            <text:p>380128006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15" office:value-type="float">
            <text:p>171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20" office:value-type="float">
            <text:p>380128006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16" office:value-type="float">
            <text:p>171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21" office:value-type="float">
            <text:p>380128006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17" office:value-type="float">
            <text:p>171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22" office:value-type="float">
            <text:p>380128006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18" office:value-type="float">
            <text:p>171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23" office:value-type="float">
            <text:p>380128006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19" office:value-type="float">
            <text:p>171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24" office:value-type="float">
            <text:p>380128006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20" office:value-type="float">
            <text:p>172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25" office:value-type="float">
            <text:p>380128006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21" office:value-type="float">
            <text:p>172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26" office:value-type="float">
            <text:p>380128006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22" office:value-type="float">
            <text:p>172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27" office:value-type="float">
            <text:p>380128006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23" office:value-type="float">
            <text:p>172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28" office:value-type="float">
            <text:p>380128006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24" office:value-type="float">
            <text:p>172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29" office:value-type="float">
            <text:p>380128006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25" office:value-type="float">
            <text:p>172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30" office:value-type="float">
            <text:p>380128006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26" office:value-type="float">
            <text:p>172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31" office:value-type="float">
            <text:p>380128006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27" office:value-type="float">
            <text:p>172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32" office:value-type="float">
            <text:p>380128006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28" office:value-type="float">
            <text:p>172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33" office:value-type="float">
            <text:p>380128006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29" office:value-type="float">
            <text:p>172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34" office:value-type="float">
            <text:p>380128006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30" office:value-type="float">
            <text:p>173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35" office:value-type="float">
            <text:p>380128006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31" office:value-type="float">
            <text:p>173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36" office:value-type="float">
            <text:p>380128006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32" office:value-type="float">
            <text:p>173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37" office:value-type="float">
            <text:p>380128006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33" office:value-type="float">
            <text:p>173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38" office:value-type="float">
            <text:p>380128006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34" office:value-type="float">
            <text:p>173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39" office:value-type="float">
            <text:p>380128006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35" office:value-type="float">
            <text:p>173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40" office:value-type="float">
            <text:p>380128006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36" office:value-type="float">
            <text:p>173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41" office:value-type="float">
            <text:p>380128006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37" office:value-type="float">
            <text:p>173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42" office:value-type="float">
            <text:p>380128006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38" office:value-type="float">
            <text:p>173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43" office:value-type="float">
            <text:p>380128006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39" office:value-type="float">
            <text:p>173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44" office:value-type="float">
            <text:p>380128006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40" office:value-type="float">
            <text:p>174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45" office:value-type="float">
            <text:p>380128006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41" office:value-type="float">
            <text:p>174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46" office:value-type="float">
            <text:p>380128006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42" office:value-type="float">
            <text:p>174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47" office:value-type="float">
            <text:p>380128006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43" office:value-type="float">
            <text:p>174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48" office:value-type="float">
            <text:p>380128006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44" office:value-type="float">
            <text:p>174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49" office:value-type="float">
            <text:p>380128006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45" office:value-type="float">
            <text:p>174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50" office:value-type="float">
            <text:p>380128006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46" office:value-type="float">
            <text:p>174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51" office:value-type="float">
            <text:p>380128006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47" office:value-type="float">
            <text:p>174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52" office:value-type="float">
            <text:p>380128006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48" office:value-type="float">
            <text:p>174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53" office:value-type="float">
            <text:p>380128006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49" office:value-type="float">
            <text:p>174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54" office:value-type="float">
            <text:p>3801280066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50" office:value-type="float">
            <text:p>175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55" office:value-type="float">
            <text:p>3801280066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51" office:value-type="float">
            <text:p>175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56" office:value-type="float">
            <text:p>3801280066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52" office:value-type="float">
            <text:p>175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57" office:value-type="float">
            <text:p>3801280066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53" office:value-type="float">
            <text:p>175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58" office:value-type="float">
            <text:p>3801280066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54" office:value-type="float">
            <text:p>175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59" office:value-type="float">
            <text:p>3801280066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55" office:value-type="float">
            <text:p>175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60" office:value-type="float">
            <text:p>3801280066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56" office:value-type="float">
            <text:p>175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61" office:value-type="float">
            <text:p>3801280066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57" office:value-type="float">
            <text:p>175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62" office:value-type="float">
            <text:p>3801280066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58" office:value-type="float">
            <text:p>175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63" office:value-type="float">
            <text:p>3801280066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59" office:value-type="float">
            <text:p>175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64" office:value-type="float">
            <text:p>3801280066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60" office:value-type="float">
            <text:p>176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65" office:value-type="float">
            <text:p>3801280066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61" office:value-type="float">
            <text:p>176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66" office:value-type="float">
            <text:p>3801280066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62" office:value-type="float">
            <text:p>176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67" office:value-type="float">
            <text:p>3801280066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63" office:value-type="float">
            <text:p>176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68" office:value-type="float">
            <text:p>3801280066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64" office:value-type="float">
            <text:p>176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69" office:value-type="float">
            <text:p>3801280066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65" office:value-type="float">
            <text:p>176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70" office:value-type="float">
            <text:p>3801280066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66" office:value-type="float">
            <text:p>176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71" office:value-type="float">
            <text:p>3801280066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67" office:value-type="float">
            <text:p>176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72" office:value-type="float">
            <text:p>3801280066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68" office:value-type="float">
            <text:p>176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73" office:value-type="float">
            <text:p>3801280066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69" office:value-type="float">
            <text:p>176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74" office:value-type="float">
            <text:p>3801280066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70" office:value-type="float">
            <text:p>177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75" office:value-type="float">
            <text:p>3801280066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71" office:value-type="float">
            <text:p>177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76" office:value-type="float">
            <text:p>3801280066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72" office:value-type="float">
            <text:p>177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77" office:value-type="float">
            <text:p>3801280066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73" office:value-type="float">
            <text:p>177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78" office:value-type="float">
            <text:p>3801280066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74" office:value-type="float">
            <text:p>177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79" office:value-type="float">
            <text:p>3801280066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75" office:value-type="float">
            <text:p>177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80" office:value-type="float">
            <text:p>3801280066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76" office:value-type="float">
            <text:p>177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81" office:value-type="float">
            <text:p>3801280066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77" office:value-type="float">
            <text:p>177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82" office:value-type="float">
            <text:p>3801280066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78" office:value-type="float">
            <text:p>177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83" office:value-type="float">
            <text:p>3801280066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79" office:value-type="float">
            <text:p>177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84" office:value-type="float">
            <text:p>3801280066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80" office:value-type="float">
            <text:p>178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85" office:value-type="float">
            <text:p>3801280066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81" office:value-type="float">
            <text:p>178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86" office:value-type="float">
            <text:p>3801280066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82" office:value-type="float">
            <text:p>178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87" office:value-type="float">
            <text:p>3801280066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83" office:value-type="float">
            <text:p>178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88" office:value-type="float">
            <text:p>3801280066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84" office:value-type="float">
            <text:p>178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89" office:value-type="float">
            <text:p>3801280066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85" office:value-type="float">
            <text:p>178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90" office:value-type="float">
            <text:p>3801280066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86" office:value-type="float">
            <text:p>178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91" office:value-type="float">
            <text:p>3801280066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87" office:value-type="float">
            <text:p>178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92" office:value-type="float">
            <text:p>3801280066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88" office:value-type="float">
            <text:p>178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93" office:value-type="float">
            <text:p>3801280066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89" office:value-type="float">
            <text:p>178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94" office:value-type="float">
            <text:p>3801280066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90" office:value-type="float">
            <text:p>1790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95" office:value-type="float">
            <text:p>3801280066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91" office:value-type="float">
            <text:p>1791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96" office:value-type="float">
            <text:p>3801280066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92" office:value-type="float">
            <text:p>1792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97" office:value-type="float">
            <text:p>3801280066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93" office:value-type="float">
            <text:p>1793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98" office:value-type="float">
            <text:p>3801280066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94" office:value-type="float">
            <text:p>1794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099" office:value-type="float">
            <text:p>3801280066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95" office:value-type="float">
            <text:p>1795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100" office:value-type="float">
            <text:p>3801280066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96" office:value-type="float">
            <text:p>1796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101" office:value-type="float">
            <text:p>3801280066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97" office:value-type="float">
            <text:p>1797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102" office:value-type="float">
            <text:p>3801280066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98" office:value-type="float">
            <text:p>1798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103" office:value-type="float">
            <text:p>3801280066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1799" office:value-type="float">
            <text:p>1799</text:p>
          </table:table-cell>
          <table:table-cell ns41:value-type="string" table:style-name="TL Metadata" office:value-type="string">
            <text:p>NH-3edl</text:p>
          </table:table-cell>
          <table:table-cell ns41:value-type="float" table:style-name="TL Metadata" office:value="380128006601104" office:value-type="float">
            <text:p>3801280066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 table:number-rows-repeated="10480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00:35</meta:creation-date>
    <dc:creator>Yamit</dc:creator>
    <dc:date>2004-12-16T15:22:46</dc:date>
    <meta:document-statistic meta:object-count="0" meta:cell-count="7646" meta:table-count="2"/>
    <meta:generator>ODFPY/1.3.0dev</meta:generator>
  </office:meta>
</office:document-meta>
</file>